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167in" table:align="left"/>
    </style:style>
    <style:style style:name="Table1.A" style:family="table-column">
      <style:table-column-properties style:column-width="0.4667in"/>
    </style:style>
    <style:style style:name="Table1.B" style:family="table-column">
      <style:table-column-properties style:column-width="0.5368in"/>
    </style:style>
    <style:style style:name="Table1.C" style:family="table-column">
      <style:table-column-properties style:column-width="0.4403in"/>
    </style:style>
    <style:style style:name="Table1.D" style:family="table-column">
      <style:table-column-properties style:column-width="0.5361in"/>
    </style:style>
    <style:style style:name="Table1.E" style:family="table-column">
      <style:table-column-properties style:column-width="0.9368in"/>
    </style:style>
    <style:style style:name="Table1.F" style:family="table-column">
      <style:table-column-properties style:column-width="4in"/>
    </style:style>
    <style:style style:name="Table1.A1" style:family="table-cell">
      <style:table-cell-properties style:vertical-align="middle" fo:background-color="transparent" fo:padding="0.0382in" fo:border-left="0.5pt solid #ffffff" fo:border-right="none" fo:border-top="0.5pt solid #ffffff" fo:border-bottom="0.5pt solid #ffffff">
        <style:background-image/>
      </style:table-cell-properties>
    </style:style>
    <style:style style:name="Table1.F1" style:family="table-cell">
      <style:table-cell-properties style:vertical-align="" fo:background-color="transparent" fo:padding="0.0382in" fo:border="0.5pt solid #ffffff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ffffff" fo:border-right="none" fo:border-top="none" fo:border-bottom="0.5pt solid #ffffff">
        <style:background-image/>
      </style:table-cell-properties>
    </style:style>
    <style:style style:name="Table1.F2" style:family="table-cell">
      <style:table-cell-properties style:vertical-align="middle" fo:background-color="transparent" fo:padding="0.0382in" fo:border="0.5pt solid #ffffff">
        <style:background-image/>
      </style:table-cell-properties>
    </style:style>
    <style:style style:name="Table1.20" style:family="table-row">
      <style:table-row-properties style:min-row-height="0.3208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2285in" style:rel-column-width="11628*"/>
    </style:style>
    <style:style style:name="Table2.B" style:family="table-column">
      <style:table-column-properties style:column-width="1.0785in" style:rel-column-width="10203*"/>
    </style:style>
    <style:style style:name="Table2.C" style:family="table-column">
      <style:table-column-properties style:column-width="1.1535in" style:rel-column-width="10919*"/>
    </style:style>
    <style:style style:name="Table2.F" style:family="table-column">
      <style:table-column-properties style:column-width="1.1569in" style:rel-column-width="10947*"/>
    </style:style>
    <style:style style:name="Table2.A1" style:family="table-cell">
      <style:table-cell-properties style:vertical-align="middle" fo:padding="0.0382in" fo:border-left="0.5pt solid #ffffff" fo:border-right="none" fo:border-top="0.5pt solid #ffffff" fo:border-bottom="0.5pt solid #ffffff"/>
    </style:style>
    <style:style style:name="Table2.F1" style:family="table-cell">
      <style:table-cell-properties style:vertical-align="middle" fo:padding="0.0382in" fo:border="0.5pt solid #ffffff"/>
    </style:style>
    <style:style style:name="Table2.A2" style:family="table-cell">
      <style:table-cell-properties style:vertical-align="middle" fo:background-color="#dde8cb" fo:padding="0.0382in" fo:border-left="0.5pt solid #ffffff" fo:border-right="none" fo:border-top="none" fo:border-bottom="0.5pt solid #ffffff">
        <style:background-image/>
      </style:table-cell-properties>
    </style:style>
    <style:style style:name="Table2.C2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D2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E2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F2" style:family="table-cell">
      <style:table-cell-properties style:vertical-align="middle" fo:padding="0.0382in" fo:border-left="0.5pt solid #ffffff" fo:border-right="0.5pt solid #ffffff" fo:border-top="none" fo:border-bottom="0.5pt solid #ffffff"/>
    </style:style>
    <style:style style:name="Table2.C3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D3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E3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F3" style:family="table-cell">
      <style:table-cell-properties style:vertical-align="middle" fo:padding="0.0382in" fo:border-left="0.5pt solid #ffffff" fo:border-right="0.5pt solid #ffffff" fo:border-top="none" fo:border-bottom="0.5pt solid #ffffff"/>
    </style:style>
    <style:style style:name="Table2.A4" style:family="table-cell">
      <style:table-cell-properties style:vertical-align="middle" fo:background-color="#dee6ef" fo:padding="0.0382in" fo:border-left="0.5pt solid #ffffff" fo:border-right="none" fo:border-top="none" fo:border-bottom="0.5pt solid #ffffff">
        <style:background-image/>
      </style:table-cell-properties>
    </style:style>
    <style:style style:name="Table2.C4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D4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E4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F4" style:family="table-cell">
      <style:table-cell-properties style:vertical-align="middle" fo:padding="0.0382in" fo:border-left="0.5pt solid #ffffff" fo:border-right="0.5pt solid #ffffff" fo:border-top="none" fo:border-bottom="0.5pt solid #ffffff"/>
    </style:style>
    <style:style style:name="Table2.C5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D5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E5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F5" style:family="table-cell">
      <style:table-cell-properties style:vertical-align="middle" fo:padding="0.0382in" fo:border-left="0.5pt solid #ffffff" fo:border-right="0.5pt solid #ffffff" fo:border-top="none" fo:border-bottom="0.5pt solid #ffffff"/>
    </style:style>
    <style:style style:name="Table2.A6" style:family="table-cell">
      <style:table-cell-properties style:vertical-align="middle" fo:background-color="#dedce6" fo:padding="0.0382in" fo:border-left="0.5pt solid #ffffff" fo:border-right="none" fo:border-top="none" fo:border-bottom="0.5pt solid #ffffff">
        <style:background-image/>
      </style:table-cell-properties>
    </style:style>
    <style:style style:name="Table2.C6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D6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E6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F6" style:family="table-cell">
      <style:table-cell-properties style:vertical-align="middle" fo:padding="0.0382in" fo:border-left="0.5pt solid #ffffff" fo:border-right="0.5pt solid #ffffff" fo:border-top="none" fo:border-bottom="0.5pt solid #ffffff"/>
    </style:style>
    <style:style style:name="Table2.C7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D7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E7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F7" style:family="table-cell">
      <style:table-cell-properties style:vertical-align="middle" fo:padding="0.0382in" fo:border-left="0.5pt solid #ffffff" fo:border-right="0.5pt solid #ffffff" fo:border-top="none" fo:border-bottom="0.5pt solid #ffffff"/>
    </style:style>
    <style:style style:name="Table2.8" style:family="table-row">
      <style:table-row-properties style:min-row-height="0.3083in"/>
    </style:style>
    <style:style style:name="Table2.C8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D8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E8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F8" style:family="table-cell">
      <style:table-cell-properties style:vertical-align="middle" fo:padding="0.0382in" fo:border-left="0.5pt solid #ffffff" fo:border-right="0.5pt solid #ffffff" fo:border-top="none" fo:border-bottom="0.5pt solid #ffffff"/>
    </style:style>
    <style:style style:name="Table2.A9" style:family="table-cell">
      <style:table-cell-properties style:vertical-align="middle" fo:background-color="#fff5ce" fo:padding="0.0382in" fo:border-left="0.5pt solid #ffffff" fo:border-right="none" fo:border-top="none" fo:border-bottom="0.5pt solid #ffffff">
        <style:background-image/>
      </style:table-cell-properties>
    </style:style>
    <style:style style:name="Table2.C9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D9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E9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2.F9" style:family="table-cell">
      <style:table-cell-properties style:vertical-align="middle" fo:padding="0.0382in" fo:border-left="0.5pt solid #ffffff" fo:border-right="0.5pt solid #ffffff" fo:border-top="none" fo:border-bottom="0.5pt solid #ffffff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-left="0.5pt solid #ffffff" fo:border-right="none" fo:border-top="0.5pt solid #ffffff" fo:border-bottom="0.5pt solid #ffffff"/>
    </style:style>
    <style:style style:name="Table7.B1" style:family="table-cell">
      <style:table-cell-properties fo:padding="0.0382in" fo:border="0.5pt solid #ffffff"/>
    </style:style>
    <style:style style:name="Table3" style:family="table">
      <style:table-properties style:width="3.125in" table:align="left"/>
    </style:style>
    <style:style style:name="Table3.A" style:family="table-column">
      <style:table-column-properties style:column-width="1.1653in"/>
    </style:style>
    <style:style style:name="Table3.B" style:family="table-column">
      <style:table-column-properties style:column-width="1.0007in"/>
    </style:style>
    <style:style style:name="Table3.C" style:family="table-column">
      <style:table-column-properties style:column-width="0.959in"/>
    </style:style>
    <style:style style:name="Table3.A1" style:family="table-cell">
      <style:table-cell-properties style:vertical-align="middle" fo:padding="0.0382in" fo:border-left="0.5pt solid #ffffff" fo:border-right="none" fo:border-top="0.5pt solid #ffffff" fo:border-bottom="0.5pt solid #ffffff"/>
    </style:style>
    <style:style style:name="Table3.C1" style:family="table-cell">
      <style:table-cell-properties style:vertical-align="middle" fo:padding="0.0382in" fo:border="0.5pt solid #ffffff"/>
    </style:style>
    <style:style style:name="Table3.A2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3.C2" style:family="table-cell">
      <style:table-cell-properties style:vertical-align="middle" fo:padding="0.0382in" fo:border-left="0.5pt solid #ffffff" fo:border-right="0.5pt solid #ffffff" fo:border-top="none" fo:border-bottom="0.5pt solid #ffffff"/>
    </style:style>
    <style:style style:name="Table5" style:family="table">
      <style:table-properties style:width="5.1042in" table:align="left"/>
    </style:style>
    <style:style style:name="Table5.A" style:family="table-column">
      <style:table-column-properties style:column-width="0.7264in"/>
    </style:style>
    <style:style style:name="Table5.B" style:family="table-column">
      <style:table-column-properties style:column-width="1.1889in"/>
    </style:style>
    <style:style style:name="Table5.C" style:family="table-column">
      <style:table-column-properties style:column-width="1.6264in"/>
    </style:style>
    <style:style style:name="Table5.D" style:family="table-column">
      <style:table-column-properties style:column-width="1.5625in"/>
    </style:style>
    <style:style style:name="Table5.A1" style:family="table-cell">
      <style:table-cell-properties style:vertical-align="middle" fo:padding="0.0382in" fo:border-left="0.5pt solid #ffffff" fo:border-right="none" fo:border-top="0.5pt solid #ffffff" fo:border-bottom="0.5pt solid #ffffff"/>
    </style:style>
    <style:style style:name="Table5.D1" style:family="table-cell">
      <style:table-cell-properties style:vertical-align="middle" fo:padding="0.0382in" fo:border="0.5pt solid #ffffff"/>
    </style:style>
    <style:style style:name="Table5.A2" style:family="table-cell">
      <style:table-cell-properties style:vertical-align="middle" fo:background-color="#dde8cb" fo:padding="0.0382in" fo:border-left="0.5pt solid #ffffff" fo:border-right="none" fo:border-top="none" fo:border-bottom="0.5pt solid #ffffff">
        <style:background-image/>
      </style:table-cell-properties>
    </style:style>
    <style:style style:name="Table5.C2" style:family="table-cell">
      <style:table-cell-properties style:vertical-align="middle" fo:padding="0.0382in" fo:border-left="0.5pt solid #ffffff" fo:border-right="0.5pt solid #ffffff" fo:border-top="none" fo:border-bottom="0.5pt solid #ffffff"/>
    </style:style>
    <style:style style:name="Table5.C3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5.D3" style:family="table-cell">
      <style:table-cell-properties style:vertical-align="middle" fo:padding="0.0382in" fo:border-left="0.5pt solid #ffffff" fo:border-right="0.5pt solid #ffffff" fo:border-top="none" fo:border-bottom="0.5pt solid #ffffff"/>
    </style:style>
    <style:style style:name="Table5.C4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5.D4" style:family="table-cell">
      <style:table-cell-properties style:vertical-align="middle" fo:padding="0.0382in" fo:border-left="0.5pt solid #ffffff" fo:border-right="0.5pt solid #ffffff" fo:border-top="none" fo:border-bottom="0.5pt solid #ffffff"/>
    </style:style>
    <style:style style:name="Table5.A5" style:family="table-cell">
      <style:table-cell-properties style:vertical-align="middle" fo:background-color="#dee6ef" fo:padding="0.0382in" fo:border-left="0.5pt solid #ffffff" fo:border-right="none" fo:border-top="none" fo:border-bottom="0.5pt solid #ffffff">
        <style:background-image/>
      </style:table-cell-properties>
    </style:style>
    <style:style style:name="Table5.C5" style:family="table-cell">
      <style:table-cell-properties style:vertical-align="middle" fo:padding="0.0382in" fo:border-left="0.5pt solid #ffffff" fo:border-right="0.5pt solid #ffffff" fo:border-top="none" fo:border-bottom="0.5pt solid #ffffff"/>
    </style:style>
    <style:style style:name="Table5.C6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5.D6" style:family="table-cell">
      <style:table-cell-properties style:vertical-align="middle" fo:padding="0.0382in" fo:border-left="0.5pt solid #ffffff" fo:border-right="0.5pt solid #ffffff" fo:border-top="none" fo:border-bottom="0.5pt solid #ffffff"/>
    </style:style>
    <style:style style:name="Table5.7" style:family="table-row">
      <style:table-row-properties style:min-row-height="0.2792in"/>
    </style:style>
    <style:style style:name="Table5.C7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5.D7" style:family="table-cell">
      <style:table-cell-properties style:vertical-align="middle" fo:padding="0.0382in" fo:border-left="0.5pt solid #ffffff" fo:border-right="0.5pt solid #ffffff" fo:border-top="none" fo:border-bottom="0.5pt solid #ffffff"/>
    </style:style>
    <style:style style:name="Table5.A8" style:family="table-cell">
      <style:table-cell-properties style:vertical-align="middle" fo:background-color="#dedce6" fo:padding="0.0382in" fo:border-left="0.5pt solid #ffffff" fo:border-right="none" fo:border-top="none" fo:border-bottom="0.5pt solid #ffffff">
        <style:background-image/>
      </style:table-cell-properties>
    </style:style>
    <style:style style:name="Table5.C8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5.D8" style:family="table-cell">
      <style:table-cell-properties style:vertical-align="middle" fo:padding="0.0382in" fo:border-left="0.5pt solid #ffffff" fo:border-right="0.5pt solid #ffffff" fo:border-top="none" fo:border-bottom="0.5pt solid #ffffff"/>
    </style:style>
    <style:style style:name="Table4" style:family="table">
      <style:table-properties style:width="5.4792in" table:align="left"/>
    </style:style>
    <style:style style:name="Table4.A" style:family="table-column">
      <style:table-column-properties style:column-width="0.6611in"/>
    </style:style>
    <style:style style:name="Table4.B" style:family="table-column">
      <style:table-column-properties style:column-width="1.6278in"/>
    </style:style>
    <style:style style:name="Table4.C" style:family="table-column">
      <style:table-column-properties style:column-width="1.3764in"/>
    </style:style>
    <style:style style:name="Table4.D" style:family="table-column">
      <style:table-column-properties style:column-width="1.8139in"/>
    </style:style>
    <style:style style:name="Table4.A1" style:family="table-cell">
      <style:table-cell-properties style:vertical-align="middle" fo:padding="0.0382in" fo:border-left="0.5pt solid #ffffff" fo:border-right="none" fo:border-top="0.5pt solid #ffffff" fo:border-bottom="0.5pt solid #ffffff"/>
    </style:style>
    <style:style style:name="Table4.D1" style:family="table-cell">
      <style:table-cell-properties style:vertical-align="middle" fo:padding="0.0382in" fo:border="0.5pt solid #ffffff"/>
    </style:style>
    <style:style style:name="Table4.A2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4.D2" style:family="table-cell">
      <style:table-cell-properties style:vertical-align="middle" fo:padding="0.0382in" fo:border-left="0.5pt solid #ffffff" fo:border-right="0.5pt solid #ffffff" fo:border-top="none" fo:border-bottom="0.5pt solid #ffffff"/>
    </style:style>
    <style:style style:name="Table6" style:family="table">
      <style:table-properties style:width="5.1667in" table:align="left"/>
    </style:style>
    <style:style style:name="Table6.A" style:family="table-column">
      <style:table-column-properties style:column-width="0.6007in"/>
    </style:style>
    <style:style style:name="Table6.B" style:family="table-column">
      <style:table-column-properties style:column-width="1.2514in"/>
    </style:style>
    <style:style style:name="Table6.C" style:family="table-column">
      <style:table-column-properties style:column-width="1.6896in"/>
    </style:style>
    <style:style style:name="Table6.D" style:family="table-column">
      <style:table-column-properties style:column-width="1.625in"/>
    </style:style>
    <style:style style:name="Table6.A1" style:family="table-cell">
      <style:table-cell-properties style:vertical-align="middle" fo:padding="0.0382in" fo:border-left="0.5pt solid #ffffff" fo:border-right="none" fo:border-top="0.5pt solid #ffffff" fo:border-bottom="0.5pt solid #ffffff"/>
    </style:style>
    <style:style style:name="Table6.D1" style:family="table-cell">
      <style:table-cell-properties style:vertical-align="middle" fo:padding="0.0382in" fo:border="0.5pt solid #ffffff"/>
    </style:style>
    <style:style style:name="Table6.A2" style:family="table-cell">
      <style:table-cell-properties style:vertical-align="middle" fo:background-color="#dde8cb" fo:padding="0.0382in" fo:border-left="0.5pt solid #ffffff" fo:border-right="none" fo:border-top="none" fo:border-bottom="0.5pt solid #ffffff">
        <style:background-image/>
      </style:table-cell-properties>
    </style:style>
    <style:style style:name="Table6.C2" style:family="table-cell">
      <style:table-cell-properties style:vertical-align="middle" fo:padding="0.0382in" fo:border-left="0.5pt solid #ffffff" fo:border-right="0.5pt solid #ffffff" fo:border-top="none" fo:border-bottom="0.5pt solid #ffffff"/>
    </style:style>
    <style:style style:name="Table6.C3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6.D3" style:family="table-cell">
      <style:table-cell-properties style:vertical-align="middle" fo:padding="0.0382in" fo:border-left="0.5pt solid #ffffff" fo:border-right="0.5pt solid #ffffff" fo:border-top="none" fo:border-bottom="0.5pt solid #ffffff"/>
    </style:style>
    <style:style style:name="Table6.C4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6.D4" style:family="table-cell">
      <style:table-cell-properties style:vertical-align="middle" fo:padding="0.0382in" fo:border-left="0.5pt solid #ffffff" fo:border-right="0.5pt solid #ffffff" fo:border-top="none" fo:border-bottom="0.5pt solid #ffffff"/>
    </style:style>
    <style:style style:name="Table6.A5" style:family="table-cell">
      <style:table-cell-properties style:vertical-align="middle" fo:background-color="#dedce6" fo:padding="0.0382in" fo:border-left="0.5pt solid #ffffff" fo:border-right="none" fo:border-top="none" fo:border-bottom="0.5pt solid #ffffff">
        <style:background-image/>
      </style:table-cell-properties>
    </style:style>
    <style:style style:name="Table6.C5" style:family="table-cell">
      <style:table-cell-properties style:vertical-align="middle" fo:padding="0.0382in" fo:border-left="0.5pt solid #ffffff" fo:border-right="none" fo:border-top="none" fo:border-bottom="0.5pt solid #ffffff"/>
    </style:style>
    <style:style style:name="Table6.D5" style:family="table-cell">
      <style:table-cell-properties style:vertical-align="middle" fo:padding="0.0382in" fo:border-left="0.5pt solid #ffffff" fo:border-right="0.5pt solid #ffffff" fo:border-top="none" fo:border-bottom="0.5pt solid #ffffff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A1" style:family="table-cell">
      <style:table-cell-properties fo:padding="0.0382in" fo:border-left="0.5pt solid #ffffff" fo:border-right="none" fo:border-top="0.5pt solid #ffffff" fo:border-bottom="0.5pt solid #ffffff"/>
    </style:style>
    <style:style style:name="Table8.B1" style:family="table-cell">
      <style:table-cell-properties fo:padding="0.0382in" fo:border="0.5pt solid #ffffff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2903in" style:rel-column-width="12213*"/>
    </style:style>
    <style:style style:name="Table9.B" style:family="table-column">
      <style:table-column-properties style:column-width="2.5in" style:rel-column-width="23658*"/>
    </style:style>
    <style:style style:name="Table9.C" style:family="table-column">
      <style:table-column-properties style:column-width="3.1347in" style:rel-column-width="29664*"/>
    </style:style>
    <style:style style:name="Table9.A1" style:family="table-cell">
      <style:table-cell-properties fo:padding="0.0382in" fo:border-left="0.5pt solid #ffffff" fo:border-right="none" fo:border-top="0.5pt solid #ffffff" fo:border-bottom="0.5pt solid #ffffff"/>
    </style:style>
    <style:style style:name="Table9.C1" style:family="table-cell">
      <style:table-cell-properties fo:padding="0.0382in" fo:border="0.5pt solid #ffffff"/>
    </style:style>
    <style:style style:name="P1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000000" loext:opacity="100%" style:font-name="FreeSans1" fo:font-size="11pt" fo:language="nl" fo:country="NL" fo:font-weight="bold" officeooo:rsid="001b3ff3" officeooo:paragraph-rsid="00024f00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000000" loext:opacity="100%" style:font-name="FreeSans1" fo:font-size="11pt" fo:language="nl" fo:country="NL" fo:font-weight="bold" officeooo:rsid="0122fb26" officeooo:paragraph-rsid="0122fb26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top="0in" fo:margin-bottom="0in" style:contextual-spacing="false"/>
      <style:text-properties fo:color="#000000" loext:opacity="100%" style:font-name="FreeSans1" fo:font-size="11pt" fo:language="nl" fo:country="NL" fo:font-weight="bold" officeooo:rsid="01141e5c" officeooo:paragraph-rsid="010f191b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top="0in" fo:margin-bottom="0in" style:contextual-spacing="false"/>
      <style:text-properties fo:color="#000000" loext:opacity="100%" style:font-name="FreeSans1" fo:font-size="11pt" fo:language="nl" fo:country="NL" fo:font-weight="bold" officeooo:rsid="0114c173" officeooo:paragraph-rsid="0114c173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top="0in" fo:margin-bottom="0in" style:contextual-spacing="false"/>
      <style:text-properties fo:color="#000000" loext:opacity="100%" style:font-name="FreeSans1" fo:font-size="11pt" fo:language="nl" fo:country="NL" fo:font-weight="normal" officeooo:rsid="00fd2061" officeooo:paragraph-rsid="010f191b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top="0in" fo:margin-bottom="0in" style:contextual-spacing="false"/>
      <style:text-properties fo:color="#000000" loext:opacity="100%" style:font-name="FreeSans1" fo:font-size="11pt" fo:language="nl" fo:country="NL" fo:font-weight="normal" officeooo:rsid="00fe5661" officeooo:paragraph-rsid="010f191b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top="0in" fo:margin-bottom="0in" style:contextual-spacing="false"/>
      <style:text-properties fo:color="#000000" loext:opacity="100%" style:font-name="FreeSans1" fo:font-size="11pt" fo:language="nl" fo:country="NL" fo:font-weight="normal" officeooo:rsid="00fe677f" officeooo:paragraph-rsid="010f191b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top="0in" fo:margin-bottom="0in" style:contextual-spacing="false"/>
      <style:text-properties fo:color="#000000" loext:opacity="100%" style:font-name="FreeSans1" fo:font-size="11pt" fo:language="nl" fo:country="NL" fo:font-weight="normal" officeooo:rsid="00ffd700" officeooo:paragraph-rsid="010f191b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top="0in" fo:margin-bottom="0in" style:contextual-spacing="false"/>
      <style:text-properties fo:color="#000000" loext:opacity="100%" style:font-name="FreeSans1" fo:font-size="11pt" fo:language="nl" fo:country="NL" fo:font-weight="normal" officeooo:rsid="01141e5c" officeooo:paragraph-rsid="010f191b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top="0in" fo:margin-bottom="0in" style:contextual-spacing="false"/>
      <style:text-properties fo:color="#000000" loext:opacity="100%" style:font-name="FreeSans1" fo:font-size="11pt" fo:language="nl" fo:country="NL" fo:font-weight="normal" officeooo:rsid="0115a3e4" officeooo:paragraph-rsid="010f191b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top="0in" fo:margin-bottom="0in" style:contextual-spacing="false"/>
      <style:text-properties fo:color="#000000" loext:opacity="100%" style:font-name="FreeSans1" fo:font-size="11pt" fo:language="nl" fo:country="NL" fo:font-weight="normal" officeooo:rsid="0116a609" officeooo:paragraph-rsid="010f191b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top="0in" fo:margin-bottom="0in" style:contextual-spacing="false"/>
      <style:text-properties fo:color="#000000" loext:opacity="100%" style:font-name="FreeSans1" fo:font-size="11pt" fo:language="nl" fo:country="NL" fo:font-weight="normal" officeooo:rsid="011a39cb" officeooo:paragraph-rsid="010f191b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top="0in" fo:margin-bottom="0in" style:contextual-spacing="false"/>
      <style:text-properties fo:color="#000000" loext:opacity="100%" style:font-name="FreeSans1" fo:font-size="11pt" fo:language="nl" fo:country="NL" fo:font-weight="normal" officeooo:rsid="011af1fb" officeooo:paragraph-rsid="010f191b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top="0in" fo:margin-bottom="0in" style:contextual-spacing="false"/>
      <style:text-properties fo:color="#000000" loext:opacity="100%" style:font-name="FreeSans1" fo:font-size="11pt" fo:language="nl" fo:country="NL" fo:font-weight="normal" officeooo:rsid="011d4114" officeooo:paragraph-rsid="010f191b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top="0in" fo:margin-bottom="0in" style:contextual-spacing="false"/>
      <style:text-properties fo:color="#000000" loext:opacity="100%" style:font-name="FreeSans1" fo:font-size="11pt" fo:language="nl" fo:country="NL" fo:font-weight="normal" officeooo:rsid="012295ae" officeooo:paragraph-rsid="010f191b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top="0in" fo:margin-bottom="0in" style:contextual-spacing="false"/>
      <style:text-properties fo:color="#000000" loext:opacity="100%" style:font-name="FreeSans1" fo:font-size="11pt" fo:language="nl" fo:country="NL" fo:font-weight="normal" officeooo:rsid="01bb301a" officeooo:paragraph-rsid="01d4d0e7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000000" loext:opacity="100%" style:font-name="FreeSans1" fo:font-size="12pt" fo:language="nl" fo:country="NL" officeooo:rsid="017d5866" officeooo:paragraph-rsid="00024f00" style:font-size-asian="12pt" style:language-asian="zxx" style:country-asian="none" style:font-size-complex="12pt" style:language-complex="zxx" style:country-complex="none"/>
    </style:style>
    <style:style style:name="P18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000000" loext:opacity="100%" style:font-name="FreeSans1" fo:font-size="12pt" fo:language="nl" fo:country="NL" officeooo:paragraph-rsid="00024f00" style:font-size-asian="12pt" style:language-asian="zxx" style:country-asian="none" style:font-size-complex="12pt" style:language-complex="zxx" style:country-complex="none"/>
    </style:style>
    <style:style style:name="P19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000000" loext:opacity="100%" style:font-name="FreeSans1" fo:font-size="12pt" fo:language="nl" fo:country="NL" officeooo:paragraph-rsid="000f5b58" style:font-size-asian="12pt" style:language-asian="zxx" style:country-asian="none" style:font-size-complex="12pt" style:language-complex="zxx" style:country-complex="none"/>
    </style:style>
    <style:style style:name="P20" style:family="paragraph" style:parent-style-name="Standard">
      <style:paragraph-properties fo:margin-top="0in" fo:margin-bottom="0in" style:contextual-spacing="false"/>
      <style:text-properties fo:color="#000000" loext:opacity="100%" style:font-name="FreeSans1" fo:font-size="12pt" fo:language="nl" fo:country="NL" fo:font-weight="normal" officeooo:rsid="0155e1b3" officeooo:paragraph-rsid="0155e1b3" style:font-size-asian="10.5pt" style:font-weight-asian="normal" style:font-size-complex="12pt" style:font-weight-complex="normal"/>
    </style:style>
    <style:style style:name="P21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000000" loext:opacity="100%" style:font-name="FreeSans1" fo:font-size="10pt" fo:language="nl" fo:country="NL" officeooo:rsid="001b3ff3" officeooo:paragraph-rsid="00024f00" style:font-size-asian="10pt" style:font-size-complex="10pt"/>
    </style:style>
    <style:style style:name="P22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000000" loext:opacity="100%" style:font-name="FreeSans1" fo:font-size="10pt" fo:language="nl" fo:country="NL" officeooo:paragraph-rsid="00024f00" style:font-size-asian="10pt" style:font-size-complex="10pt"/>
    </style:style>
    <style:style style:name="P23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000000" loext:opacity="100%" style:font-name="FreeSans1" fo:font-size="10pt" fo:language="nl" fo:country="NL" officeooo:rsid="00212717" officeooo:paragraph-rsid="00024f00" style:font-size-asian="10pt" style:font-size-complex="10pt"/>
    </style:style>
    <style:style style:name="P24" style:family="paragraph" style:parent-style-name="Standard">
      <style:paragraph-properties fo:margin-top="0in" fo:margin-bottom="0in" style:contextual-spacing="false"/>
      <style:text-properties fo:color="#000000" loext:opacity="100%" style:font-name="FreeSans1" fo:font-size="10pt" fo:language="nl" fo:country="NL" fo:font-weight="bold" officeooo:rsid="01015698" officeooo:paragraph-rsid="010f191b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in" fo:margin-bottom="0in" style:contextual-spacing="false"/>
      <style:text-properties fo:color="#000000" loext:opacity="100%" style:font-name="FreeSans1" fo:font-size="10pt" fo:language="nl" fo:country="NL" fo:font-weight="bold" officeooo:rsid="012d1253" officeooo:paragraph-rsid="011ce38e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top="0in" fo:margin-bottom="0in" style:contextual-spacing="false"/>
      <style:text-properties fo:color="#000000" loext:opacity="100%" style:font-name="FreeSans1" fo:font-size="10pt" fo:language="nl" fo:country="NL" fo:font-weight="normal" officeooo:rsid="01019999" officeooo:paragraph-rsid="010f191b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top="0in" fo:margin-bottom="0in" style:contextual-spacing="false"/>
      <style:text-properties fo:color="#000000" loext:opacity="100%" style:font-name="FreeSans1" fo:font-size="10pt" fo:language="nl" fo:country="NL" fo:font-weight="normal" officeooo:rsid="0101e7f4" officeooo:paragraph-rsid="010f191b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top="0in" fo:margin-bottom="0in" style:contextual-spacing="false"/>
      <style:text-properties fo:color="#000000" loext:opacity="100%" style:font-name="FreeSans1" fo:font-size="10pt" fo:language="nl" fo:country="NL" fo:font-weight="normal" officeooo:rsid="0104690e" officeooo:paragraph-rsid="010f191b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top="0in" fo:margin-bottom="0in" style:contextual-spacing="false"/>
      <style:text-properties fo:color="#000000" loext:opacity="100%" style:font-name="FreeSans1" fo:font-size="10pt" fo:language="nl" fo:country="NL" fo:font-weight="normal" officeooo:rsid="01b1c2cd" officeooo:paragraph-rsid="01b1c2cd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top="0in" fo:margin-bottom="0in" style:contextual-spacing="false"/>
      <style:text-properties fo:color="#000000" loext:opacity="100%" style:font-name="FreeSans1" fo:font-size="10pt" fo:language="nl" fo:country="NL" fo:font-weight="normal" officeooo:rsid="012d7628" officeooo:paragraph-rsid="011ce38e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top="0in" fo:margin-bottom="0in" style:contextual-spacing="false"/>
      <style:text-properties fo:color="#000000" loext:opacity="100%" style:font-name="FreeSans1" fo:font-size="10pt" fo:language="nl" fo:country="NL" fo:font-weight="normal" officeooo:rsid="012f123f" officeooo:paragraph-rsid="011ce38e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800080" loext:opacity="100%" style:font-name="FreeSans1" fo:font-size="12pt" fo:language="nl" fo:country="NL" officeooo:paragraph-rsid="00024f00" style:font-size-asian="12pt" style:language-asian="zxx" style:country-asian="none" style:font-size-complex="12pt" style:language-complex="zxx" style:country-complex="none"/>
    </style:style>
    <style:style style:name="P33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800080" loext:opacity="100%" style:font-name="FreeSans1" fo:font-size="12pt" fo:language="nl" fo:country="NL" officeooo:rsid="0182e7d0" officeooo:paragraph-rsid="00024f00" style:font-size-asian="12pt" style:language-asian="zxx" style:country-asian="none" style:font-size-complex="12pt" style:language-complex="zxx" style:country-complex="none"/>
    </style:style>
    <style:style style:name="P34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800080" loext:opacity="100%" style:font-name="FreeSans1" fo:font-size="12pt" fo:language="nl" fo:country="NL" officeooo:rsid="0183b275" officeooo:paragraph-rsid="00024f00" style:font-size-asian="12pt" style:language-asian="zxx" style:country-asian="none" style:font-size-complex="12pt" style:language-complex="zxx" style:country-complex="none"/>
    </style:style>
    <style:style style:name="P35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800080" loext:opacity="100%" style:font-name="FreeSans1" fo:font-size="12pt" fo:language="nl" fo:country="NL" officeooo:rsid="019bca4b" officeooo:paragraph-rsid="00024f00" style:font-size-asian="12pt" style:language-asian="zxx" style:country-asian="none" style:font-size-complex="12pt" style:language-complex="zxx" style:country-complex="none"/>
    </style:style>
    <style:style style:name="P36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800080" loext:opacity="100%" style:font-name="FreeSans1" fo:font-size="12pt" fo:language="nl" fo:country="NL" officeooo:rsid="02339b4e" officeooo:paragraph-rsid="00024f00" style:font-size-asian="12pt" style:language-asian="zxx" style:country-asian="none" style:font-size-complex="12pt" style:language-complex="zxx" style:country-complex="none"/>
    </style:style>
    <style:style style:name="P37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800080" loext:opacity="100%" style:font-name="FreeSans1" fo:font-size="12pt" fo:language="nl" fo:country="NL" officeooo:rsid="01850e84" officeooo:paragraph-rsid="00024f00" style:font-size-asian="12pt" style:language-asian="zxx" style:country-asian="none" style:font-size-complex="12pt" style:language-complex="zxx" style:country-complex="none"/>
    </style:style>
    <style:style style:name="P38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800080" loext:opacity="100%" style:font-name="FreeSans1" fo:font-size="12pt" fo:language="nl" fo:country="NL" officeooo:rsid="0189fc48" officeooo:paragraph-rsid="00024f00" style:font-size-asian="12pt" style:language-asian="zxx" style:country-asian="none" style:font-size-complex="12pt" style:language-complex="zxx" style:country-complex="none"/>
    </style:style>
    <style:style style:name="P39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800080" loext:opacity="100%" style:font-name="FreeSans1" fo:font-size="12pt" fo:language="nl" fo:country="NL" officeooo:rsid="00e30f9c" officeooo:paragraph-rsid="00024f00" style:font-size-asian="12pt" style:language-asian="zxx" style:country-asian="none" style:font-size-complex="12pt" style:language-complex="zxx" style:country-complex="none"/>
    </style:style>
    <style:style style:name="P40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800080" loext:opacity="100%" style:font-name="FreeSans1" fo:font-size="12pt" fo:language="nl" fo:country="NL" officeooo:rsid="018f0191" officeooo:paragraph-rsid="00024f00" style:font-size-asian="12pt" style:language-asian="zxx" style:country-asian="none" style:font-size-complex="12pt" style:language-complex="zxx" style:country-complex="none"/>
    </style:style>
    <style:style style:name="P41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800080" loext:opacity="100%" style:font-name="FreeSans1" fo:font-size="12pt" fo:language="nl" fo:country="NL" officeooo:rsid="029e13b2" officeooo:paragraph-rsid="00024f00" style:font-size-asian="12pt" style:language-asian="zxx" style:country-asian="none" style:font-size-complex="12pt" style:language-complex="zxx" style:country-complex="none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800080" loext:opacity="100%" style:font-name="FreeSans1" fo:font-size="12pt" fo:language="nl" fo:country="NL" officeooo:rsid="0198e2fb" officeooo:paragraph-rsid="00024f00" style:font-size-asian="12pt" style:language-asian="zxx" style:country-asian="none" style:font-size-complex="12pt" style:language-complex="zxx" style:country-complex="none"/>
    </style:style>
    <style:style style:name="P43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800080" loext:opacity="100%" style:font-name="FreeSans1" fo:font-size="12pt" fo:language="nl" fo:country="NL" officeooo:rsid="019ab55c" officeooo:paragraph-rsid="00024f00" style:font-size-asian="12pt" style:language-asian="zxx" style:country-asian="none" style:font-size-complex="12pt" style:language-complex="zxx" style:country-complex="none"/>
    </style:style>
    <style:style style:name="P44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800080" loext:opacity="100%" style:font-name="FreeSans1" fo:font-size="12pt" fo:language="nl" fo:country="NL" officeooo:rsid="0183b275" officeooo:paragraph-rsid="00024f00" fo:background-color="transparent" style:font-size-asian="12pt" style:language-asian="zxx" style:country-asian="none" style:font-size-complex="12pt" style:language-complex="zxx" style:country-complex="none"/>
    </style:style>
    <style:style style:name="P45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800080" loext:opacity="100%" style:font-name="FreeSans1" fo:font-size="12pt" fo:language="nl" fo:country="NL" officeooo:paragraph-rsid="00024f00" fo:background-color="transparent" style:font-size-asian="12pt" style:language-asian="zxx" style:country-asian="none" style:font-size-complex="12pt" style:language-complex="zxx" style:country-complex="none"/>
    </style:style>
    <style:style style:name="P46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800080" loext:opacity="100%" style:font-name="FreeSans1" fo:font-size="12pt" fo:language="nl" fo:country="NL" officeooo:rsid="019267af" officeooo:paragraph-rsid="00024f00" fo:background-color="transparent" style:font-size-asian="12pt" style:language-asian="zxx" style:country-asian="none" style:font-size-complex="12pt" style:language-complex="zxx" style:country-complex="none"/>
    </style:style>
    <style:style style:name="P4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800080" loext:opacity="100%" style:font-name="FreeSans1" fo:font-size="11pt" fo:language="nl" fo:country="NL" fo:font-weight="normal" officeooo:rsid="0175702e" officeooo:paragraph-rsid="00024f00" fo:background-color="transparent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4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800080" loext:opacity="100%" style:font-name="FreeSans1" fo:font-size="11pt" fo:language="nl" fo:country="NL" fo:font-weight="normal" officeooo:rsid="0190a718" officeooo:paragraph-rsid="00024f00" fo:background-color="transparent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4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800080" loext:opacity="100%" style:font-name="FreeSans1" fo:font-size="11pt" fo:language="nl" fo:country="NL" fo:font-weight="normal" officeooo:rsid="0162d844" officeooo:paragraph-rsid="00024f00" fo:background-color="transparent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5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800080" loext:opacity="100%" style:font-name="FreeSans1" fo:font-size="11pt" fo:language="nl" fo:country="NL" fo:font-weight="normal" officeooo:rsid="01b3d091" officeooo:paragraph-rsid="00024f00" fo:background-color="transparent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5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800080" loext:opacity="100%" style:font-name="FreeSans1" fo:font-size="11pt" fo:language="nl" fo:country="NL" fo:font-weight="normal" officeooo:rsid="0183b275" officeooo:paragraph-rsid="00024f00" fo:background-color="transparent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52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2a6099" loext:opacity="100%" style:font-name="FreeSans1" fo:font-size="12pt" fo:language="nl" fo:country="NL" officeooo:rsid="017d5866" officeooo:paragraph-rsid="00024f00" style:font-size-asian="12pt" style:language-asian="zxx" style:country-asian="none" style:font-size-complex="12pt" style:language-complex="zxx" style:country-complex="none"/>
    </style:style>
    <style:style style:name="P53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2a6099" loext:opacity="100%" style:font-name="FreeSans1" fo:font-size="12pt" fo:language="nl" fo:country="NL" officeooo:rsid="02339b4e" officeooo:paragraph-rsid="00024f00" style:font-size-asian="12pt" style:language-asian="zxx" style:country-asian="none" style:font-size-complex="12pt" style:language-complex="zxx" style:country-complex="none"/>
    </style:style>
    <style:style style:name="P54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2a6099" loext:opacity="100%" style:font-name="FreeSans1" fo:font-size="12pt" fo:language="nl" fo:country="NL" officeooo:rsid="01068f27" officeooo:paragraph-rsid="01068f27" style:font-size-asian="12pt" style:language-asian="zxx" style:country-asian="none" style:font-size-complex="12pt" style:language-complex="zxx" style:country-complex="none"/>
    </style:style>
    <style:style style:name="P55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2a6099" loext:opacity="100%" style:font-name="FreeSans1" fo:font-size="12pt" fo:language="nl" fo:country="NL" officeooo:rsid="017ec04b" officeooo:paragraph-rsid="00024f00" style:font-size-asian="12pt" style:language-asian="zxx" style:country-asian="none" style:font-size-complex="12pt" style:language-complex="zxx" style:country-complex="none"/>
    </style:style>
    <style:style style:name="P56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2a6099" loext:opacity="100%" style:font-name="FreeSans1" fo:font-size="12pt" fo:language="nl" fo:country="NL" officeooo:paragraph-rsid="00024f00" style:font-size-asian="12pt" style:language-asian="zxx" style:country-asian="none" style:font-size-complex="12pt" style:language-complex="zxx" style:country-complex="none"/>
    </style:style>
    <style:style style:name="P57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2a6099" loext:opacity="100%" style:font-name="FreeSans1" fo:font-size="12pt" fo:language="nl" fo:country="NL" officeooo:rsid="017fde2d" officeooo:paragraph-rsid="00024f00" style:font-size-asian="12pt" style:language-asian="zxx" style:country-asian="none" style:font-size-complex="12pt" style:language-complex="zxx" style:country-complex="none"/>
    </style:style>
    <style:style style:name="P58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2a6099" loext:opacity="100%" style:font-name="FreeSans1" fo:font-size="12pt" fo:language="nl" fo:country="NL" officeooo:rsid="017d5866" officeooo:paragraph-rsid="00024f00" fo:background-color="transparent" style:font-size-asian="12pt" style:language-asian="zxx" style:country-asian="none" style:font-size-complex="12pt" style:language-complex="zxx" style:country-complex="none"/>
    </style:style>
    <style:style style:name="P59" style:family="paragraph" style:parent-style-name="Table_20_Contents">
      <style:paragraph-properties fo:margin-top="0in" fo:margin-bottom="0in" style:contextual-spacing="false" fo:text-align="center" style:justify-single-word="false"/>
      <style:text-properties fo:color="#2a6099" loext:opacity="100%" style:font-name="FreeSans1" fo:font-size="12pt" fo:language="nl" fo:country="NL" officeooo:rsid="02a07c5e" officeooo:paragraph-rsid="00024f00" fo:background-color="transparent" style:font-size-asian="12pt" style:language-asian="zxx" style:country-asian="none" style:font-size-complex="12pt" style:language-complex="zxx" style:country-complex="none"/>
    </style:style>
    <style:style style:name="P60" style:family="paragraph" style:parent-style-name="Standard">
      <style:paragraph-properties fo:margin-top="0in" fo:margin-bottom="0in" style:contextual-spacing="false"/>
      <style:text-properties fo:color="#2a6099" loext:opacity="100%" style:font-name="FreeSans1" fo:font-size="12pt" fo:language="nl" fo:country="NL" fo:font-weight="bold" officeooo:rsid="00f57883" officeooo:paragraph-rsid="00f8e365" style:font-size-asian="10.5pt" style:font-weight-asian="bold" style:font-size-complex="12pt" style:font-weight-complex="bold"/>
    </style:style>
    <style:style style:name="P6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FreeSans1" fo:font-size="12pt" fo:language="nl" fo:country="NL" officeooo:paragraph-rsid="0004cf7b" style:font-size-asian="12pt" style:language-asian="zxx" style:country-asian="none" style:font-size-complex="12pt" style:language-complex="zxx" style:country-complex="none"/>
    </style:style>
    <style:style style:name="P6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FreeSans1" fo:font-size="12pt" fo:language="nl" fo:country="NL" officeooo:paragraph-rsid="00f8e365" style:font-size-asian="10.5pt" style:font-size-complex="12pt"/>
    </style:style>
    <style:style style:name="P6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FreeSans1" fo:font-size="12pt" fo:language="nl" fo:country="NL" style:font-size-asian="10.5pt" style:font-size-complex="12pt"/>
    </style:style>
    <style:style style:name="P6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FreeSans1" fo:font-size="12pt" fo:language="nl" fo:country="NL" officeooo:rsid="009562be" officeooo:paragraph-rsid="009562be" style:font-size-asian="10.5pt" style:font-size-complex="12pt"/>
    </style:style>
    <style:style style:name="P6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FreeSans1" fo:font-size="12pt" fo:language="nl" fo:country="NL" officeooo:rsid="00e857a8" officeooo:paragraph-rsid="00e857a8" style:font-size-asian="10.5pt" style:font-size-complex="12pt"/>
    </style:style>
    <style:style style:name="P6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FreeSans1" fo:font-size="12pt" fo:language="nl" fo:country="NL" officeooo:rsid="00ed0947" officeooo:paragraph-rsid="00ed0947" style:font-size-asian="10.5pt" style:font-size-complex="12pt"/>
    </style:style>
    <style:style style:name="P6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FreeSans1" fo:font-size="12pt" fo:language="nl" fo:country="NL" officeooo:rsid="00e8e982" officeooo:paragraph-rsid="00e8e982" style:font-size-asian="10.5pt" style:font-size-complex="12pt"/>
    </style:style>
    <style:style style:name="P68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FreeSans1" fo:font-size="12pt" fo:language="nl" fo:country="NL" officeooo:rsid="00e9832f" officeooo:paragraph-rsid="00e9832f" style:font-size-asian="10.5pt" style:font-size-complex="12pt"/>
    </style:style>
    <style:style style:name="P6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FreeSans1" fo:font-size="12pt" fo:language="nl" fo:country="NL" officeooo:rsid="00f22613" officeooo:paragraph-rsid="00f8e365" style:font-size-asian="10.5pt" style:font-size-complex="12pt"/>
    </style:style>
    <style:style style:name="P7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FreeSans1" fo:font-size="12pt" fo:language="nl" fo:country="NL" officeooo:rsid="00ed05d4" officeooo:paragraph-rsid="00f8e365" style:font-size-asian="10.5pt" style:font-size-complex="12pt"/>
    </style:style>
    <style:style style:name="P7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FreeSans1" fo:font-size="12pt" fo:language="nl" fo:country="NL" officeooo:rsid="00f57883" officeooo:paragraph-rsid="00f8e365" style:font-size-asian="10.5pt" style:font-size-complex="12pt"/>
    </style:style>
    <style:style style:name="P7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FreeSans1" fo:font-size="12pt" fo:language="nl" fo:country="NL" officeooo:rsid="00f8e365" officeooo:paragraph-rsid="00f8e365" style:font-size-asian="10.5pt" style:font-size-complex="12pt"/>
    </style:style>
    <style:style style:name="P7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FreeSans1" fo:font-size="12pt" fo:language="nl" fo:country="NL" officeooo:rsid="00f635d0" officeooo:paragraph-rsid="00f8e365" style:font-size-asian="10.5pt" style:font-size-complex="12pt"/>
    </style:style>
    <style:style style:name="P7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FreeSans1" fo:font-size="12pt" fo:language="nl" fo:country="NL" officeooo:rsid="0021dbff" officeooo:paragraph-rsid="0021dbff" style:font-size-asian="10.5pt" style:language-asian="zxx" style:country-asian="none" style:font-size-complex="12pt" style:language-complex="zxx" style:country-complex="none"/>
    </style:style>
    <style:style style:name="P7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FreeSans1" fo:font-size="12pt" fo:language="nl" fo:country="NL" officeooo:rsid="0022e600" officeooo:paragraph-rsid="0022e600" style:font-size-asian="10.5pt" style:language-asian="zxx" style:country-asian="none" style:font-size-complex="12pt" style:language-complex="zxx" style:country-complex="none"/>
    </style:style>
    <style:style style:name="P7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FreeSans1" fo:font-size="12pt" fo:language="nl" fo:country="NL" officeooo:rsid="00248a00" officeooo:paragraph-rsid="00248a00" style:font-size-asian="10.5pt" style:language-asian="zxx" style:country-asian="none" style:font-size-complex="12pt" style:language-complex="zxx" style:country-complex="none"/>
    </style:style>
    <style:style style:name="P7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FreeSans1" fo:font-size="12pt" fo:language="nl" fo:country="NL" officeooo:rsid="002c1d1c" officeooo:paragraph-rsid="00248a00" style:font-size-asian="10.5pt" style:language-asian="zxx" style:country-asian="none" style:font-size-complex="12pt" style:language-complex="zxx" style:country-complex="none"/>
    </style:style>
    <style:style style:name="P78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FreeSans1" fo:font-size="12pt" fo:language="nl" fo:country="NL" officeooo:rsid="002c1d1c" officeooo:paragraph-rsid="002c1d1c" style:font-size-asian="10.5pt" style:language-asian="zxx" style:country-asian="none" style:font-size-complex="12pt" style:language-complex="zxx" style:country-complex="none"/>
    </style:style>
    <style:style style:name="P7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FreeSans1" fo:font-size="12pt" fo:language="nl" fo:country="NL" officeooo:rsid="002cdcfd" officeooo:paragraph-rsid="002cdcfd" style:font-size-asian="10.5pt" style:language-asian="zxx" style:country-asian="none" style:font-size-complex="12pt" style:language-complex="zxx" style:country-complex="none"/>
    </style:style>
    <style:style style:name="P8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FreeSans1" fo:font-size="12pt" fo:language="nl" fo:country="NL" officeooo:rsid="002da665" officeooo:paragraph-rsid="002da665" style:font-size-asian="10.5pt" style:language-asian="zxx" style:country-asian="none" style:font-size-complex="12pt" style:language-complex="zxx" style:country-complex="none"/>
    </style:style>
    <style:style style:name="P8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FreeSans1" fo:font-size="12pt" fo:language="nl" fo:country="NL" officeooo:rsid="0042e4c8" officeooo:paragraph-rsid="0042e4c8" style:font-size-asian="10.5pt" style:language-asian="zxx" style:country-asian="none" style:font-size-complex="12pt" style:language-complex="zxx" style:country-complex="none"/>
    </style:style>
    <style:style style:name="P8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FreeSans1" fo:font-size="12pt" fo:language="nl" fo:country="NL" officeooo:rsid="00457f11" officeooo:paragraph-rsid="00457f11" style:font-size-asian="10.5pt" style:language-asian="zxx" style:country-asian="none" style:font-size-complex="12pt" style:language-complex="zxx" style:country-complex="none"/>
    </style:style>
    <style:style style:name="P8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FreeSans1" fo:font-size="12pt" fo:language="nl" fo:country="NL" officeooo:rsid="003bfa35" officeooo:paragraph-rsid="003bfa35" style:font-size-asian="10.5pt" style:language-asian="zxx" style:country-asian="none" style:font-size-complex="12pt" style:language-complex="zxx" style:country-complex="none"/>
    </style:style>
    <style:style style:name="P8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FreeSans1" fo:font-size="12pt" fo:language="nl" fo:country="NL" style:font-size-asian="10.5pt" style:language-asian="zxx" style:country-asian="none" style:font-size-complex="12pt" style:language-complex="zxx" style:country-complex="none"/>
    </style:style>
    <style:style style:name="P8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FreeSans1" fo:font-size="12pt" fo:language="nl" fo:country="NL" officeooo:rsid="007404a1" officeooo:paragraph-rsid="007404a1" style:font-size-asian="10.5pt" style:language-asian="zxx" style:country-asian="none" style:font-size-complex="12pt" style:language-complex="zxx" style:country-complex="none"/>
    </style:style>
    <style:style style:name="P8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FreeSans1" fo:font-size="12pt" fo:language="nl" fo:country="NL" officeooo:rsid="0038dbb5" officeooo:paragraph-rsid="0038dbb5" style:font-size-asian="10.5pt" style:language-asian="zxx" style:country-asian="none" style:font-size-complex="12pt" style:language-complex="zxx" style:country-complex="none"/>
    </style:style>
    <style:style style:name="P8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FreeSans1" fo:font-size="12pt" fo:language="nl" fo:country="NL" officeooo:rsid="0038dbb5" officeooo:paragraph-rsid="004a3963" style:font-size-asian="10.5pt" style:language-asian="zxx" style:country-asian="none" style:font-size-complex="12pt" style:language-complex="zxx" style:country-complex="none"/>
    </style:style>
    <style:style style:name="P88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FreeSans1" fo:font-size="12pt" fo:language="nl" fo:country="NL" officeooo:rsid="003ca94f" officeooo:paragraph-rsid="003ca94f" style:font-size-asian="10.5pt" style:language-asian="zxx" style:country-asian="none" style:font-size-complex="12pt" style:language-complex="zxx" style:country-complex="none"/>
    </style:style>
    <style:style style:name="P8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FreeSans1" fo:font-size="12pt" fo:language="nl" fo:country="NL" officeooo:rsid="003e2ba3" officeooo:paragraph-rsid="003e2ba3" style:font-size-asian="10.5pt" style:language-asian="zxx" style:country-asian="none" style:font-size-complex="12pt" style:language-complex="zxx" style:country-complex="none"/>
    </style:style>
    <style:style style:name="P9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FreeSans1" fo:font-size="12pt" fo:language="nl" fo:country="NL" officeooo:rsid="00e25d70" officeooo:paragraph-rsid="00e25d70" style:font-size-asian="10.5pt" style:language-asian="zxx" style:country-asian="none" style:font-size-complex="12pt" style:language-complex="zxx" style:country-complex="none"/>
    </style:style>
    <style:style style:name="P9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FreeSans1" fo:font-size="12pt" fo:language="nl" fo:country="NL" fo:font-weight="bold" officeooo:rsid="009562be" officeooo:paragraph-rsid="009562be" style:font-size-asian="10.5pt" style:font-weight-asian="bold" style:font-size-complex="12pt" style:font-weight-complex="bold"/>
    </style:style>
    <style:style style:name="P9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FreeSans1" fo:font-size="12pt" fo:language="nl" fo:country="NL" fo:font-weight="bold" officeooo:rsid="009b1cb3" officeooo:paragraph-rsid="009b1cb3" style:font-size-asian="10.5pt" style:font-weight-asian="bold" style:font-size-complex="12pt" style:font-weight-complex="bold"/>
    </style:style>
    <style:style style:name="P9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FreeSans1" fo:font-size="12pt" fo:language="nl" fo:country="NL" fo:font-weight="bold" officeooo:rsid="00e857a8" officeooo:paragraph-rsid="00e857a8" style:font-size-asian="10.5pt" style:font-weight-asian="bold" style:font-size-complex="12pt" style:font-weight-complex="bold"/>
    </style:style>
    <style:style style:name="P9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FreeSans1" fo:font-size="12pt" fo:language="nl" fo:country="NL" fo:font-weight="bold" officeooo:rsid="00e8e982" officeooo:paragraph-rsid="00e8e982" style:font-size-asian="10.5pt" style:font-weight-asian="bold" style:font-size-complex="12pt" style:font-weight-complex="bold"/>
    </style:style>
    <style:style style:name="P9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FreeSans1" fo:font-size="12pt" fo:language="nl" fo:country="NL" fo:font-weight="bold" officeooo:rsid="00f8e365" officeooo:paragraph-rsid="00f8e365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margin-top="0in" fo:margin-bottom="0in" style:contextual-spacing="false"/>
      <style:text-properties style:font-name="FreeSans1" fo:font-size="12pt" fo:language="nl" fo:country="NL" fo:font-weight="bold" officeooo:rsid="00f8e365" officeooo:paragraph-rsid="00f8e365" style:font-size-asian="10.5pt" style:font-weight-asian="bold" style:font-size-complex="12pt" style:font-weight-complex="bold"/>
    </style:style>
    <style:style style:name="P9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FreeSans1" fo:font-size="12pt" fo:language="nl" fo:country="NL" fo:font-weight="bold" officeooo:rsid="00ed05d4" officeooo:paragraph-rsid="00f8e365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margin-top="0in" fo:margin-bottom="0in" style:contextual-spacing="false"/>
      <style:text-properties style:font-name="FreeSans1" fo:font-size="12pt" fo:language="nl" fo:country="NL" fo:font-weight="bold" officeooo:rsid="00924e28" officeooo:paragraph-rsid="0122fb26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margin-top="0in" fo:margin-bottom="0in" style:contextual-spacing="false"/>
      <style:text-properties style:font-name="FreeSans1" fo:font-size="12pt" fo:language="nl" fo:country="NL" fo:font-weight="bold" officeooo:rsid="0075be64" officeooo:paragraph-rsid="010c2c6d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margin-top="0in" fo:margin-bottom="0in" style:contextual-spacing="false"/>
      <style:text-properties style:font-name="FreeSans1" fo:font-size="12pt" fo:language="nl" fo:country="NL" fo:font-weight="bold" officeooo:rsid="00e43a95" officeooo:paragraph-rsid="010c2c6d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margin-top="0in" fo:margin-bottom="0in" style:contextual-spacing="false"/>
      <style:text-properties style:font-name="FreeSans1" fo:font-size="12pt" fo:language="nl" fo:country="NL" fo:font-weight="bold" officeooo:rsid="00e46e7b" officeooo:paragraph-rsid="00e46e7b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margin-top="0in" fo:margin-bottom="0in" style:contextual-spacing="false"/>
      <style:text-properties style:font-name="FreeSans1" fo:font-size="12pt" fo:language="nl" fo:country="NL" fo:font-weight="bold" officeooo:rsid="00f22613" officeooo:paragraph-rsid="00f8e365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margin-top="0in" fo:margin-bottom="0in" style:contextual-spacing="false"/>
      <style:text-properties style:font-name="FreeSans1" fo:font-size="12pt" fo:language="nl" fo:country="NL" fo:font-weight="bold" officeooo:rsid="00f57883" officeooo:paragraph-rsid="00f8e365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margin-top="0in" fo:margin-bottom="0in" style:contextual-spacing="false"/>
      <style:text-properties style:font-name="FreeSans1" fo:font-size="12pt" fo:language="nl" fo:country="NL" fo:font-weight="normal" officeooo:rsid="012a6fea" officeooo:paragraph-rsid="012a6fea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margin-top="0in" fo:margin-bottom="0in" style:contextual-spacing="false"/>
      <style:text-properties style:font-name="FreeSans1" fo:font-size="12pt" fo:language="nl" fo:country="NL" fo:font-weight="normal" officeooo:rsid="00086eae" officeooo:paragraph-rsid="0122fb26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margin-top="0in" fo:margin-bottom="0in" style:contextual-spacing="false"/>
      <style:text-properties style:font-name="FreeSans1" fo:font-size="12pt" fo:language="nl" fo:country="NL" fo:font-weight="normal" officeooo:rsid="0022e600" officeooo:paragraph-rsid="0122fb26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margin-top="0in" fo:margin-bottom="0in" style:contextual-spacing="false"/>
      <style:text-properties style:font-name="FreeSans1" fo:font-size="12pt" fo:language="nl" fo:country="NL" fo:font-weight="normal" officeooo:rsid="00874fb5" officeooo:paragraph-rsid="0122fb26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margin-top="0in" fo:margin-bottom="0in" style:contextual-spacing="false"/>
      <style:text-properties style:font-name="FreeSans1" fo:font-size="12pt" fo:language="nl" fo:country="NL" fo:font-weight="normal" officeooo:rsid="000e188f" officeooo:paragraph-rsid="0122fb26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margin-top="0in" fo:margin-bottom="0in" style:contextual-spacing="false"/>
      <style:text-properties style:font-name="FreeSans1" fo:font-size="12pt" fo:language="nl" fo:country="NL" fo:font-weight="normal" officeooo:rsid="000eb740" officeooo:paragraph-rsid="0122fb26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margin-top="0in" fo:margin-bottom="0in" style:contextual-spacing="false"/>
      <style:text-properties style:font-name="FreeSans1" fo:font-size="12pt" fo:language="nl" fo:country="NL" fo:font-weight="normal" officeooo:rsid="000f5b58" officeooo:paragraph-rsid="0122fb26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margin-top="0in" fo:margin-bottom="0in" style:contextual-spacing="false"/>
      <style:text-properties style:font-name="FreeSans1" fo:font-size="12pt" fo:language="nl" fo:country="NL" fo:font-weight="normal" officeooo:rsid="000ff617" officeooo:paragraph-rsid="0122fb26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margin-top="0in" fo:margin-bottom="0in" style:contextual-spacing="false"/>
      <style:text-properties style:font-name="FreeSans1" fo:font-size="12pt" fo:language="nl" fo:country="NL" fo:font-weight="normal" officeooo:rsid="001043b0" officeooo:paragraph-rsid="0122fb26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margin-top="0in" fo:margin-bottom="0in" style:contextual-spacing="false"/>
      <style:text-properties style:font-name="FreeSans1" fo:font-size="12pt" fo:language="nl" fo:country="NL" fo:font-weight="normal" officeooo:rsid="0021dbff" officeooo:paragraph-rsid="0122fb26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margin-top="0in" fo:margin-bottom="0in" style:contextual-spacing="false"/>
      <style:text-properties style:font-name="FreeSans1" fo:font-size="12pt" fo:language="nl" fo:country="NL" fo:font-weight="normal" officeooo:rsid="00347762" officeooo:paragraph-rsid="0122fb26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margin-top="0in" fo:margin-bottom="0in" style:contextual-spacing="false"/>
      <style:text-properties style:font-name="FreeSans1" fo:font-size="12pt" fo:language="nl" fo:country="NL" fo:font-weight="normal" officeooo:rsid="0057c288" officeooo:paragraph-rsid="0057c288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margin-top="0in" fo:margin-bottom="0in" style:contextual-spacing="false"/>
      <style:text-properties style:font-name="FreeSans1" fo:font-size="12pt" fo:language="nl" fo:country="NL" fo:font-weight="normal" officeooo:rsid="0079a474" officeooo:paragraph-rsid="010c2c6d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margin-top="0in" fo:margin-bottom="0in" style:contextual-spacing="false"/>
      <style:text-properties style:font-name="FreeSans1" fo:font-size="12pt" fo:language="nl" fo:country="NL" fo:font-weight="normal" officeooo:rsid="007a7a00" officeooo:paragraph-rsid="010c2c6d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margin-top="0in" fo:margin-bottom="0in" style:contextual-spacing="false"/>
      <style:text-properties style:font-name="FreeSans1" fo:font-size="12pt" fo:language="nl" fo:country="NL" fo:font-weight="normal" officeooo:rsid="00e43a95" officeooo:paragraph-rsid="010c2c6d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margin-top="0in" fo:margin-bottom="0in" style:contextual-spacing="false"/>
      <style:text-properties style:font-name="FreeSans1" fo:font-size="12pt" fo:language="nl" fo:country="NL" fo:font-weight="normal" officeooo:rsid="00e43a95" officeooo:paragraph-rsid="0057c288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margin-top="0in" fo:margin-bottom="0in" style:contextual-spacing="false"/>
      <style:text-properties style:font-name="FreeSans1" fo:font-size="12pt" fo:language="nl" fo:country="NL" fo:font-weight="normal" officeooo:rsid="009b1cb3" officeooo:paragraph-rsid="009b1cb3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margin-top="0in" fo:margin-bottom="0in" style:contextual-spacing="false"/>
      <style:text-properties style:font-name="FreeSans1" fo:font-size="12pt" fo:language="nl" fo:country="NL" fo:font-weight="normal" officeooo:rsid="0068f2ee" officeooo:paragraph-rsid="008d0f18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margin-top="0in" fo:margin-bottom="0in" style:contextual-spacing="false"/>
      <style:text-properties style:font-name="FreeSans1" fo:font-size="12pt" fo:language="nl" fo:country="NL" fo:font-weight="normal" officeooo:rsid="0068f2ee" officeooo:paragraph-rsid="0074c05d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margin-top="0in" fo:margin-bottom="0in" style:contextual-spacing="false"/>
      <style:text-properties style:font-name="FreeSans1" fo:font-size="12pt" fo:language="nl" fo:country="NL" fo:font-weight="normal" officeooo:rsid="009ca08f" officeooo:paragraph-rsid="009ca08f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margin-top="0in" fo:margin-bottom="0in" style:contextual-spacing="false"/>
      <style:text-properties style:font-name="FreeSans1" fo:font-size="12pt" fo:language="nl" fo:country="NL" fo:font-weight="normal" officeooo:rsid="0056893f" officeooo:paragraph-rsid="0074c05d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margin-top="0in" fo:margin-bottom="0in" style:contextual-spacing="false"/>
      <style:text-properties style:font-name="FreeSans1" fo:font-size="12pt" fo:language="nl" fo:country="NL" fo:font-weight="normal" officeooo:rsid="00e46e7b" officeooo:paragraph-rsid="00e46e7b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margin-top="0in" fo:margin-bottom="0in" style:contextual-spacing="false"/>
      <style:text-properties style:font-name="FreeSans1" fo:font-size="12pt" fo:language="nl" fo:country="NL" fo:font-weight="normal" officeooo:rsid="0155e1b3" officeooo:paragraph-rsid="0155e1b3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margin-top="0in" fo:margin-bottom="0in" style:contextual-spacing="false"/>
      <style:text-properties style:font-name="FreeSans1" fo:font-size="12pt" fo:language="nl" fo:country="NL" fo:font-weight="normal" officeooo:rsid="00fbf9cb" officeooo:paragraph-rsid="00fbf9cb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margin-top="0in" fo:margin-bottom="0in" style:contextual-spacing="false"/>
      <style:text-properties style:font-name="FreeSans1" fo:font-size="12pt" fo:language="nl" fo:country="NL" fo:font-weight="normal" officeooo:rsid="0168bfca" officeooo:paragraph-rsid="0168bfca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margin-top="0in" fo:margin-bottom="0in" style:contextual-spacing="false"/>
      <style:text-properties style:font-name="FreeSans1" fo:font-size="12pt" fo:language="nl" fo:country="NL" fo:font-weight="normal" officeooo:rsid="0172703c" officeooo:paragraph-rsid="0172703c" style:font-size-asian="10.5pt" style:font-weight-asian="normal" style:font-size-complex="12pt" style:font-weight-complex="normal"/>
    </style:style>
    <style:style style:name="P130" style:family="paragraph" style:parent-style-name="Table_20_Contents">
      <style:paragraph-properties fo:margin-top="0in" fo:margin-bottom="0in" style:contextual-spacing="false"/>
      <style:text-properties style:font-name="FreeSans1" fo:font-size="10pt" fo:language="nl" fo:country="NL" officeooo:rsid="0130fd29" officeooo:paragraph-rsid="011ce38e" style:font-size-asian="10pt" style:font-size-complex="10pt"/>
    </style:style>
    <style:style style:name="P131" style:family="paragraph" style:parent-style-name="Table_20_Contents">
      <style:paragraph-properties fo:margin-top="0in" fo:margin-bottom="0in" style:contextual-spacing="false"/>
      <style:text-properties style:font-name="FreeSans1" fo:font-size="10pt" fo:language="nl" fo:country="NL" officeooo:rsid="0131660d" officeooo:paragraph-rsid="011ce38e" style:font-size-asian="10pt" style:font-size-complex="10pt"/>
    </style:style>
    <style:style style:name="P132" style:family="paragraph" style:parent-style-name="Table_20_Contents">
      <style:paragraph-properties fo:margin-top="0in" fo:margin-bottom="0in" style:contextual-spacing="false"/>
      <style:text-properties style:font-name="FreeSans1" fo:font-size="10pt" fo:language="nl" fo:country="NL" officeooo:rsid="0131b859" officeooo:paragraph-rsid="011ce38e" style:font-size-asian="10pt" style:font-size-complex="10pt"/>
    </style:style>
    <style:style style:name="P133" style:family="paragraph" style:parent-style-name="Table_20_Contents">
      <style:paragraph-properties fo:margin-top="0in" fo:margin-bottom="0in" style:contextual-spacing="false"/>
      <style:text-properties style:font-name="FreeSans1" fo:font-size="10pt" fo:language="nl" fo:country="NL" officeooo:rsid="0134ba85" officeooo:paragraph-rsid="011ce38e" style:font-size-asian="10pt" style:font-size-complex="10pt"/>
    </style:style>
    <style:style style:name="P134" style:family="paragraph" style:parent-style-name="Table_20_Contents">
      <style:paragraph-properties fo:margin-top="0in" fo:margin-bottom="0in" style:contextual-spacing="false"/>
      <style:text-properties style:font-name="FreeSans1" fo:font-size="10pt" fo:language="nl" fo:country="NL" officeooo:rsid="01383a0d" officeooo:paragraph-rsid="011ce38e" style:font-size-asian="10pt" style:font-size-complex="10pt"/>
    </style:style>
    <style:style style:name="P135" style:family="paragraph" style:parent-style-name="Table_20_Contents">
      <style:paragraph-properties fo:margin-top="0in" fo:margin-bottom="0in" style:contextual-spacing="false"/>
      <style:text-properties style:font-name="FreeSans1" fo:font-size="10pt" fo:language="nl" fo:country="NL" officeooo:rsid="01398528" officeooo:paragraph-rsid="011ce38e" style:font-size-asian="10pt" style:font-size-complex="10pt"/>
    </style:style>
    <style:style style:name="P136" style:family="paragraph" style:parent-style-name="Table_20_Contents">
      <style:paragraph-properties fo:margin-top="0in" fo:margin-bottom="0in" style:contextual-spacing="false"/>
      <style:text-properties style:font-name="FreeSans1" fo:font-size="10pt" fo:language="nl" fo:country="NL" fo:font-weight="bold" officeooo:rsid="013b5d8b" officeooo:paragraph-rsid="011ce38e" style:font-size-asian="10pt" style:font-weight-asian="bold" style:font-size-complex="10pt" style:font-weight-complex="bold"/>
    </style:style>
    <style:style style:name="P137" style:family="paragraph" style:parent-style-name="Table_20_Contents">
      <style:paragraph-properties fo:margin-top="0in" fo:margin-bottom="0in" style:contextual-spacing="false"/>
      <style:text-properties style:font-name="FreeSans1" fo:font-size="10pt" fo:language="nl" fo:country="NL" fo:font-weight="normal" officeooo:rsid="013d1b98" officeooo:paragraph-rsid="011ce38e" style:font-size-asian="10pt" style:font-weight-asian="normal" style:font-size-complex="10pt" style:font-weight-complex="normal"/>
    </style:style>
    <style:style style:name="P138" style:family="paragraph" style:parent-style-name="Table_20_Contents">
      <style:paragraph-properties fo:margin-top="0in" fo:margin-bottom="0in" style:contextual-spacing="false"/>
      <style:text-properties style:font-name="FreeSans1" fo:font-size="10pt" fo:language="nl" fo:country="NL" fo:font-weight="normal" officeooo:rsid="013d1b98" officeooo:paragraph-rsid="011df3fa" style:font-size-asian="10pt" style:font-weight-asian="normal" style:font-size-complex="10pt" style:font-weight-complex="normal"/>
    </style:style>
    <style:style style:name="P139" style:family="paragraph" style:parent-style-name="Standard">
      <style:paragraph-properties fo:margin-top="0in" fo:margin-bottom="0in" style:contextual-spacing="false"/>
      <style:text-properties style:font-name="FreeSans1" fo:font-size="10pt" fo:language="nl" fo:country="NL" fo:font-weight="normal" officeooo:rsid="00a66021" officeooo:paragraph-rsid="00ad3237" style:font-size-asian="10pt" style:font-weight-asian="normal" style:font-size-complex="10pt" style:font-weight-complex="normal"/>
    </style:style>
    <style:style style:name="P140" style:family="paragraph" style:parent-style-name="Table_20_Contents">
      <style:paragraph-properties fo:margin-top="0in" fo:margin-bottom="0in" style:contextual-spacing="false"/>
      <style:text-properties style:font-name="FreeSans1" fo:font-size="11pt" fo:language="nl" fo:country="NL" fo:font-weight="normal" officeooo:rsid="013d1b98" officeooo:paragraph-rsid="011ce38e" style:font-size-asian="11pt" style:font-weight-asian="normal" style:font-size-complex="11pt" style:font-weight-complex="normal"/>
    </style:style>
    <style:style style:name="P141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bdad8f" officeooo:paragraph-rsid="01bdad8f" style:font-size-asian="11pt" style:font-weight-asian="normal" style:font-size-complex="11pt" style:font-weight-complex="normal"/>
    </style:style>
    <style:style style:name="P142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b6d228" officeooo:paragraph-rsid="01cb77ae" style:font-size-asian="11pt" style:font-weight-asian="normal" style:font-size-complex="11pt" style:font-weight-complex="normal"/>
    </style:style>
    <style:style style:name="P143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b6d228" officeooo:paragraph-rsid="024b23b5" style:font-size-asian="11pt" style:font-weight-asian="normal" style:font-size-complex="11pt" style:font-weight-complex="normal"/>
    </style:style>
    <style:style style:name="P144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9bfe6d" officeooo:paragraph-rsid="019bfe6d" style:font-size-asian="11pt" style:font-weight-asian="normal" style:font-size-complex="11pt" style:font-weight-complex="normal"/>
    </style:style>
    <style:style style:name="P145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2f368b" officeooo:paragraph-rsid="012f368b" style:font-size-asian="11pt" style:font-weight-asian="normal" style:font-size-complex="11pt" style:font-weight-complex="normal"/>
    </style:style>
    <style:style style:name="P146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d4d0e7" officeooo:paragraph-rsid="01d4d0e7" style:font-size-asian="11pt" style:font-weight-asian="normal" style:font-size-complex="11pt" style:font-weight-complex="normal"/>
    </style:style>
    <style:style style:name="P147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0fbf9cb" officeooo:paragraph-rsid="010f191b" style:font-size-asian="11pt" style:font-weight-asian="normal" style:font-size-complex="11pt" style:font-weight-complex="normal"/>
    </style:style>
    <style:style style:name="P148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0fc223a" officeooo:paragraph-rsid="010f191b" style:font-size-asian="11pt" style:font-weight-asian="normal" style:font-size-complex="11pt" style:font-weight-complex="normal"/>
    </style:style>
    <style:style style:name="P149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08fb4ac" officeooo:paragraph-rsid="01106301" style:font-size-asian="11pt" style:font-weight-asian="normal" style:font-size-complex="11pt" style:font-weight-complex="normal"/>
    </style:style>
    <style:style style:name="P150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0b07d77" officeooo:paragraph-rsid="010f191b" style:font-size-asian="11pt" style:font-weight-asian="normal" style:font-size-complex="11pt" style:font-weight-complex="normal"/>
    </style:style>
    <style:style style:name="P151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25ffd1" officeooo:paragraph-rsid="010f191b" style:font-size-asian="11pt" style:font-weight-asian="normal" style:font-size-complex="11pt" style:font-weight-complex="normal"/>
    </style:style>
    <style:style style:name="P152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3e4939" officeooo:paragraph-rsid="013e4939" style:font-size-asian="11pt" style:font-weight-asian="normal" style:font-size-complex="11pt" style:font-weight-complex="normal"/>
    </style:style>
    <style:style style:name="P153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099ea19" officeooo:paragraph-rsid="00ad3237" style:font-size-asian="11pt" style:font-weight-asian="normal" style:font-size-complex="11pt" style:font-weight-complex="normal"/>
    </style:style>
    <style:style style:name="P154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0b73011" officeooo:paragraph-rsid="00ad3237" style:font-size-asian="11pt" style:font-weight-asian="normal" style:font-size-complex="11pt" style:font-weight-complex="normal"/>
    </style:style>
    <style:style style:name="P155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514d01" officeooo:paragraph-rsid="01239bdf" style:font-size-asian="11pt" style:font-weight-asian="normal" style:font-size-complex="11pt" style:font-weight-complex="normal"/>
    </style:style>
    <style:style style:name="P156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514d01" officeooo:paragraph-rsid="0126b3a3" style:font-size-asian="11pt" style:font-weight-asian="normal" style:font-size-complex="11pt" style:font-weight-complex="normal"/>
    </style:style>
    <style:style style:name="P157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244b70" officeooo:paragraph-rsid="01244b70" style:font-size-asian="11pt" style:font-weight-asian="normal" style:font-size-complex="11pt" style:font-weight-complex="normal"/>
    </style:style>
    <style:style style:name="P158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754f10" officeooo:paragraph-rsid="01754f10" style:font-size-asian="11pt" style:font-weight-asian="normal" style:font-size-complex="11pt" style:font-weight-complex="normal"/>
    </style:style>
    <style:style style:name="P159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567a44" officeooo:paragraph-rsid="01567a44" style:font-size-asian="11pt" style:font-weight-asian="normal" style:font-size-complex="11pt" style:font-weight-complex="normal"/>
    </style:style>
    <style:style style:name="P160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1ffe06" officeooo:paragraph-rsid="01244b70" style:font-size-asian="11pt" style:font-weight-asian="normal" style:font-size-complex="11pt" style:font-weight-complex="normal"/>
    </style:style>
    <style:style style:name="P161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1ffe06" officeooo:paragraph-rsid="0142b557" style:font-size-asian="11pt" style:font-weight-asian="normal" style:font-size-complex="11pt" style:font-weight-complex="normal"/>
    </style:style>
    <style:style style:name="P162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20e4e2" officeooo:paragraph-rsid="0120e4e2" style:font-size-asian="11pt" style:font-weight-asian="normal" style:font-size-complex="11pt" style:font-weight-complex="normal"/>
    </style:style>
    <style:style style:name="P163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4ed850" officeooo:paragraph-rsid="01244b70" style:font-size-asian="11pt" style:font-weight-asian="normal" style:font-size-complex="11pt" style:font-weight-complex="normal"/>
    </style:style>
    <style:style style:name="P164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4fbf39" officeooo:paragraph-rsid="01244b70" style:font-size-asian="11pt" style:font-weight-asian="normal" style:font-size-complex="11pt" style:font-weight-complex="normal"/>
    </style:style>
    <style:style style:name="P165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79f099" officeooo:paragraph-rsid="0179f099" style:font-size-asian="11pt" style:font-weight-asian="normal" style:font-size-complex="11pt" style:font-weight-complex="normal"/>
    </style:style>
    <style:style style:name="P166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0ca0a06" officeooo:paragraph-rsid="00ad3237" style:font-size-asian="11pt" style:font-weight-asian="normal" style:font-size-complex="11pt" style:font-weight-complex="normal"/>
    </style:style>
    <style:style style:name="P167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594e06" officeooo:paragraph-rsid="01594e06" style:font-size-asian="11pt" style:font-weight-asian="normal" style:font-size-complex="11pt" style:font-weight-complex="normal"/>
    </style:style>
    <style:style style:name="P168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5b5b4b" officeooo:paragraph-rsid="015b5b4b" style:font-size-asian="11pt" style:font-weight-asian="normal" style:font-size-complex="11pt" style:font-weight-complex="normal"/>
    </style:style>
    <style:style style:name="P169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afb877" officeooo:paragraph-rsid="01afb877" style:font-size-asian="11pt" style:font-weight-asian="normal" style:font-size-complex="11pt" style:font-weight-complex="normal"/>
    </style:style>
    <style:style style:name="P170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7c9cfb" officeooo:paragraph-rsid="017c9cfb" style:font-size-asian="11pt" style:font-weight-asian="normal" style:font-size-complex="11pt" style:font-weight-complex="normal"/>
    </style:style>
    <style:style style:name="P171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55f231" officeooo:paragraph-rsid="0126b3a3" style:font-size-asian="11pt" style:font-weight-asian="normal" style:font-size-complex="11pt" style:font-weight-complex="normal"/>
    </style:style>
    <style:style style:name="P172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57abb9" officeooo:paragraph-rsid="0126b3a3" style:font-size-asian="11pt" style:font-weight-asian="normal" style:font-size-complex="11pt" style:font-weight-complex="normal"/>
    </style:style>
    <style:style style:name="P173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542cd5" officeooo:paragraph-rsid="0126b3a3" style:font-size-asian="11pt" style:font-weight-asian="normal" style:font-size-complex="11pt" style:font-weight-complex="normal"/>
    </style:style>
    <style:style style:name="P174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a938a0" officeooo:paragraph-rsid="01a938a0" style:font-size-asian="11pt" style:font-weight-asian="normal" style:font-size-complex="11pt" style:font-weight-complex="normal"/>
    </style:style>
    <style:style style:name="P175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44b678" officeooo:paragraph-rsid="0144b678" style:font-size-asian="11pt" style:font-weight-asian="normal" style:font-size-complex="11pt" style:font-weight-complex="normal"/>
    </style:style>
    <style:style style:name="P176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4119b1" officeooo:paragraph-rsid="014119b1" style:font-size-asian="11pt" style:font-weight-asian="normal" style:font-size-complex="11pt" style:font-weight-complex="normal"/>
    </style:style>
    <style:style style:name="P177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a4cafb" officeooo:paragraph-rsid="01a4cafb" style:font-size-asian="11pt" style:font-weight-asian="normal" style:font-size-complex="11pt" style:font-weight-complex="normal"/>
    </style:style>
    <style:style style:name="P178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452b0f" officeooo:paragraph-rsid="01452b0f" style:font-size-asian="11pt" style:font-weight-asian="normal" style:font-size-complex="11pt" style:font-weight-complex="normal"/>
    </style:style>
    <style:style style:name="P179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0cca8c0" officeooo:paragraph-rsid="00ad3237" style:font-size-asian="11pt" style:font-weight-asian="normal" style:font-size-complex="11pt" style:font-weight-complex="normal"/>
    </style:style>
    <style:style style:name="P180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80d1ed" officeooo:paragraph-rsid="0180d1ed" style:font-size-asian="11pt" style:font-weight-asian="normal" style:font-size-complex="11pt" style:font-weight-complex="normal"/>
    </style:style>
    <style:style style:name="P181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42b557" officeooo:paragraph-rsid="0142b557" style:font-size-asian="11pt" style:font-weight-asian="normal" style:font-size-complex="11pt" style:font-weight-complex="normal"/>
    </style:style>
    <style:style style:name="P182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a830ea" officeooo:paragraph-rsid="01a830ea" style:font-size-asian="11pt" style:font-weight-asian="normal" style:font-size-complex="11pt" style:font-weight-complex="normal"/>
    </style:style>
    <style:style style:name="P183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0cca6cc" officeooo:paragraph-rsid="00ad3237" style:font-size-asian="11pt" style:font-weight-asian="normal" style:font-size-complex="11pt" style:font-weight-complex="normal"/>
    </style:style>
    <style:style style:name="P184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2940df" officeooo:paragraph-rsid="012940df" style:font-size-asian="11pt" style:font-weight-asian="normal" style:font-size-complex="11pt" style:font-weight-complex="normal"/>
    </style:style>
    <style:style style:name="P185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2eb296" officeooo:paragraph-rsid="012eb296" style:font-size-asian="11pt" style:font-weight-asian="normal" style:font-size-complex="11pt" style:font-weight-complex="normal"/>
    </style:style>
    <style:style style:name="P186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0ce513b" officeooo:paragraph-rsid="00ad3237" style:font-size-asian="11pt" style:font-weight-asian="normal" style:font-size-complex="11pt" style:font-weight-complex="normal"/>
    </style:style>
    <style:style style:name="P187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ac7236" officeooo:paragraph-rsid="01ac7236" style:font-size-asian="11pt" style:font-weight-asian="normal" style:font-size-complex="11pt" style:font-weight-complex="normal"/>
    </style:style>
    <style:style style:name="P188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0d11f96" officeooo:paragraph-rsid="00ad3237" style:font-size-asian="11pt" style:font-weight-asian="normal" style:font-size-complex="11pt" style:font-weight-complex="normal"/>
    </style:style>
    <style:style style:name="P189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5d29db" officeooo:paragraph-rsid="015d29db" style:font-size-asian="11pt" style:font-weight-asian="normal" style:font-size-complex="11pt" style:font-weight-complex="normal"/>
    </style:style>
    <style:style style:name="P190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44c60f" officeooo:paragraph-rsid="0144c60f" style:font-size-asian="11pt" style:font-weight-asian="normal" style:font-size-complex="11pt" style:font-weight-complex="normal"/>
    </style:style>
    <style:style style:name="P191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607d2e" officeooo:paragraph-rsid="01607d2e" style:font-size-asian="11pt" style:font-weight-asian="normal" style:font-size-complex="11pt" style:font-weight-complex="normal"/>
    </style:style>
    <style:style style:name="P192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624f10" officeooo:paragraph-rsid="01624f10" style:font-size-asian="11pt" style:font-weight-asian="normal" style:font-size-complex="11pt" style:font-weight-complex="normal"/>
    </style:style>
    <style:style style:name="P193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573f2b" officeooo:paragraph-rsid="01573f2b" style:font-size-asian="11pt" style:font-weight-asian="normal" style:font-size-complex="11pt" style:font-weight-complex="normal"/>
    </style:style>
    <style:style style:name="P194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0be5c44" officeooo:paragraph-rsid="00ad3237" style:font-size-asian="11pt" style:font-weight-asian="normal" style:font-size-complex="11pt" style:font-weight-complex="normal"/>
    </style:style>
    <style:style style:name="P195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0cfcb84" officeooo:paragraph-rsid="00ad3237" style:font-size-asian="11pt" style:font-weight-asian="normal" style:font-size-complex="11pt" style:font-weight-complex="normal"/>
    </style:style>
    <style:style style:name="P196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8141ff" officeooo:paragraph-rsid="018141ff" style:font-size-asian="11pt" style:font-weight-asian="normal" style:font-size-complex="11pt" style:font-weight-complex="normal"/>
    </style:style>
    <style:style style:name="P197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6aa4ed" officeooo:paragraph-rsid="016aa4ed" style:font-size-asian="11pt" style:font-weight-asian="normal" style:font-size-complex="11pt" style:font-weight-complex="normal"/>
    </style:style>
    <style:style style:name="P198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63ff88" officeooo:paragraph-rsid="0163ff88" style:font-size-asian="11pt" style:font-weight-asian="normal" style:font-size-complex="11pt" style:font-weight-complex="normal"/>
    </style:style>
    <style:style style:name="P199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70a802" officeooo:paragraph-rsid="0170a802" style:font-size-asian="11pt" style:font-weight-asian="normal" style:font-size-complex="11pt" style:font-weight-complex="normal"/>
    </style:style>
    <style:style style:name="P200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8011ff" officeooo:paragraph-rsid="018011ff" style:font-size-asian="11pt" style:font-weight-asian="normal" style:font-size-complex="11pt" style:font-weight-complex="normal"/>
    </style:style>
    <style:style style:name="P201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83e65f" officeooo:paragraph-rsid="0183e65f" style:font-size-asian="11pt" style:font-weight-asian="normal" style:font-size-complex="11pt" style:font-weight-complex="normal"/>
    </style:style>
    <style:style style:name="P202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892f02" officeooo:paragraph-rsid="01892f02" style:font-size-asian="11pt" style:font-weight-asian="normal" style:font-size-complex="11pt" style:font-weight-complex="normal"/>
    </style:style>
    <style:style style:name="P203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8c72d3" officeooo:paragraph-rsid="018c72d3" style:font-size-asian="11pt" style:font-weight-asian="normal" style:font-size-complex="11pt" style:font-weight-complex="normal"/>
    </style:style>
    <style:style style:name="P204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9de059" officeooo:paragraph-rsid="019de059" style:font-size-asian="11pt" style:font-weight-asian="normal" style:font-size-complex="11pt" style:font-weight-complex="normal"/>
    </style:style>
    <style:style style:name="P205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9f4ff6" officeooo:paragraph-rsid="019f4ff6" style:font-size-asian="11pt" style:font-weight-asian="normal" style:font-size-complex="11pt" style:font-weight-complex="normal"/>
    </style:style>
    <style:style style:name="P206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a1c130" officeooo:paragraph-rsid="01a1c130" style:font-size-asian="11pt" style:font-weight-asian="normal" style:font-size-complex="11pt" style:font-weight-complex="normal"/>
    </style:style>
    <style:style style:name="P207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a30226" officeooo:paragraph-rsid="01a30226" style:font-size-asian="11pt" style:font-weight-asian="normal" style:font-size-complex="11pt" style:font-weight-complex="normal"/>
    </style:style>
    <style:style style:name="P208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a4042c" officeooo:paragraph-rsid="01a4042c" style:font-size-asian="11pt" style:font-weight-asian="normal" style:font-size-complex="11pt" style:font-weight-complex="normal"/>
    </style:style>
    <style:style style:name="P209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7800c8" officeooo:paragraph-rsid="017800c8" style:font-size-asian="11pt" style:font-weight-asian="normal" style:font-size-complex="11pt" style:font-weight-complex="normal"/>
    </style:style>
    <style:style style:name="P210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7ac9ef" officeooo:paragraph-rsid="017ac9ef" style:font-size-asian="11pt" style:font-weight-asian="normal" style:font-size-complex="11pt" style:font-weight-complex="normal"/>
    </style:style>
    <style:style style:name="P211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8a64f6" officeooo:paragraph-rsid="018a64f6" style:font-size-asian="11pt" style:font-weight-asian="normal" style:font-size-complex="11pt" style:font-weight-complex="normal"/>
    </style:style>
    <style:style style:name="P212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286c2c" officeooo:paragraph-rsid="01286c2c" style:font-size-asian="11pt" style:font-weight-asian="normal" style:font-size-complex="11pt" style:font-weight-complex="normal"/>
    </style:style>
    <style:style style:name="P213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286c2c" officeooo:paragraph-rsid="0142b557" style:font-size-asian="11pt" style:font-weight-asian="normal" style:font-size-complex="11pt" style:font-weight-complex="normal"/>
    </style:style>
    <style:style style:name="P214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093afe4" officeooo:paragraph-rsid="0142b557" style:font-size-asian="11pt" style:font-weight-asian="normal" style:font-size-complex="11pt" style:font-weight-complex="normal"/>
    </style:style>
    <style:style style:name="P215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308899" officeooo:paragraph-rsid="0142b557" style:font-size-asian="11pt" style:font-weight-asian="normal" style:font-size-complex="11pt" style:font-weight-complex="normal"/>
    </style:style>
    <style:style style:name="P216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094b576" officeooo:paragraph-rsid="0142b557" style:font-size-asian="11pt" style:font-weight-asian="normal" style:font-size-complex="11pt" style:font-weight-complex="normal"/>
    </style:style>
    <style:style style:name="P217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277a5f" officeooo:paragraph-rsid="01277a5f" style:font-size-asian="11pt" style:font-weight-asian="normal" style:font-size-complex="11pt" style:font-weight-complex="normal"/>
    </style:style>
    <style:style style:name="P218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85b833" officeooo:paragraph-rsid="0185b833" style:font-size-asian="11pt" style:font-weight-asian="normal" style:font-size-complex="11pt" style:font-weight-complex="normal"/>
    </style:style>
    <style:style style:name="P219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44a582" officeooo:paragraph-rsid="0144a582" style:font-size-asian="11pt" style:font-weight-asian="normal" style:font-size-complex="11pt" style:font-weight-complex="normal"/>
    </style:style>
    <style:style style:name="P220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88e06e" officeooo:paragraph-rsid="0188e06e" style:font-size-asian="11pt" style:font-weight-asian="normal" style:font-size-complex="11pt" style:font-weight-complex="normal"/>
    </style:style>
    <style:style style:name="P221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094c079" officeooo:paragraph-rsid="00ad3237" style:font-size-asian="11pt" style:font-weight-asian="normal" style:font-size-complex="11pt" style:font-weight-complex="normal"/>
    </style:style>
    <style:style style:name="P222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4c7024" officeooo:paragraph-rsid="014c7024" style:font-size-asian="11pt" style:font-weight-asian="normal" style:font-size-complex="11pt" style:font-weight-complex="normal"/>
    </style:style>
    <style:style style:name="P223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0c8be5f" officeooo:paragraph-rsid="00ad3237" style:font-size-asian="11pt" style:font-weight-asian="normal" style:font-size-complex="11pt" style:font-weight-complex="normal"/>
    </style:style>
    <style:style style:name="P224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5ee91c" officeooo:paragraph-rsid="015ee91c" style:font-size-asian="11pt" style:font-weight-asian="normal" style:font-size-complex="11pt" style:font-weight-complex="normal"/>
    </style:style>
    <style:style style:name="P225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5fa451" officeooo:paragraph-rsid="015fa451" style:font-size-asian="11pt" style:font-weight-asian="normal" style:font-size-complex="11pt" style:font-weight-complex="normal"/>
    </style:style>
    <style:style style:name="P226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0c77ddc" officeooo:paragraph-rsid="00ad3237" style:font-size-asian="11pt" style:font-weight-asian="normal" style:font-size-complex="11pt" style:font-weight-complex="normal"/>
    </style:style>
    <style:style style:name="P227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4e88cb" officeooo:paragraph-rsid="014e88cb" style:font-size-asian="11pt" style:font-weight-asian="normal" style:font-size-complex="11pt" style:font-weight-complex="normal"/>
    </style:style>
    <style:style style:name="P228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0a2bc03" officeooo:paragraph-rsid="00ad3237" style:font-size-asian="11pt" style:font-weight-asian="normal" style:font-size-complex="11pt" style:font-weight-complex="normal"/>
    </style:style>
    <style:style style:name="P229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0be35cc" officeooo:paragraph-rsid="00ad3237" style:font-size-asian="11pt" style:font-weight-asian="normal" style:font-size-complex="11pt" style:font-weight-complex="normal"/>
    </style:style>
    <style:style style:name="P230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4e8ecd" officeooo:paragraph-rsid="014e8ecd" style:font-size-asian="11pt" style:font-weight-asian="normal" style:font-size-complex="11pt" style:font-weight-complex="normal"/>
    </style:style>
    <style:style style:name="P231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8cac5c" officeooo:paragraph-rsid="018cac5c" style:font-size-asian="11pt" style:font-weight-asian="normal" style:font-size-complex="11pt" style:font-weight-complex="normal"/>
    </style:style>
    <style:style style:name="P232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29193d" officeooo:paragraph-rsid="0129193d" style:font-size-asian="11pt" style:font-weight-asian="normal" style:font-size-complex="11pt" style:font-weight-complex="normal"/>
    </style:style>
    <style:style style:name="P233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29193d" officeooo:paragraph-rsid="021d0050" style:font-size-asian="11pt" style:font-weight-asian="normal" style:font-size-complex="11pt" style:font-weight-complex="normal"/>
    </style:style>
    <style:style style:name="P234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8c4f31" officeooo:paragraph-rsid="018c4f31" style:font-size-asian="11pt" style:font-weight-asian="normal" style:font-size-complex="11pt" style:font-weight-complex="normal"/>
    </style:style>
    <style:style style:name="P235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9eeedd" officeooo:paragraph-rsid="019eeedd" style:font-size-asian="11pt" style:font-weight-asian="normal" style:font-size-complex="11pt" style:font-weight-complex="normal"/>
    </style:style>
    <style:style style:name="P236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0ae4ecf" officeooo:paragraph-rsid="019ec68e" style:font-size-asian="11pt" style:font-weight-asian="normal" style:font-size-complex="11pt" style:font-weight-complex="normal"/>
    </style:style>
    <style:style style:name="P237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0ae4ecf" officeooo:paragraph-rsid="00ad3237" style:font-size-asian="11pt" style:font-weight-asian="normal" style:font-size-complex="11pt" style:font-weight-complex="normal"/>
    </style:style>
    <style:style style:name="P238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0d4d542" officeooo:paragraph-rsid="00ad3237" style:font-size-asian="11pt" style:font-weight-asian="normal" style:font-size-complex="11pt" style:font-weight-complex="normal"/>
    </style:style>
    <style:style style:name="P239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0b39671" officeooo:paragraph-rsid="00ad3237" style:font-size-asian="11pt" style:font-weight-asian="normal" style:font-size-complex="11pt" style:font-weight-complex="normal"/>
    </style:style>
    <style:style style:name="P240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4f3a76" officeooo:paragraph-rsid="014f3a76" style:font-size-asian="11pt" style:font-weight-asian="normal" style:font-size-complex="11pt" style:font-weight-complex="normal"/>
    </style:style>
    <style:style style:name="P241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a190dc" officeooo:paragraph-rsid="01a190dc" style:font-size-asian="11pt" style:font-weight-asian="normal" style:font-size-complex="11pt" style:font-weight-complex="normal"/>
    </style:style>
    <style:style style:name="P242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0c48c08" officeooo:paragraph-rsid="00ad3237" style:font-size-asian="11pt" style:font-weight-asian="normal" style:font-size-complex="11pt" style:font-weight-complex="normal"/>
    </style:style>
    <style:style style:name="P243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0d6b8a5" officeooo:paragraph-rsid="00ad3237" style:font-size-asian="11pt" style:font-weight-asian="normal" style:font-size-complex="11pt" style:font-weight-complex="normal"/>
    </style:style>
    <style:style style:name="P244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08f65ec" officeooo:paragraph-rsid="00ad3237" style:font-size-asian="11pt" style:font-weight-asian="normal" style:font-size-complex="11pt" style:font-weight-complex="normal"/>
    </style:style>
    <style:style style:name="P245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0ca985c" officeooo:paragraph-rsid="00ad3237" style:font-size-asian="11pt" style:font-weight-asian="normal" style:font-size-complex="11pt" style:font-weight-complex="normal"/>
    </style:style>
    <style:style style:name="P246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6b79ef" officeooo:paragraph-rsid="016b79ef" style:font-size-asian="11pt" style:font-weight-asian="normal" style:font-size-complex="11pt" style:font-weight-complex="normal"/>
    </style:style>
    <style:style style:name="P247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6d19eb" officeooo:paragraph-rsid="016d19eb" style:font-size-asian="11pt" style:font-weight-asian="normal" style:font-size-complex="11pt" style:font-weight-complex="normal"/>
    </style:style>
    <style:style style:name="P248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0d7ff7d" officeooo:paragraph-rsid="00ad3237" style:font-size-asian="11pt" style:font-weight-asian="normal" style:font-size-complex="11pt" style:font-weight-complex="normal"/>
    </style:style>
    <style:style style:name="P249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4fa413" officeooo:paragraph-rsid="014fa413" style:font-size-asian="11pt" style:font-weight-asian="normal" style:font-size-complex="11pt" style:font-weight-complex="normal"/>
    </style:style>
    <style:style style:name="P250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0bba633" officeooo:paragraph-rsid="00ad3237" style:font-size-asian="11pt" style:font-weight-asian="normal" style:font-size-complex="11pt" style:font-weight-complex="normal"/>
    </style:style>
    <style:style style:name="P251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52728e" officeooo:paragraph-rsid="0152728e" style:font-size-asian="11pt" style:font-weight-asian="normal" style:font-size-complex="11pt" style:font-weight-complex="normal"/>
    </style:style>
    <style:style style:name="P252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0b4250c" officeooo:paragraph-rsid="00ad3237" style:font-size-asian="11pt" style:font-weight-asian="normal" style:font-size-complex="11pt" style:font-weight-complex="normal"/>
    </style:style>
    <style:style style:name="P253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0d92c57" officeooo:paragraph-rsid="00ad3237" style:font-size-asian="11pt" style:font-weight-asian="normal" style:font-size-complex="11pt" style:font-weight-complex="normal"/>
    </style:style>
    <style:style style:name="P254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0dc9630" officeooo:paragraph-rsid="00ad3237" style:font-size-asian="11pt" style:font-weight-asian="normal" style:font-size-complex="11pt" style:font-weight-complex="normal"/>
    </style:style>
    <style:style style:name="P255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538413" officeooo:paragraph-rsid="01538413" style:font-size-asian="11pt" style:font-weight-asian="normal" style:font-size-complex="11pt" style:font-weight-complex="normal"/>
    </style:style>
    <style:style style:name="P256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a7b475" officeooo:paragraph-rsid="01a7b475" style:font-size-asian="11pt" style:font-weight-asian="normal" style:font-size-complex="11pt" style:font-weight-complex="normal"/>
    </style:style>
    <style:style style:name="P257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539ba4" officeooo:paragraph-rsid="01539ba4" style:font-size-asian="11pt" style:font-weight-asian="normal" style:font-size-complex="11pt" style:font-weight-complex="normal"/>
    </style:style>
    <style:style style:name="P258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09de38d" officeooo:paragraph-rsid="00ad3237" style:font-size-asian="11pt" style:font-weight-asian="normal" style:font-size-complex="11pt" style:font-weight-complex="normal"/>
    </style:style>
    <style:style style:name="P259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0bbfdac" officeooo:paragraph-rsid="00ad3237" style:font-size-asian="11pt" style:font-weight-asian="normal" style:font-size-complex="11pt" style:font-weight-complex="normal"/>
    </style:style>
    <style:style style:name="P260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957bc0" officeooo:paragraph-rsid="01957bc0" style:font-size-asian="11pt" style:font-weight-asian="normal" style:font-size-complex="11pt" style:font-weight-complex="normal"/>
    </style:style>
    <style:style style:name="P261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9380ad" officeooo:paragraph-rsid="019380ad" style:font-size-asian="11pt" style:font-weight-asian="normal" style:font-size-complex="11pt" style:font-weight-complex="normal"/>
    </style:style>
    <style:style style:name="P262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548016" officeooo:paragraph-rsid="01548016" style:font-size-asian="11pt" style:font-weight-asian="normal" style:font-size-complex="11pt" style:font-weight-complex="normal"/>
    </style:style>
    <style:style style:name="P263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0966474" officeooo:paragraph-rsid="00ad3237" style:font-size-asian="11pt" style:font-weight-asian="normal" style:font-size-complex="11pt" style:font-weight-complex="normal"/>
    </style:style>
    <style:style style:name="P264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a6c865" officeooo:paragraph-rsid="01a6c865" style:font-size-asian="11pt" style:font-weight-asian="normal" style:font-size-complex="11pt" style:font-weight-complex="normal"/>
    </style:style>
    <style:style style:name="P265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ae6406" officeooo:paragraph-rsid="01ae6406" style:font-size-asian="11pt" style:font-weight-asian="normal" style:font-size-complex="11pt" style:font-weight-complex="normal"/>
    </style:style>
    <style:style style:name="P266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9861be" officeooo:paragraph-rsid="01e3e38a" style:font-size-asian="11pt" style:font-weight-asian="normal" style:font-size-complex="11pt" style:font-weight-complex="normal"/>
    </style:style>
    <style:style style:name="P267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f1c146" officeooo:paragraph-rsid="01f1c146" style:font-size-asian="11pt" style:font-weight-asian="normal" style:font-size-complex="11pt" style:font-weight-complex="normal"/>
    </style:style>
    <style:style style:name="P268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ae1d12" officeooo:paragraph-rsid="01f2a64f" style:font-size-asian="11pt" style:font-weight-asian="normal" style:font-size-complex="11pt" style:font-weight-complex="normal"/>
    </style:style>
    <style:style style:name="P269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9fb336" officeooo:paragraph-rsid="019fb336" style:font-size-asian="11pt" style:font-weight-asian="normal" style:font-size-complex="11pt" style:font-weight-complex="normal"/>
    </style:style>
    <style:style style:name="P270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f314ac" officeooo:paragraph-rsid="01f314ac" style:font-size-asian="11pt" style:font-weight-asian="normal" style:font-size-complex="11pt" style:font-weight-complex="normal"/>
    </style:style>
    <style:style style:name="P271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f463cc" officeooo:paragraph-rsid="01f463cc" style:font-size-asian="11pt" style:font-weight-asian="normal" style:font-size-complex="11pt" style:font-weight-complex="normal"/>
    </style:style>
    <style:style style:name="P272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6a8300" officeooo:paragraph-rsid="016a8300" style:font-size-asian="11pt" style:font-weight-asian="normal" style:font-size-complex="11pt" style:font-weight-complex="normal"/>
    </style:style>
    <style:style style:name="P273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f64ab0" officeooo:paragraph-rsid="01f64ab0" style:font-size-asian="11pt" style:font-weight-asian="normal" style:font-size-complex="11pt" style:font-weight-complex="normal"/>
    </style:style>
    <style:style style:name="P274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f89d55" officeooo:paragraph-rsid="01f89d55" style:font-size-asian="11pt" style:font-weight-asian="normal" style:font-size-complex="11pt" style:font-weight-complex="normal"/>
    </style:style>
    <style:style style:name="P275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fa3a95" officeooo:paragraph-rsid="01fa3a95" style:font-size-asian="11pt" style:font-weight-asian="normal" style:font-size-complex="11pt" style:font-weight-complex="normal"/>
    </style:style>
    <style:style style:name="P276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fb1bc0" officeooo:paragraph-rsid="01fb1bc0" style:font-size-asian="11pt" style:font-weight-asian="normal" style:font-size-complex="11pt" style:font-weight-complex="normal"/>
    </style:style>
    <style:style style:name="P277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2cef0c" officeooo:paragraph-rsid="01fe0a18" style:font-size-asian="11pt" style:font-weight-asian="normal" style:font-size-complex="11pt" style:font-weight-complex="normal"/>
    </style:style>
    <style:style style:name="P278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fe8b00" officeooo:paragraph-rsid="01fe8b00" style:font-size-asian="11pt" style:font-weight-asian="normal" style:font-size-complex="11pt" style:font-weight-complex="normal"/>
    </style:style>
    <style:style style:name="P279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201f719" officeooo:paragraph-rsid="0201f719" style:font-size-asian="11pt" style:font-weight-asian="normal" style:font-size-complex="11pt" style:font-weight-complex="normal"/>
    </style:style>
    <style:style style:name="P280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2021c52" officeooo:paragraph-rsid="02021c52" style:font-size-asian="11pt" style:font-weight-asian="normal" style:font-size-complex="11pt" style:font-weight-complex="normal"/>
    </style:style>
    <style:style style:name="P281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2027ea3" officeooo:paragraph-rsid="02027ea3" style:font-size-asian="11pt" style:font-weight-asian="normal" style:font-size-complex="11pt" style:font-weight-complex="normal"/>
    </style:style>
    <style:style style:name="P282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0d2e8c4" officeooo:paragraph-rsid="02027ea3" style:font-size-asian="11pt" style:font-weight-asian="normal" style:font-size-complex="11pt" style:font-weight-complex="normal"/>
    </style:style>
    <style:style style:name="P283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203267c" officeooo:paragraph-rsid="0203267c" style:font-size-asian="11pt" style:font-weight-asian="normal" style:font-size-complex="11pt" style:font-weight-complex="normal"/>
    </style:style>
    <style:style style:name="P284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2041a36" officeooo:paragraph-rsid="02041a36" style:font-size-asian="11pt" style:font-weight-asian="normal" style:font-size-complex="11pt" style:font-weight-complex="normal"/>
    </style:style>
    <style:style style:name="P285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204e24a" officeooo:paragraph-rsid="0204e24a" style:font-size-asian="11pt" style:font-weight-asian="normal" style:font-size-complex="11pt" style:font-weight-complex="normal"/>
    </style:style>
    <style:style style:name="P286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2057450" officeooo:paragraph-rsid="02057450" style:font-size-asian="11pt" style:font-weight-asian="normal" style:font-size-complex="11pt" style:font-weight-complex="normal"/>
    </style:style>
    <style:style style:name="P287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205936b" officeooo:paragraph-rsid="0205936b" style:font-size-asian="11pt" style:font-weight-asian="normal" style:font-size-complex="11pt" style:font-weight-complex="normal"/>
    </style:style>
    <style:style style:name="P288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20755c7" officeooo:paragraph-rsid="020755c7" style:font-size-asian="11pt" style:font-weight-asian="normal" style:font-size-complex="11pt" style:font-weight-complex="normal"/>
    </style:style>
    <style:style style:name="P289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20e6a6f" officeooo:paragraph-rsid="020e6a6f" style:font-size-asian="11pt" style:font-weight-asian="normal" style:font-size-complex="11pt" style:font-weight-complex="normal"/>
    </style:style>
    <style:style style:name="P290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0a018bf" officeooo:paragraph-rsid="00ad3237" style:font-size-asian="11pt" style:font-weight-asian="normal" style:font-size-complex="11pt" style:font-weight-complex="normal"/>
    </style:style>
    <style:style style:name="P291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20fe333" officeooo:paragraph-rsid="020fe333" style:font-size-asian="11pt" style:font-weight-asian="normal" style:font-size-complex="11pt" style:font-weight-complex="normal"/>
    </style:style>
    <style:style style:name="P292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211187c" officeooo:paragraph-rsid="0211187c" style:font-size-asian="11pt" style:font-weight-asian="normal" style:font-size-complex="11pt" style:font-weight-complex="normal"/>
    </style:style>
    <style:style style:name="P293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21288ad" officeooo:paragraph-rsid="021288ad" style:font-size-asian="11pt" style:font-weight-asian="normal" style:font-size-complex="11pt" style:font-weight-complex="normal"/>
    </style:style>
    <style:style style:name="P294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2142794" officeooo:paragraph-rsid="02142794" style:font-size-asian="11pt" style:font-weight-asian="normal" style:font-size-complex="11pt" style:font-weight-complex="normal"/>
    </style:style>
    <style:style style:name="P295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216ebcf" officeooo:paragraph-rsid="0216ebcf" style:font-size-asian="11pt" style:font-weight-asian="normal" style:font-size-complex="11pt" style:font-weight-complex="normal"/>
    </style:style>
    <style:style style:name="P296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0c2a74d" officeooo:paragraph-rsid="00ad3237" style:font-size-asian="11pt" style:font-weight-asian="normal" style:font-size-complex="11pt" style:font-weight-complex="normal"/>
    </style:style>
    <style:style style:name="P297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2179665" officeooo:paragraph-rsid="02179665" style:font-size-asian="11pt" style:font-weight-asian="normal" style:font-size-complex="11pt" style:font-weight-complex="normal"/>
    </style:style>
    <style:style style:name="P298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218c5de" officeooo:paragraph-rsid="0218c5de" style:font-size-asian="11pt" style:font-weight-asian="normal" style:font-size-complex="11pt" style:font-weight-complex="normal"/>
    </style:style>
    <style:style style:name="P299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21988b7" officeooo:paragraph-rsid="021988b7" style:font-size-asian="11pt" style:font-weight-asian="normal" style:font-size-complex="11pt" style:font-weight-complex="normal"/>
    </style:style>
    <style:style style:name="P300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221276c" officeooo:paragraph-rsid="0221276c" style:font-size-asian="11pt" style:font-weight-asian="normal" style:font-size-complex="11pt" style:font-weight-complex="normal"/>
    </style:style>
    <style:style style:name="P301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222bcba" officeooo:paragraph-rsid="0222bcba" style:font-size-asian="11pt" style:font-weight-asian="normal" style:font-size-complex="11pt" style:font-weight-complex="normal"/>
    </style:style>
    <style:style style:name="P302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2244103" officeooo:paragraph-rsid="02244103" style:font-size-asian="11pt" style:font-weight-asian="normal" style:font-size-complex="11pt" style:font-weight-complex="normal"/>
    </style:style>
    <style:style style:name="P303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225cc22" officeooo:paragraph-rsid="0225cc22" style:font-size-asian="11pt" style:font-weight-asian="normal" style:font-size-complex="11pt" style:font-weight-complex="normal"/>
    </style:style>
    <style:style style:name="P304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2277929" officeooo:paragraph-rsid="02277929" style:font-size-asian="11pt" style:font-weight-asian="normal" style:font-size-complex="11pt" style:font-weight-complex="normal"/>
    </style:style>
    <style:style style:name="P305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22b044f" officeooo:paragraph-rsid="022b044f" style:font-size-asian="11pt" style:font-weight-asian="normal" style:font-size-complex="11pt" style:font-weight-complex="normal"/>
    </style:style>
    <style:style style:name="P306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0d0c91f" officeooo:paragraph-rsid="00ad3237" style:font-size-asian="11pt" style:font-weight-asian="normal" style:font-size-complex="11pt" style:font-weight-complex="normal"/>
    </style:style>
    <style:style style:name="P307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231c884" officeooo:paragraph-rsid="0231c884" style:font-size-asian="11pt" style:font-weight-asian="normal" style:font-size-complex="11pt" style:font-weight-complex="normal"/>
    </style:style>
    <style:style style:name="P308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22f3a91" officeooo:paragraph-rsid="022f3a91" style:font-size-asian="11pt" style:font-weight-asian="normal" style:font-size-complex="11pt" style:font-weight-complex="normal"/>
    </style:style>
    <style:style style:name="P309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2368b9d" officeooo:paragraph-rsid="02368b9d" style:font-size-asian="11pt" style:font-weight-asian="normal" style:font-size-complex="11pt" style:font-weight-complex="normal"/>
    </style:style>
    <style:style style:name="P310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095ec4e" officeooo:paragraph-rsid="021d0050" style:font-size-asian="11pt" style:font-weight-asian="normal" style:font-size-complex="11pt" style:font-weight-complex="normal"/>
    </style:style>
    <style:style style:name="P311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239ddb9" officeooo:paragraph-rsid="0239ddb9" style:font-size-asian="11pt" style:font-weight-asian="normal" style:font-size-complex="11pt" style:font-weight-complex="normal"/>
    </style:style>
    <style:style style:name="P312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234d953" officeooo:paragraph-rsid="0234d953" style:font-size-asian="11pt" style:font-weight-asian="normal" style:font-size-complex="11pt" style:font-weight-complex="normal"/>
    </style:style>
    <style:style style:name="P313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23d47db" officeooo:paragraph-rsid="023d47db" style:font-size-asian="11pt" style:font-weight-asian="normal" style:font-size-complex="11pt" style:font-weight-complex="normal"/>
    </style:style>
    <style:style style:name="P314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21f631a" officeooo:paragraph-rsid="021f631a" style:font-size-asian="11pt" style:font-weight-asian="normal" style:font-size-complex="11pt" style:font-weight-complex="normal"/>
    </style:style>
    <style:style style:name="P315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243a88c" officeooo:paragraph-rsid="0243a88c" style:font-size-asian="11pt" style:font-weight-asian="normal" style:font-size-complex="11pt" style:font-weight-complex="normal"/>
    </style:style>
    <style:style style:name="P316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1c508ac" officeooo:paragraph-rsid="01cb77ae" style:font-size-asian="11pt" style:font-weight-asian="normal" style:font-size-complex="11pt" style:font-weight-complex="normal"/>
    </style:style>
    <style:style style:name="P317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2452afe" officeooo:paragraph-rsid="02452afe" style:font-size-asian="11pt" style:font-weight-asian="normal" style:font-size-complex="11pt" style:font-weight-complex="normal"/>
    </style:style>
    <style:style style:name="P318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23413f3" officeooo:paragraph-rsid="023413f3" style:font-size-asian="11pt" style:font-weight-asian="normal" style:font-size-complex="11pt" style:font-weight-complex="normal"/>
    </style:style>
    <style:style style:name="P319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2482d56" officeooo:paragraph-rsid="02482d56" style:font-size-asian="11pt" style:font-weight-asian="normal" style:font-size-complex="11pt" style:font-weight-complex="normal"/>
    </style:style>
    <style:style style:name="P320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24e47bc" officeooo:paragraph-rsid="024e47bc" style:font-size-asian="11pt" style:font-weight-asian="normal" style:font-size-complex="11pt" style:font-weight-complex="normal"/>
    </style:style>
    <style:style style:name="P321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normal" officeooo:rsid="024f412e" officeooo:paragraph-rsid="024f412e" style:font-size-asian="11pt" style:font-weight-asian="normal" style:font-size-complex="11pt" style:font-weight-complex="normal"/>
    </style:style>
    <style:style style:name="P322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bold" officeooo:rsid="0150e3ba" officeooo:paragraph-rsid="0150e3ba" style:font-size-asian="11pt" style:font-weight-asian="bold" style:font-size-complex="11pt" style:font-weight-complex="bold"/>
    </style:style>
    <style:style style:name="P323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bold" officeooo:rsid="00fbf9cb" officeooo:paragraph-rsid="010f191b" style:font-size-asian="11pt" style:font-weight-asian="bold" style:font-size-complex="11pt" style:font-weight-complex="bold"/>
    </style:style>
    <style:style style:name="P324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bold" officeooo:rsid="0138a9fe" officeooo:paragraph-rsid="0138a9fe" style:font-size-asian="11pt" style:font-weight-asian="bold" style:font-size-complex="11pt" style:font-weight-complex="bold"/>
    </style:style>
    <style:style style:name="P325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bold" officeooo:rsid="013c4976" officeooo:paragraph-rsid="013c4976" style:font-size-asian="11pt" style:font-weight-asian="bold" style:font-size-complex="11pt" style:font-weight-complex="bold"/>
    </style:style>
    <style:style style:name="P326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bold" officeooo:rsid="0142b557" officeooo:paragraph-rsid="0142b557" style:font-size-asian="11pt" style:font-weight-asian="bold" style:font-size-complex="11pt" style:font-weight-complex="bold"/>
    </style:style>
    <style:style style:name="P327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bold" officeooo:rsid="0149b763" officeooo:paragraph-rsid="0149b763" style:font-size-asian="11pt" style:font-weight-asian="bold" style:font-size-complex="11pt" style:font-weight-complex="bold"/>
    </style:style>
    <style:style style:name="P328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bold" officeooo:rsid="014e8ecd" officeooo:paragraph-rsid="014e8ecd" style:font-size-asian="11pt" style:font-weight-asian="bold" style:font-size-complex="11pt" style:font-weight-complex="bold"/>
    </style:style>
    <style:style style:name="P329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bold" officeooo:rsid="014f3a76" officeooo:paragraph-rsid="014f3a76" style:font-size-asian="11pt" style:font-weight-asian="bold" style:font-size-complex="11pt" style:font-weight-complex="bold"/>
    </style:style>
    <style:style style:name="P330" style:family="paragraph" style:parent-style-name="Standard">
      <style:paragraph-properties fo:margin-top="0in" fo:margin-bottom="0in" style:contextual-spacing="false"/>
      <style:text-properties style:font-name="FreeSans1" fo:font-size="11pt" fo:language="nl" fo:country="NL" fo:font-weight="bold" officeooo:rsid="023312ae" officeooo:paragraph-rsid="023312ae" style:font-size-asian="11pt" style:font-weight-asian="bold" style:font-size-complex="11pt" style:font-weight-complex="bold"/>
    </style:style>
    <style:style style:name="P331" style:family="paragraph" style:parent-style-name="Standard">
      <style:paragraph-properties fo:margin-top="0in" fo:margin-bottom="0in" style:contextual-spacing="false"/>
      <style:text-properties style:font-name="FreeSans1" fo:font-size="11pt" fo:language="en" fo:country="GB" fo:font-weight="normal" officeooo:rsid="017b9b48" officeooo:paragraph-rsid="013a06fb" style:font-size-asian="11pt" style:font-weight-asian="normal" style:font-size-complex="11pt" style:font-weight-complex="normal"/>
    </style:style>
    <style:style style:name="P332" style:family="paragraph" style:parent-style-name="Standard">
      <style:paragraph-properties fo:margin-top="0in" fo:margin-bottom="0in" style:contextual-spacing="false"/>
      <style:text-properties style:font-name="FreeSans1" fo:font-size="11pt" fo:language="en" fo:country="GB" fo:font-weight="normal" officeooo:rsid="017cebb6" officeooo:paragraph-rsid="013b8963" style:font-size-asian="11pt" style:font-weight-asian="normal" style:font-size-complex="11pt" style:font-weight-complex="normal"/>
    </style:style>
    <style:style style:name="P333" style:family="paragraph" style:parent-style-name="Standard">
      <style:paragraph-properties fo:margin-top="0in" fo:margin-bottom="0in" style:contextual-spacing="false"/>
      <style:text-properties style:font-name="FreeSans1" fo:font-size="11pt" fo:language="en" fo:country="GB" fo:font-weight="normal" officeooo:rsid="016f70f9" officeooo:paragraph-rsid="013bacf6" style:font-size-asian="11pt" style:font-weight-asian="normal" style:font-size-complex="11pt" style:font-weight-complex="normal"/>
    </style:style>
    <style:style style:name="P334" style:family="paragraph" style:parent-style-name="Standard">
      <style:paragraph-properties fo:margin-top="0in" fo:margin-bottom="0in" style:contextual-spacing="false"/>
      <style:text-properties style:font-name="FreeSans1" fo:font-size="11pt" fo:language="en" fo:country="GB" fo:font-weight="normal" officeooo:rsid="0240e1e2" officeooo:paragraph-rsid="0240e1e2" style:font-size-asian="11pt" style:font-weight-asian="normal" style:font-size-complex="11pt" style:font-weight-complex="normal"/>
    </style:style>
    <style:style style:name="P335" style:family="paragraph" style:parent-style-name="Standard">
      <style:paragraph-properties fo:margin-top="0in" fo:margin-bottom="0in" style:contextual-spacing="false" fo:break-before="page"/>
      <style:text-properties style:font-name="FreeSans1" fo:font-size="20pt" fo:language="nl" fo:country="NL" fo:font-weight="bold" officeooo:rsid="00924e28" officeooo:paragraph-rsid="0122fb26" style:font-size-asian="20pt" style:font-weight-asian="bold" style:font-size-complex="20pt" style:font-weight-complex="bold"/>
    </style:style>
    <style:style style:name="P336" style:family="paragraph" style:parent-style-name="Standard">
      <style:paragraph-properties fo:margin-top="0in" fo:margin-bottom="0in" style:contextual-spacing="false" fo:break-before="page"/>
      <style:text-properties style:font-name="FreeSans1" fo:font-size="20pt" fo:language="nl" fo:country="NL" fo:font-weight="bold" officeooo:rsid="009562be" officeooo:paragraph-rsid="009562be" style:font-size-asian="20pt" style:font-weight-asian="bold" style:font-size-complex="20pt" style:font-weight-complex="bold"/>
    </style:style>
    <style:style style:name="P337" style:family="paragraph" style:parent-style-name="Standard">
      <style:paragraph-properties fo:margin-top="0in" fo:margin-bottom="0in" style:contextual-spacing="false"/>
      <style:text-properties style:font-name="FreeSans1" fo:font-size="20pt" fo:language="nl" fo:country="NL" fo:font-weight="bold" officeooo:rsid="009b1cb3" officeooo:paragraph-rsid="009b1cb3" style:font-size-asian="20pt" style:font-weight-asian="bold" style:font-size-complex="20pt" style:font-weight-complex="bold"/>
    </style:style>
    <style:style style:name="P338" style:family="paragraph" style:parent-style-name="Standard">
      <style:paragraph-properties fo:margin-top="0in" fo:margin-bottom="0in" style:contextual-spacing="false" fo:break-before="page"/>
      <style:text-properties style:font-name="FreeSans1" fo:font-size="20pt" fo:language="nl" fo:country="NL" fo:font-weight="bold" officeooo:rsid="00e46e7b" officeooo:paragraph-rsid="00e46e7b" style:font-size-asian="20pt" style:font-weight-asian="bold" style:font-size-complex="20pt" style:font-weight-complex="bold"/>
    </style:style>
    <style:style style:name="P339" style:family="paragraph" style:parent-style-name="Standard">
      <style:paragraph-properties fo:margin-top="0in" fo:margin-bottom="0in" style:contextual-spacing="false"/>
      <style:text-properties style:font-name="FreeSans1" fo:font-size="20pt" fo:language="nl" fo:country="NL" fo:font-weight="bold" officeooo:rsid="008db595" officeooo:paragraph-rsid="00f8e365" style:font-size-asian="20pt" style:font-weight-asian="bold" style:font-size-complex="20pt" style:font-weight-complex="bold"/>
    </style:style>
    <style:style style:name="P340" style:family="paragraph" style:parent-style-name="Standard">
      <style:paragraph-properties fo:margin-top="0in" fo:margin-bottom="0in" style:contextual-spacing="false" fo:break-before="page"/>
      <style:text-properties style:font-name="FreeSans1" fo:font-size="20pt" fo:language="nl" fo:country="NL" fo:font-weight="bold" officeooo:rsid="0155e1b3" officeooo:paragraph-rsid="0155e1b3" style:font-size-asian="20pt" style:font-weight-asian="bold" style:font-size-complex="20pt" style:font-weight-complex="bold"/>
    </style:style>
    <style:style style:name="P341" style:family="paragraph" style:parent-style-name="Standard">
      <style:paragraph-properties fo:margin-top="0in" fo:margin-bottom="0in" style:contextual-spacing="false" fo:break-before="page"/>
      <style:text-properties style:font-name="FreeSans1" fo:font-size="20pt" fo:language="nl" fo:country="NL" fo:font-weight="bold" officeooo:rsid="00fbf9cb" officeooo:paragraph-rsid="00fbf9cb" style:font-size-asian="20pt" style:font-weight-asian="bold" style:font-size-complex="20pt" style:font-weight-complex="bold"/>
    </style:style>
    <style:style style:name="P342" style:family="paragraph" style:parent-style-name="Standard">
      <style:paragraph-properties fo:margin-top="0in" fo:margin-bottom="0in" style:contextual-spacing="false" fo:break-before="page"/>
      <style:text-properties style:font-name="FreeSans1" fo:font-size="20pt" fo:language="nl" fo:country="NL" fo:font-weight="bold" officeooo:rsid="00a664e3" officeooo:paragraph-rsid="00a664e3" style:font-size-asian="20pt" style:font-weight-asian="bold" style:font-size-complex="20pt" style:font-weight-complex="bold"/>
    </style:style>
    <style:style style:name="P343" style:family="paragraph" style:parent-style-name="Standard">
      <style:paragraph-properties fo:margin-top="0in" fo:margin-bottom="0in" style:contextual-spacing="false"/>
      <style:text-properties style:font-name="FreeSans1" fo:font-size="20pt" fo:language="nl" fo:country="NL" fo:font-weight="bold" officeooo:rsid="012a6fea" officeooo:paragraph-rsid="012a6fea" style:font-size-asian="20pt" style:font-weight-asian="bold" style:font-size-complex="20pt" style:font-weight-complex="bold"/>
    </style:style>
    <style:style style:name="P344" style:family="paragraph" style:parent-style-name="Standard">
      <style:paragraph-properties fo:margin-top="0in" fo:margin-bottom="0in" style:contextual-spacing="false"/>
      <style:text-properties style:font-name="FreeSans1" fo:language="nl" fo:country="NL" officeooo:paragraph-rsid="00024f00"/>
    </style:style>
    <style:style style:name="P345" style:family="paragraph" style:parent-style-name="Standard">
      <style:paragraph-properties fo:margin-top="0in" fo:margin-bottom="0in" style:contextual-spacing="false"/>
      <style:text-properties style:font-name="FreeSans1" fo:language="nl" fo:country="NL" officeooo:rsid="0012a1e9" officeooo:paragraph-rsid="00143360"/>
    </style:style>
    <style:style style:name="P346" style:family="paragraph" style:parent-style-name="Standard">
      <style:paragraph-properties fo:margin-top="0in" fo:margin-bottom="0in" style:contextual-spacing="false"/>
      <style:text-properties style:font-name="FreeSans1" fo:language="nl" fo:country="NL" officeooo:rsid="00143360" officeooo:paragraph-rsid="00143360"/>
    </style:style>
    <style:style style:name="P347" style:family="paragraph" style:parent-style-name="Standard">
      <style:paragraph-properties fo:margin-top="0in" fo:margin-bottom="0in" style:contextual-spacing="false" fo:text-align="center" style:justify-single-word="false"/>
      <style:text-properties style:font-name="FreeSans1" fo:language="nl" fo:country="NL" officeooo:rsid="00e25d70" officeooo:paragraph-rsid="00e25d70"/>
    </style:style>
    <style:style style:name="P348" style:family="paragraph" style:parent-style-name="Standard">
      <style:paragraph-properties fo:margin-top="0in" fo:margin-bottom="0in" style:contextual-spacing="false"/>
      <style:text-properties fo:color="#55308d" loext:opacity="100%" style:font-name="FreeSans1" fo:font-size="12pt" fo:language="nl" fo:country="NL" fo:font-weight="normal" officeooo:rsid="00ffd700" officeooo:paragraph-rsid="011ce38e" style:font-size-asian="10.5pt" style:font-weight-asian="normal" style:font-size-complex="12pt" style:font-weight-complex="normal"/>
    </style:style>
    <style:style style:name="P349" style:family="paragraph" style:parent-style-name="Standard">
      <style:paragraph-properties fo:margin-top="0in" fo:margin-bottom="0in" style:contextual-spacing="false"/>
      <style:text-properties fo:color="#158466" loext:opacity="100%" style:font-name="FreeSans1" fo:font-size="12pt" fo:language="nl" fo:country="NL" fo:font-weight="normal" officeooo:rsid="012a6fea" officeooo:paragraph-rsid="012af05f" style:font-size-asian="10.5pt" style:font-weight-asian="normal" style:font-size-complex="12pt" style:font-weight-complex="normal"/>
    </style:style>
    <style:style style:name="P350" style:family="paragraph" style:parent-style-name="Standard">
      <style:paragraph-properties fo:margin-top="0in" fo:margin-bottom="0in" style:contextual-spacing="false"/>
      <style:text-properties fo:color="#158466" loext:opacity="100%" style:font-name="FreeSans1" fo:font-size="12pt" fo:language="nl" fo:country="NL" fo:font-weight="normal" officeooo:rsid="013441bc" officeooo:paragraph-rsid="013441bc" style:font-size-asian="10.5pt" style:font-weight-asian="normal" style:font-size-complex="12pt" style:font-weight-complex="normal"/>
    </style:style>
    <style:style style:name="P351" style:family="paragraph" style:parent-style-name="Standard">
      <style:paragraph-properties fo:margin-top="0in" fo:margin-bottom="0in" style:contextual-spacing="false"/>
      <style:text-properties fo:color="#158466" loext:opacity="100%" style:font-name="FreeSans1" fo:font-size="12pt" fo:language="nl" fo:country="NL" fo:font-weight="normal" officeooo:rsid="01695725" officeooo:paragraph-rsid="01695725" style:font-size-asian="10.5pt" style:font-weight-asian="normal" style:font-size-complex="12pt" style:font-weight-complex="normal"/>
    </style:style>
    <style:style style:name="P352" style:family="paragraph" style:parent-style-name="Standard">
      <style:paragraph-properties fo:margin-top="0in" fo:margin-bottom="0in" style:contextual-spacing="false"/>
      <style:text-properties style:font-name="FreeSans1" fo:font-size="12pt" fo:language="nl" fo:country="NL" fo:font-weight="normal" officeooo:rsid="01fd7884" officeooo:paragraph-rsid="01fd7884" style:font-size-asian="10.5pt" style:font-weight-asian="normal" style:font-size-complex="12pt" style:font-weight-complex="normal"/>
    </style:style>
    <style:style style:name="P353" style:family="paragraph" style:parent-style-name="Standard">
      <style:paragraph-properties fo:margin-top="0in" fo:margin-bottom="0in" style:contextual-spacing="false"/>
      <style:text-properties style:font-name="FreeSans1" fo:font-size="12pt" fo:language="en" fo:country="GB" fo:font-weight="normal" officeooo:rsid="0273e526" officeooo:paragraph-rsid="025364f9" style:font-size-asian="10.5pt" style:font-weight-asian="normal" style:font-size-complex="12pt" style:font-weight-complex="normal"/>
    </style:style>
    <style:style style:name="P354" style:family="paragraph" style:parent-style-name="Standard">
      <style:paragraph-properties fo:margin-top="0in" fo:margin-bottom="0in" style:contextual-spacing="false"/>
      <style:text-properties style:font-name="FreeSans1" fo:font-size="12pt" fo:language="en" fo:country="GB" fo:font-weight="normal" officeooo:rsid="027348b6" officeooo:paragraph-rsid="025364f9" style:font-size-asian="10.5pt" style:font-weight-asian="normal" style:font-size-complex="12pt" style:font-weight-complex="normal"/>
    </style:style>
    <style:style style:name="P355" style:family="paragraph" style:parent-style-name="Standard">
      <style:paragraph-properties fo:margin-top="0in" fo:margin-bottom="0in" style:contextual-spacing="false"/>
      <style:text-properties style:font-name="FreeSans1" fo:font-size="12pt" fo:language="en" fo:country="GB" fo:font-weight="normal" officeooo:rsid="0272c285" officeooo:paragraph-rsid="025364f9" style:font-size-asian="10.5pt" style:font-weight-asian="normal" style:font-size-complex="12pt" style:font-weight-complex="normal"/>
    </style:style>
    <style:style style:name="T1" style:family="text">
      <style:text-properties officeooo:rsid="00abcae2" fo:background-color="transparent" loext:char-shading-value="0"/>
    </style:style>
    <style:style style:name="T2" style:family="text">
      <style:text-properties officeooo:rsid="017d5866"/>
    </style:style>
    <style:style style:name="T3" style:family="text">
      <style:text-properties officeooo:rsid="029efd2b"/>
    </style:style>
    <style:style style:name="T4" style:family="text">
      <style:text-properties officeooo:rsid="001115ea"/>
    </style:style>
    <style:style style:name="T5" style:family="text">
      <style:text-properties officeooo:rsid="017fde2d"/>
    </style:style>
    <style:style style:name="T6" style:family="text">
      <style:text-properties fo:font-variant="normal" fo:text-transform="none" fo:letter-spacing="normal" fo:font-style="normal" fo:font-weight="normal" officeooo:rsid="001115ea"/>
    </style:style>
    <style:style style:name="T7" style:family="text">
      <style:text-properties fo:font-variant="normal" fo:text-transform="none" fo:color="#000000" loext:opacity="100%" fo:letter-spacing="normal" fo:font-style="normal" officeooo:rsid="001115ea" style:font-size-asian="12pt" style:language-asian="zxx" style:country-asian="none" style:language-complex="zxx" style:country-complex="none"/>
    </style:style>
    <style:style style:name="T8" style:family="text">
      <style:text-properties officeooo:rsid="0004cf7b"/>
    </style:style>
    <style:style style:name="T9" style:family="text">
      <style:text-properties officeooo:rsid="0005cc28"/>
    </style:style>
    <style:style style:name="T10" style:family="text">
      <style:text-properties fo:font-weight="normal" officeooo:rsid="000f5b58" style:font-size-asian="10.5pt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1b83b62" style:font-weight-asian="normal" style:font-weight-complex="normal"/>
    </style:style>
    <style:style style:name="T13" style:family="text">
      <style:text-properties fo:font-weight="normal" officeooo:rsid="01b952ed" style:font-weight-asian="normal" style:font-weight-complex="normal"/>
    </style:style>
    <style:style style:name="T14" style:family="text">
      <style:text-properties officeooo:rsid="000ff617"/>
    </style:style>
    <style:style style:name="T15" style:family="text">
      <style:text-properties fo:color="#000000" loext:opacity="100%"/>
    </style:style>
    <style:style style:name="T16" style:family="text">
      <style:text-properties fo:color="#000000" loext:opacity="100%" fo:font-size="12pt" style:font-size-asian="12pt" style:language-asian="zxx" style:country-asian="none" style:font-size-complex="12pt" style:language-complex="zxx" style:country-complex="none"/>
    </style:style>
    <style:style style:name="T17" style:family="text">
      <style:text-properties fo:color="#000000" loext:opacity="100%" fo:font-size="12pt" officeooo:rsid="0013f7d6" style:font-size-asian="12pt" style:language-asian="zxx" style:country-asian="none" style:font-size-complex="12pt" style:language-complex="zxx" style:country-complex="none"/>
    </style:style>
    <style:style style:name="T18" style:family="text">
      <style:text-properties fo:color="#000000" loext:opacity="100%" fo:font-size="12pt" officeooo:rsid="00143360" style:font-size-asian="12pt" style:language-asian="zxx" style:country-asian="none" style:font-size-complex="12pt" style:language-complex="zxx" style:country-complex="none"/>
    </style:style>
    <style:style style:name="T19" style:family="text">
      <style:text-properties fo:color="#000000" loext:opacity="100%" fo:font-size="12pt" officeooo:rsid="00143c7c" style:font-size-asian="12pt" style:language-asian="zxx" style:country-asian="none" style:font-size-complex="12pt" style:language-complex="zxx" style:country-complex="none"/>
    </style:style>
    <style:style style:name="T20" style:family="text">
      <style:text-properties fo:color="#000000" loext:opacity="100%" fo:font-size="12pt" officeooo:rsid="0053a30d" style:font-size-asian="12pt" style:language-asian="zxx" style:country-asian="none" style:font-size-complex="12pt" style:language-complex="zxx" style:country-complex="none"/>
    </style:style>
    <style:style style:name="T21" style:family="text">
      <style:text-properties fo:color="#000000" loext:opacity="100%" fo:font-size="12pt" officeooo:rsid="00557b6a" style:font-size-asian="12pt" style:language-asian="zxx" style:country-asian="none" style:font-size-complex="12pt" style:language-complex="zxx" style:country-complex="none"/>
    </style:style>
    <style:style style:name="T22" style:family="text">
      <style:text-properties fo:color="#000000" loext:opacity="100%" fo:font-size="12pt" officeooo:rsid="00922c13" style:font-size-asian="12pt" style:language-asian="zxx" style:country-asian="none" style:font-size-complex="12pt" style:language-complex="zxx" style:country-complex="none"/>
    </style:style>
    <style:style style:name="T23" style:family="text">
      <style:text-properties fo:color="#000000" loext:opacity="100%" style:font-size-asian="12pt" style:language-asian="zxx" style:country-asian="none" style:language-complex="zxx" style:country-complex="none"/>
    </style:style>
    <style:style style:name="T24" style:family="text">
      <style:text-properties fo:color="#000000" loext:opacity="100%" officeooo:rsid="001115ea" style:font-size-asian="12pt" style:language-asian="zxx" style:country-asian="none" style:language-complex="zxx" style:country-complex="none"/>
    </style:style>
    <style:style style:name="T25" style:family="text">
      <style:text-properties fo:color="#000000" loext:opacity="100%" fo:font-weight="bold" style:font-weight-asian="bold" style:font-weight-complex="bold"/>
    </style:style>
    <style:style style:name="T26" style:family="text">
      <style:text-properties fo:color="#000000" loext:opacity="100%" fo:font-weight="bold" officeooo:rsid="00a85f71" style:font-weight-asian="bold" style:font-weight-complex="bold"/>
    </style:style>
    <style:style style:name="T27" style:family="text">
      <style:text-properties fo:color="#000000" loext:opacity="100%" fo:font-weight="bold" officeooo:rsid="00d68e6b" style:font-weight-asian="bold" style:font-weight-complex="bold"/>
    </style:style>
    <style:style style:name="T28" style:family="text">
      <style:text-properties fo:color="#000000" loext:opacity="100%" officeooo:rsid="00af3dae"/>
    </style:style>
    <style:style style:name="T29" style:family="text">
      <style:text-properties fo:color="#000000" loext:opacity="100%" officeooo:rsid="00c3335e"/>
    </style:style>
    <style:style style:name="T30" style:family="text">
      <style:text-properties fo:color="#000000" loext:opacity="100%" officeooo:rsid="00c53124"/>
    </style:style>
    <style:style style:name="T31" style:family="text">
      <style:text-properties fo:color="#000000" loext:opacity="100%" officeooo:rsid="00f8e365"/>
    </style:style>
    <style:style style:name="T32" style:family="text">
      <style:text-properties fo:color="#000000" loext:opacity="100%" officeooo:rsid="019cbb48"/>
    </style:style>
    <style:style style:name="T33" style:family="text">
      <style:text-properties fo:color="#000000" loext:opacity="100%" officeooo:rsid="019b5423"/>
    </style:style>
    <style:style style:name="T34" style:family="text">
      <style:text-properties officeooo:rsid="0012a1e9"/>
    </style:style>
    <style:style style:name="T35" style:family="text">
      <style:text-properties officeooo:rsid="0015ef6d"/>
    </style:style>
    <style:style style:name="T36" style:family="text">
      <style:text-properties officeooo:rsid="001c1c51"/>
    </style:style>
    <style:style style:name="T37" style:family="text">
      <style:text-properties officeooo:rsid="000c8ed5"/>
    </style:style>
    <style:style style:name="T38" style:family="text">
      <style:text-properties officeooo:rsid="0027b84c"/>
    </style:style>
    <style:style style:name="T39" style:family="text">
      <style:text-properties officeooo:rsid="002c1d1c"/>
    </style:style>
    <style:style style:name="T40" style:family="text">
      <style:text-properties officeooo:rsid="003ca94f"/>
    </style:style>
    <style:style style:name="T41" style:family="text">
      <style:text-properties officeooo:rsid="00475eb9"/>
    </style:style>
    <style:style style:name="T42" style:family="text">
      <style:text-properties officeooo:rsid="00483a99"/>
    </style:style>
    <style:style style:name="T43" style:family="text">
      <style:text-properties officeooo:rsid="00496d93"/>
    </style:style>
    <style:style style:name="T44" style:family="text">
      <style:text-properties officeooo:rsid="005b04e6"/>
    </style:style>
    <style:style style:name="T45" style:family="text">
      <style:text-properties officeooo:rsid="005b6d5f"/>
    </style:style>
    <style:style style:name="T46" style:family="text">
      <style:text-properties officeooo:rsid="005df16b"/>
    </style:style>
    <style:style style:name="T47" style:family="text">
      <style:text-properties officeooo:rsid="0061678c"/>
    </style:style>
    <style:style style:name="T48" style:family="text">
      <style:text-properties officeooo:rsid="0062ad0f"/>
    </style:style>
    <style:style style:name="T49" style:family="text">
      <style:text-properties officeooo:rsid="00641fad"/>
    </style:style>
    <style:style style:name="T50" style:family="text">
      <style:text-properties officeooo:rsid="00652894"/>
    </style:style>
    <style:style style:name="T51" style:family="text">
      <style:text-properties officeooo:rsid="006708cc"/>
    </style:style>
    <style:style style:name="T52" style:family="text">
      <style:text-properties officeooo:rsid="00672f75"/>
    </style:style>
    <style:style style:name="T53" style:family="text">
      <style:text-properties officeooo:rsid="006dab50"/>
    </style:style>
    <style:style style:name="T54" style:family="text">
      <style:text-properties officeooo:rsid="0056893f"/>
    </style:style>
    <style:style style:name="T55" style:family="text">
      <style:text-properties officeooo:rsid="00570438"/>
    </style:style>
    <style:style style:name="T56" style:family="text">
      <style:text-properties officeooo:rsid="007a3297"/>
    </style:style>
    <style:style style:name="T57" style:family="text">
      <style:text-properties officeooo:rsid="007bec2a"/>
    </style:style>
    <style:style style:name="T58" style:family="text">
      <style:text-properties officeooo:rsid="007d36d3"/>
    </style:style>
    <style:style style:name="T59" style:family="text">
      <style:text-properties officeooo:rsid="007dea68"/>
    </style:style>
    <style:style style:name="T60" style:family="text">
      <style:text-properties officeooo:rsid="00874fb5"/>
    </style:style>
    <style:style style:name="T61" style:family="text">
      <style:text-properties officeooo:rsid="00904893"/>
    </style:style>
    <style:style style:name="T62" style:family="text">
      <style:text-properties officeooo:rsid="00910f7e"/>
    </style:style>
    <style:style style:name="T63" style:family="text">
      <style:text-properties officeooo:rsid="00922c13"/>
    </style:style>
    <style:style style:name="T64" style:family="text">
      <style:text-properties officeooo:rsid="00928d1a"/>
    </style:style>
    <style:style style:name="T65" style:family="text">
      <style:text-properties officeooo:rsid="00936fa3"/>
    </style:style>
    <style:style style:name="T66" style:family="text">
      <style:text-properties officeooo:rsid="0021dbff"/>
    </style:style>
    <style:style style:name="T67" style:family="text">
      <style:text-properties style:text-position="super 58%"/>
    </style:style>
    <style:style style:name="T68" style:family="text">
      <style:text-properties style:text-position="super 58%" officeooo:rsid="00a0262b"/>
    </style:style>
    <style:style style:name="T69" style:family="text">
      <style:text-properties style:text-position="super 58%" officeooo:rsid="00a1d596"/>
    </style:style>
    <style:style style:name="T70" style:family="text">
      <style:text-properties style:text-position="super 58%" officeooo:rsid="00a3d060"/>
    </style:style>
    <style:style style:name="T71" style:family="text">
      <style:text-properties style:text-position="super 58%" officeooo:rsid="011758d1"/>
    </style:style>
    <style:style style:name="T72" style:family="text">
      <style:text-properties style:text-position="super 58%" officeooo:rsid="02239f71"/>
    </style:style>
    <style:style style:name="T73" style:family="text">
      <style:text-properties officeooo:rsid="0097501b"/>
    </style:style>
    <style:style style:name="T74" style:family="text">
      <style:text-properties officeooo:rsid="00981b0d"/>
    </style:style>
    <style:style style:name="T75" style:family="text">
      <style:text-properties officeooo:rsid="0099409c"/>
    </style:style>
    <style:style style:name="T76" style:family="text">
      <style:text-properties officeooo:rsid="009b2490"/>
    </style:style>
    <style:style style:name="T77" style:family="text">
      <style:text-properties fo:color="#2a6099" loext:opacity="100%"/>
    </style:style>
    <style:style style:name="T78" style:family="text">
      <style:text-properties fo:color="#2a6099" loext:opacity="100%" officeooo:rsid="0093f7d3"/>
    </style:style>
    <style:style style:name="T79" style:family="text">
      <style:text-properties fo:color="#2a6099" loext:opacity="100%" officeooo:rsid="00af3dae"/>
    </style:style>
    <style:style style:name="T80" style:family="text">
      <style:text-properties fo:color="#2a6099" loext:opacity="100%" style:text-position="super 58%"/>
    </style:style>
    <style:style style:name="T81" style:family="text">
      <style:text-properties fo:color="#2a6099" loext:opacity="100%" officeooo:rsid="00fd2061"/>
    </style:style>
    <style:style style:name="T82" style:family="text">
      <style:text-properties fo:color="#2a6099" loext:opacity="100%" officeooo:rsid="01e83809"/>
    </style:style>
    <style:style style:name="T83" style:family="text">
      <style:text-properties officeooo:rsid="009e41b5"/>
    </style:style>
    <style:style style:name="T84" style:family="text">
      <style:text-properties officeooo:rsid="00a0262b"/>
    </style:style>
    <style:style style:name="T85" style:family="text">
      <style:text-properties officeooo:rsid="00a1d596"/>
    </style:style>
    <style:style style:name="T86" style:family="text">
      <style:text-properties officeooo:rsid="00a2382e"/>
    </style:style>
    <style:style style:name="T87" style:family="text">
      <style:text-properties officeooo:rsid="00a3d060"/>
    </style:style>
    <style:style style:name="T88" style:family="text">
      <style:text-properties officeooo:rsid="00a43dee"/>
    </style:style>
    <style:style style:name="T89" style:family="text">
      <style:text-properties fo:font-size="12pt" fo:font-weight="normal" officeooo:rsid="00a68781" style:font-size-asian="12pt" style:font-weight-asian="normal" style:font-size-complex="12pt" style:font-weight-complex="normal"/>
    </style:style>
    <style:style style:name="T90" style:family="text">
      <style:text-properties officeooo:rsid="00a6ac12"/>
    </style:style>
    <style:style style:name="T91" style:family="text">
      <style:text-properties officeooo:rsid="00aa13de"/>
    </style:style>
    <style:style style:name="T92" style:family="text">
      <style:text-properties officeooo:rsid="00b79522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officeooo:rsid="00b79522" style:font-weight-asian="bold" style:font-weight-complex="bold"/>
    </style:style>
    <style:style style:name="T95" style:family="text">
      <style:text-properties fo:font-weight="bold" officeooo:rsid="00ab028e" style:font-weight-asian="bold" style:font-weight-complex="bold"/>
    </style:style>
    <style:style style:name="T96" style:family="text">
      <style:text-properties fo:font-weight="bold" officeooo:rsid="00a85f71" style:font-weight-asian="bold" style:font-weight-complex="bold"/>
    </style:style>
    <style:style style:name="T97" style:family="text">
      <style:text-properties fo:font-weight="bold" officeooo:rsid="00ac5187" style:font-weight-asian="bold" style:font-weight-complex="bold"/>
    </style:style>
    <style:style style:name="T98" style:family="text">
      <style:text-properties fo:font-weight="bold" officeooo:rsid="00b6a3ab" style:font-weight-asian="bold" style:font-weight-complex="bold"/>
    </style:style>
    <style:style style:name="T99" style:family="text">
      <style:text-properties fo:font-weight="bold" officeooo:rsid="00b7efac" style:font-weight-asian="bold" style:font-weight-complex="bold"/>
    </style:style>
    <style:style style:name="T100" style:family="text">
      <style:text-properties fo:font-weight="bold" officeooo:rsid="00ccd8ba" style:font-weight-asian="bold" style:font-weight-complex="bold"/>
    </style:style>
    <style:style style:name="T101" style:family="text">
      <style:text-properties fo:font-weight="bold" officeooo:rsid="00d52bba" style:font-weight-asian="bold" style:font-weight-complex="bold"/>
    </style:style>
    <style:style style:name="T102" style:family="text">
      <style:text-properties fo:font-weight="bold" officeooo:rsid="00d6b1d5" style:font-weight-asian="bold" style:font-weight-complex="bold"/>
    </style:style>
    <style:style style:name="T103" style:family="text">
      <style:text-properties fo:font-weight="bold" officeooo:rsid="00d80ffb" style:font-weight-asian="bold" style:font-weight-complex="bold"/>
    </style:style>
    <style:style style:name="T104" style:family="text">
      <style:text-properties fo:font-weight="bold" officeooo:rsid="00db54cd" style:font-weight-asian="bold" style:font-weight-complex="bold"/>
    </style:style>
    <style:style style:name="T105" style:family="text">
      <style:text-properties fo:font-weight="bold" officeooo:rsid="014f3a76" style:font-weight-asian="bold" style:font-weight-complex="bold"/>
    </style:style>
    <style:style style:name="T106" style:family="text">
      <style:text-properties officeooo:rsid="0093f7d3"/>
    </style:style>
    <style:style style:name="T107" style:family="text">
      <style:text-properties officeooo:rsid="00a85f71"/>
    </style:style>
    <style:style style:name="T108" style:family="text">
      <style:text-properties officeooo:rsid="00a4a34f"/>
    </style:style>
    <style:style style:name="T109" style:family="text">
      <style:text-properties officeooo:rsid="00b500bd"/>
    </style:style>
    <style:style style:name="T110" style:family="text">
      <style:text-properties officeooo:rsid="00af3dae"/>
    </style:style>
    <style:style style:name="T111" style:family="text">
      <style:text-properties officeooo:rsid="00a14ff4"/>
    </style:style>
    <style:style style:name="T112" style:family="text">
      <style:text-properties officeooo:rsid="00ad3237"/>
    </style:style>
    <style:style style:name="T113" style:family="text">
      <style:text-properties officeooo:rsid="00add767"/>
    </style:style>
    <style:style style:name="T114" style:family="text">
      <style:text-properties officeooo:rsid="00aecf41"/>
    </style:style>
    <style:style style:name="T115" style:family="text">
      <style:text-properties officeooo:rsid="00aed0d4"/>
    </style:style>
    <style:style style:name="T116" style:family="text">
      <style:text-properties officeooo:rsid="00af8dfa"/>
    </style:style>
    <style:style style:name="T117" style:family="text">
      <style:text-properties officeooo:rsid="00b1815d"/>
    </style:style>
    <style:style style:name="T118" style:family="text">
      <style:text-properties officeooo:rsid="00b1e63f"/>
    </style:style>
    <style:style style:name="T119" style:family="text">
      <style:text-properties officeooo:rsid="00b227a4"/>
    </style:style>
    <style:style style:name="T120" style:family="text">
      <style:text-properties officeooo:rsid="00b3cd5a"/>
    </style:style>
    <style:style style:name="T121" style:family="text">
      <style:text-properties officeooo:rsid="00b59327"/>
    </style:style>
    <style:style style:name="T122" style:family="text">
      <style:text-properties fo:font-style="normal" officeooo:rsid="00b6a58f" style:font-style-asian="normal" style:font-style-complex="normal"/>
    </style:style>
    <style:style style:name="T123" style:family="text">
      <style:text-properties fo:font-style="normal" officeooo:rsid="00b7efac" style:font-style-asian="normal" style:font-style-complex="normal"/>
    </style:style>
    <style:style style:name="T124" style:family="text">
      <style:text-properties officeooo:rsid="00b7efac"/>
    </style:style>
    <style:style style:name="T125" style:family="text">
      <style:text-properties officeooo:rsid="00b91ecb"/>
    </style:style>
    <style:style style:name="T126" style:family="text">
      <style:text-properties officeooo:rsid="00b9abbb"/>
    </style:style>
    <style:style style:name="T127" style:family="text">
      <style:text-properties officeooo:rsid="00bacdb2"/>
    </style:style>
    <style:style style:name="T128" style:family="text">
      <style:text-properties officeooo:rsid="00bb5f06"/>
    </style:style>
    <style:style style:name="T129" style:family="text">
      <style:text-properties officeooo:rsid="00bce3d4"/>
    </style:style>
    <style:style style:name="T130" style:family="text">
      <style:text-properties officeooo:rsid="00bedfec"/>
    </style:style>
    <style:style style:name="T131" style:family="text">
      <style:text-properties officeooo:rsid="00bfb0bd"/>
    </style:style>
    <style:style style:name="T132" style:family="text">
      <style:text-properties officeooo:rsid="00c02f90"/>
    </style:style>
    <style:style style:name="T133" style:family="text">
      <style:text-properties officeooo:rsid="00c1c721"/>
    </style:style>
    <style:style style:name="T134" style:family="text">
      <style:text-properties officeooo:rsid="00c68908"/>
    </style:style>
    <style:style style:name="T135" style:family="text">
      <style:text-properties officeooo:rsid="00c7dace"/>
    </style:style>
    <style:style style:name="T136" style:family="text">
      <style:text-properties officeooo:rsid="00c8de85"/>
    </style:style>
    <style:style style:name="T137" style:family="text">
      <style:text-properties officeooo:rsid="00c975b5"/>
    </style:style>
    <style:style style:name="T138" style:family="text">
      <style:text-properties officeooo:rsid="00ca7453"/>
    </style:style>
    <style:style style:name="T139" style:family="text">
      <style:text-properties officeooo:rsid="00cac307"/>
    </style:style>
    <style:style style:name="T140" style:family="text">
      <style:text-properties officeooo:rsid="00cb2d71"/>
    </style:style>
    <style:style style:name="T141" style:family="text">
      <style:text-properties officeooo:rsid="00ccd8ba"/>
    </style:style>
    <style:style style:name="T142" style:family="text">
      <style:text-properties officeooo:rsid="00cda4cb"/>
    </style:style>
    <style:style style:name="T143" style:family="text">
      <style:text-properties officeooo:rsid="00cefadd"/>
    </style:style>
    <style:style style:name="T144" style:family="text">
      <style:text-properties officeooo:rsid="00cff913"/>
    </style:style>
    <style:style style:name="T145" style:family="text">
      <style:text-properties officeooo:rsid="00d05712"/>
    </style:style>
    <style:style style:name="T146" style:family="text">
      <style:text-properties officeooo:rsid="00d07da1"/>
    </style:style>
    <style:style style:name="T147" style:family="text">
      <style:text-properties officeooo:rsid="00d19664"/>
    </style:style>
    <style:style style:name="T148" style:family="text">
      <style:text-properties officeooo:rsid="00d38a25"/>
    </style:style>
    <style:style style:name="T149" style:family="text">
      <style:text-properties officeooo:rsid="00d52bba"/>
    </style:style>
    <style:style style:name="T150" style:family="text">
      <style:text-properties officeooo:rsid="00d94ade"/>
    </style:style>
    <style:style style:name="T151" style:family="text">
      <style:text-properties officeooo:rsid="00e8e982"/>
    </style:style>
    <style:style style:name="T152" style:family="text">
      <style:text-properties officeooo:rsid="00e9832f"/>
    </style:style>
    <style:style style:name="T153" style:family="text">
      <style:text-properties officeooo:rsid="00ec370d"/>
    </style:style>
    <style:style style:name="T154" style:family="text">
      <style:text-properties officeooo:rsid="00ed0947"/>
    </style:style>
    <style:style style:name="T155" style:family="text">
      <style:text-properties officeooo:rsid="00f01c82"/>
    </style:style>
    <style:style style:name="T156" style:family="text">
      <style:text-properties officeooo:rsid="00f262b4"/>
    </style:style>
    <style:style style:name="T157" style:family="text">
      <style:text-properties officeooo:rsid="00f782b1"/>
    </style:style>
    <style:style style:name="T158" style:family="text">
      <style:text-properties officeooo:rsid="00f8e365"/>
    </style:style>
    <style:style style:name="T159" style:family="text">
      <style:text-properties officeooo:rsid="00ba3b4b"/>
    </style:style>
    <style:style style:name="T160" style:family="text">
      <style:text-properties fo:color="#55308d" loext:opacity="100%"/>
    </style:style>
    <style:style style:name="T161" style:family="text">
      <style:text-properties fo:color="#55308d" loext:opacity="100%" style:text-position="super 58%"/>
    </style:style>
    <style:style style:name="T162" style:family="text">
      <style:text-properties officeooo:rsid="00fd2061"/>
    </style:style>
    <style:style style:name="T163" style:family="text">
      <style:text-properties officeooo:rsid="01044ef1"/>
    </style:style>
    <style:style style:name="T164" style:family="text">
      <style:text-properties officeooo:rsid="01062122"/>
    </style:style>
    <style:style style:name="T165" style:family="text">
      <style:text-properties officeooo:rsid="010633f3"/>
    </style:style>
    <style:style style:name="T166" style:family="text">
      <style:text-properties officeooo:rsid="01105bb0"/>
    </style:style>
    <style:style style:name="T167" style:family="text">
      <style:text-properties officeooo:rsid="01106301"/>
    </style:style>
    <style:style style:name="T168" style:family="text">
      <style:text-properties officeooo:rsid="0111b5ce"/>
    </style:style>
    <style:style style:name="T169" style:family="text">
      <style:text-properties officeooo:rsid="01150a6b"/>
    </style:style>
    <style:style style:name="T170" style:family="text">
      <style:text-properties officeooo:rsid="0116c7bd"/>
    </style:style>
    <style:style style:name="T171" style:family="text">
      <style:text-properties officeooo:rsid="011758d1"/>
    </style:style>
    <style:style style:name="T172" style:family="text">
      <style:text-properties officeooo:rsid="0117cda4"/>
    </style:style>
    <style:style style:name="T173" style:family="text">
      <style:text-properties officeooo:rsid="0118b667"/>
    </style:style>
    <style:style style:name="T174" style:family="text">
      <style:text-properties officeooo:rsid="011bec26"/>
    </style:style>
    <style:style style:name="T175" style:family="text">
      <style:text-properties officeooo:rsid="012f123f"/>
    </style:style>
    <style:style style:name="T176" style:family="text">
      <style:text-properties officeooo:rsid="0131660d"/>
    </style:style>
    <style:style style:name="T177" style:family="text">
      <style:text-properties officeooo:rsid="0131b859"/>
    </style:style>
    <style:style style:name="T178" style:family="text">
      <style:text-properties officeooo:rsid="013d1b98"/>
    </style:style>
    <style:style style:name="T179" style:family="text">
      <style:text-properties officeooo:rsid="011ce38e"/>
    </style:style>
    <style:style style:name="T180" style:family="text">
      <style:text-properties officeooo:rsid="011eaa8b"/>
    </style:style>
    <style:style style:name="T181" style:family="text">
      <style:text-properties officeooo:rsid="012237eb"/>
    </style:style>
    <style:style style:name="T182" style:family="text">
      <style:text-properties officeooo:rsid="0122fb26"/>
    </style:style>
    <style:style style:name="T183" style:family="text">
      <style:text-properties officeooo:rsid="01239bdf"/>
    </style:style>
    <style:style style:name="T184" style:family="text">
      <style:text-properties officeooo:rsid="01244b70"/>
    </style:style>
    <style:style style:name="T185" style:family="text">
      <style:text-properties officeooo:rsid="0126b3a3"/>
    </style:style>
    <style:style style:name="T186" style:family="text">
      <style:text-properties officeooo:rsid="012b51f4"/>
    </style:style>
    <style:style style:name="T187" style:family="text">
      <style:text-properties officeooo:rsid="012cef0c"/>
    </style:style>
    <style:style style:name="T188" style:family="text">
      <style:text-properties officeooo:rsid="01363d19"/>
    </style:style>
    <style:style style:name="T189" style:family="text">
      <style:text-properties officeooo:rsid="0137f873"/>
    </style:style>
    <style:style style:name="T190" style:family="text">
      <style:text-properties officeooo:rsid="013a06fb"/>
    </style:style>
    <style:style style:name="T191" style:family="text">
      <style:text-properties officeooo:rsid="013b777b"/>
    </style:style>
    <style:style style:name="T192" style:family="text">
      <style:text-properties officeooo:rsid="013b8963"/>
    </style:style>
    <style:style style:name="T193" style:family="text">
      <style:text-properties officeooo:rsid="013bacf6"/>
    </style:style>
    <style:style style:name="T194" style:family="text">
      <style:text-properties officeooo:rsid="01468938"/>
    </style:style>
    <style:style style:name="T195" style:family="text">
      <style:text-properties officeooo:rsid="01483cad"/>
    </style:style>
    <style:style style:name="T196" style:family="text">
      <style:text-properties officeooo:rsid="014bb391"/>
    </style:style>
    <style:style style:name="T197" style:family="text">
      <style:text-properties officeooo:rsid="014ded89"/>
    </style:style>
    <style:style style:name="T198" style:family="text">
      <style:text-properties officeooo:rsid="015878fb"/>
    </style:style>
    <style:style style:name="T199" style:family="text">
      <style:text-properties officeooo:rsid="015974ec"/>
    </style:style>
    <style:style style:name="T200" style:family="text">
      <style:text-properties officeooo:rsid="016547e5"/>
    </style:style>
    <style:style style:name="T201" style:family="text">
      <style:text-properties officeooo:rsid="0166c733"/>
    </style:style>
    <style:style style:name="T202" style:family="text">
      <style:text-properties fo:color="#158466" loext:opacity="100%"/>
    </style:style>
    <style:style style:name="T203" style:family="text">
      <style:text-properties fo:color="#158466" loext:opacity="100%" officeooo:rsid="01695725"/>
    </style:style>
    <style:style style:name="T204" style:family="text">
      <style:text-properties officeooo:rsid="016ed8ee"/>
    </style:style>
    <style:style style:name="T205" style:family="text">
      <style:text-properties officeooo:rsid="0176f57d"/>
    </style:style>
    <style:style style:name="T206" style:family="text">
      <style:text-properties officeooo:rsid="0178d96a"/>
    </style:style>
    <style:style style:name="T207" style:family="text">
      <style:text-properties officeooo:rsid="017ac9ef"/>
    </style:style>
    <style:style style:name="T208" style:family="text">
      <style:text-properties officeooo:rsid="017b2886"/>
    </style:style>
    <style:style style:name="T209" style:family="text">
      <style:text-properties officeooo:rsid="017e6918"/>
    </style:style>
    <style:style style:name="T210" style:family="text">
      <style:text-properties officeooo:rsid="01873aff"/>
    </style:style>
    <style:style style:name="T211" style:family="text">
      <style:text-properties officeooo:rsid="018913ce"/>
    </style:style>
    <style:style style:name="T212" style:family="text">
      <style:text-properties officeooo:rsid="018cc048"/>
    </style:style>
    <style:style style:name="T213" style:family="text">
      <style:text-properties officeooo:rsid="018e2878"/>
    </style:style>
    <style:style style:name="T214" style:family="text">
      <style:text-properties officeooo:rsid="018f30ef"/>
    </style:style>
    <style:style style:name="T215" style:family="text">
      <style:text-properties officeooo:rsid="01904a61"/>
    </style:style>
    <style:style style:name="T216" style:family="text">
      <style:text-properties officeooo:rsid="0190bc37"/>
    </style:style>
    <style:style style:name="T217" style:family="text">
      <style:text-properties officeooo:rsid="0192434a"/>
    </style:style>
    <style:style style:name="T218" style:family="text">
      <style:text-properties officeooo:rsid="0196d917"/>
    </style:style>
    <style:style style:name="T219" style:family="text">
      <style:text-properties officeooo:rsid="019efc0b"/>
    </style:style>
    <style:style style:name="T220" style:family="text">
      <style:text-properties officeooo:rsid="01aa9b16"/>
    </style:style>
    <style:style style:name="T221" style:family="text">
      <style:text-properties officeooo:rsid="01b09c40"/>
    </style:style>
    <style:style style:name="T222" style:family="text">
      <style:text-properties officeooo:rsid="01b14037"/>
    </style:style>
    <style:style style:name="T223" style:family="text">
      <style:text-properties officeooo:rsid="01b2e532"/>
    </style:style>
    <style:style style:name="T224" style:family="text">
      <style:text-properties officeooo:rsid="01b44cd4"/>
    </style:style>
    <style:style style:name="T225" style:family="text">
      <style:text-properties officeooo:rsid="01b53b5b"/>
    </style:style>
    <style:style style:name="T226" style:family="text">
      <style:text-properties officeooo:rsid="01bc69ee"/>
    </style:style>
    <style:style style:name="T227" style:family="text">
      <style:text-properties officeooo:rsid="01beff73"/>
    </style:style>
    <style:style style:name="T228" style:family="text">
      <style:text-properties officeooo:rsid="01c07bf4"/>
    </style:style>
    <style:style style:name="T229" style:family="text">
      <style:text-properties officeooo:rsid="01c1ed5d"/>
    </style:style>
    <style:style style:name="T230" style:family="text">
      <style:text-properties officeooo:rsid="01c333c1"/>
    </style:style>
    <style:style style:name="T231" style:family="text">
      <style:text-properties officeooo:rsid="01c6b014"/>
    </style:style>
    <style:style style:name="T232" style:family="text">
      <style:text-properties officeooo:rsid="01c7eb99"/>
    </style:style>
    <style:style style:name="T233" style:family="text">
      <style:text-properties officeooo:rsid="01c9d444"/>
    </style:style>
    <style:style style:name="T234" style:family="text">
      <style:text-properties officeooo:rsid="01cb2815"/>
    </style:style>
    <style:style style:name="T235" style:family="text">
      <style:text-properties officeooo:rsid="01cb77ae"/>
    </style:style>
    <style:style style:name="T236" style:family="text">
      <style:text-properties officeooo:rsid="01cd8933"/>
    </style:style>
    <style:style style:name="T237" style:family="text">
      <style:text-properties officeooo:rsid="01cf3bbd"/>
    </style:style>
    <style:style style:name="T238" style:family="text">
      <style:text-properties officeooo:rsid="01d10482"/>
    </style:style>
    <style:style style:name="T239" style:family="text">
      <style:text-properties officeooo:rsid="01d148a7"/>
    </style:style>
    <style:style style:name="T240" style:family="text">
      <style:text-properties officeooo:rsid="01d20255"/>
    </style:style>
    <style:style style:name="T241" style:family="text">
      <style:text-properties officeooo:rsid="01d31079"/>
    </style:style>
    <style:style style:name="T242" style:family="text">
      <style:text-properties officeooo:rsid="01d94533"/>
    </style:style>
    <style:style style:name="T243" style:family="text">
      <style:text-properties officeooo:rsid="01dabf04"/>
    </style:style>
    <style:style style:name="T244" style:family="text">
      <style:text-properties officeooo:rsid="01dc35d6"/>
    </style:style>
    <style:style style:name="T245" style:family="text">
      <style:text-properties officeooo:rsid="01dc58f4"/>
    </style:style>
    <style:style style:name="T246" style:family="text">
      <style:text-properties officeooo:rsid="01dfb125"/>
    </style:style>
    <style:style style:name="T247" style:family="text">
      <style:text-properties officeooo:rsid="01e0865f"/>
    </style:style>
    <style:style style:name="T248" style:family="text">
      <style:text-properties officeooo:rsid="01e3e38a"/>
    </style:style>
    <style:style style:name="T249" style:family="text">
      <style:text-properties officeooo:rsid="01e596b0"/>
    </style:style>
    <style:style style:name="T250" style:family="text">
      <style:text-properties officeooo:rsid="01e5995c"/>
    </style:style>
    <style:style style:name="T251" style:family="text">
      <style:text-properties officeooo:rsid="01e5f8c5"/>
    </style:style>
    <style:style style:name="T252" style:family="text">
      <style:text-properties officeooo:rsid="01e83809"/>
    </style:style>
    <style:style style:name="T253" style:family="text">
      <style:text-properties officeooo:rsid="01eb46aa"/>
    </style:style>
    <style:style style:name="T254" style:family="text">
      <style:text-properties officeooo:rsid="01ed3f36"/>
    </style:style>
    <style:style style:name="T255" style:family="text">
      <style:text-properties officeooo:rsid="01f1a595"/>
    </style:style>
    <style:style style:name="T256" style:family="text">
      <style:text-properties officeooo:rsid="01f1c146"/>
    </style:style>
    <style:style style:name="T257" style:family="text">
      <style:text-properties officeooo:rsid="01f2a64f"/>
    </style:style>
    <style:style style:name="T258" style:family="text">
      <style:text-properties officeooo:rsid="01f73ba2"/>
    </style:style>
    <style:style style:name="T259" style:family="text">
      <style:text-properties officeooo:rsid="01fa59cd"/>
    </style:style>
    <style:style style:name="T260" style:family="text">
      <style:text-properties officeooo:rsid="01fc453d"/>
    </style:style>
    <style:style style:name="T261" style:family="text">
      <style:text-properties officeooo:rsid="01fda7ef"/>
    </style:style>
    <style:style style:name="T262" style:family="text">
      <style:text-properties officeooo:rsid="01fe0a18"/>
    </style:style>
    <style:style style:name="T263" style:family="text">
      <style:text-properties officeooo:rsid="020045f4"/>
    </style:style>
    <style:style style:name="T264" style:family="text">
      <style:text-properties officeooo:rsid="020bbd9e"/>
    </style:style>
    <style:style style:name="T265" style:family="text">
      <style:text-properties officeooo:rsid="020d2e5c"/>
    </style:style>
    <style:style style:name="T266" style:family="text">
      <style:text-properties officeooo:rsid="02126622"/>
    </style:style>
    <style:style style:name="T267" style:family="text">
      <style:text-properties officeooo:rsid="0214e8e2"/>
    </style:style>
    <style:style style:name="T268" style:family="text">
      <style:text-properties officeooo:rsid="02156cc2"/>
    </style:style>
    <style:style style:name="T269" style:family="text">
      <style:text-properties officeooo:rsid="021b136c"/>
    </style:style>
    <style:style style:name="T270" style:family="text">
      <style:text-properties officeooo:rsid="021dd5b1"/>
    </style:style>
    <style:style style:name="T271" style:family="text">
      <style:text-properties officeooo:rsid="021fc580"/>
    </style:style>
    <style:style style:name="T272" style:family="text">
      <style:text-properties officeooo:rsid="0220fb1c"/>
    </style:style>
    <style:style style:name="T273" style:family="text">
      <style:text-properties officeooo:rsid="02239f71"/>
    </style:style>
    <style:style style:name="T274" style:family="text">
      <style:text-properties officeooo:rsid="0224cbb8"/>
    </style:style>
    <style:style style:name="T275" style:family="text">
      <style:text-properties officeooo:rsid="0225cc22"/>
    </style:style>
    <style:style style:name="T276" style:family="text">
      <style:text-properties officeooo:rsid="023ee85d"/>
    </style:style>
    <style:style style:name="T277" style:family="text">
      <style:text-properties officeooo:rsid="024243b0"/>
    </style:style>
    <style:style style:name="T278" style:family="text">
      <style:text-properties officeooo:rsid="024967ea"/>
    </style:style>
    <style:style style:name="T279" style:family="text">
      <style:text-properties officeooo:rsid="024b23b5"/>
    </style:style>
    <style:style style:name="T280" style:family="text">
      <style:text-properties officeooo:rsid="024c8036"/>
    </style:style>
    <style:style style:name="T281" style:family="text">
      <style:text-properties officeooo:rsid="025364f9"/>
    </style:style>
    <style:style style:name="T282" style:family="text">
      <style:text-properties officeooo:rsid="025413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"><text:span text:style-name="T34">R</text:span>une</text:p>
          </table:table-cell>
          <table:table-cell table:style-name="Table1.A1" office:value-type="string">
            <text:p text:style-name="P1"><text:span text:style-name="T182">N</text:span><text:span text:style-name="T61">aam</text:span></text:p>
          </table:table-cell>
          <table:table-cell table:style-name="Table1.A1" office:value-type="string">
            <text:p text:style-name="P1">IPA</text:p>
          </table:table-cell>
          <table:table-cell table:style-name="Table1.A1" office:value-type="string">
            <text:p text:style-name="P2">Rom.</text:p>
          </table:table-cell>
          <table:table-cell table:style-name="Table1.A1" office:value-type="string">
            <text:p text:style-name="P1"><text:s/><text:span text:style-name="T62">Uitspraak</text:span></text:p>
          </table:table-cell>
          <table:table-cell table:style-name="Table1.F1" table:number-rows-spanned="30" office:value-type="string">
            <text:p text:style-name="P335"><text:span text:style-name="T256">Klanken</text:span>veranderingen vanuit het Oergermaans</text:p>
            <text:p text:style-name="P98">Pas ik alleen op woorden toe als het kan</text:p>
            <text:p text:style-name="P105">ɸ → f</text:p>
            <text:p text:style-name="P105">β → v</text:p>
            <text:p text:style-name="P105">r → ɾ</text:p>
            <text:p text:style-name="P105"><text:span text:style-name="T37">w </text:span><text:span text:style-name="T91">blijft w </text:span><text:span text:style-name="T64">aan de begin van woorden en tussen klinkers</text:span><text:span text:style-name="T38">, </text:span><text:span text:style-name="T64">anders</text:span><text:span text:style-name="T38"> → u</text:span></text:p>
            <text:p text:style-name="P106">z → s</text:p>
            <text:p text:style-name="P106">ɣ → <text:span text:style-name="T60">x</text:span></text:p>
            <text:p text:style-name="P107">x → h</text:p>
            <text:p text:style-name="P108"><text:span text:style-name="T64">korte</text:span> i → ɪ</text:p>
            <text:p text:style-name="P109"><text:span text:style-name="T64">korte </text:span>e → ɛ</text:p>
            <text:p text:style-name="P110"><text:span text:style-name="T64">korte</text:span> u → ə</text:p>
            <text:p text:style-name="P111"><text:span text:style-name="T64">korte</text:span> o → ɔ</text:p>
            <text:p text:style-name="P112"><text:span text:style-name="T64">korte</text:span> a → ɑ</text:p>
            <text:p text:style-name="P112">ɑu, ɑi, eu, iu → ɑu, ɑ<text:span text:style-name="T35">i, </text:span>ɛu, ɪu</text:p>
            <text:p text:style-name="P112">ɔːu → <text:s/><text:span text:style-name="T24">o</text:span><text:span text:style-name="T7">ː </text:span></text:p>
            <text:p text:style-name="P112">ɔːi → <text:span text:style-name="T23">ɔ</text:span><text:span text:style-name="T36">i</text:span> </text:p>
            <text:p text:style-name="P112">ɛːu → ɛu</text:p>
            <text:p text:style-name="P112">ɛːi → eː</text:p>
            <text:p text:style-name="P113">/ɑz/, /<text:span text:style-name="T159">w</text:span>ɑz/ <text:span text:style-name="T65">aan het einde van woorden</text:span> <text:span text:style-name="T65">verwijderd</text:span></text:p>
            <text:p text:style-name="P114">ǭ <text:span text:style-name="T65">aan het einde van woorden</text:span><text:span text:style-name="T66"> </text:span><text:span text:style-name="T65">verwijderd</text:span></text:p>
            <text:p text:style-name="P114">ijǭ → é</text:p>
          </table:table-cell>
        </table:table-row>
        <table:table-row>
          <table:table-cell table:style-name="Table1.A2" office:value-type="string">
            <text:p text:style-name="P32">ᛗ</text:p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17">/m/</text:p>
          </table:table-cell>
          <table:table-cell table:style-name="Table1.A2" office:value-type="string">
            <text:p text:style-name="P52">m</text:p>
          </table:table-cell>
          <table:table-cell table:style-name="Table1.A2" office:value-type="string">
            <text:p text:style-name="P21"/>
          </table:table-cell>
          <table:covered-table-cell table:style-name="Table1.F2"/>
        </table:table-row>
        <table:table-row>
          <table:table-cell table:style-name="Table1.A2" office:value-type="string">
            <text:p text:style-name="P32">ᚾ</text:p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17">/n/</text:p>
          </table:table-cell>
          <table:table-cell table:style-name="Table1.A2" office:value-type="string">
            <text:p text:style-name="P52">n</text:p>
          </table:table-cell>
          <table:table-cell table:style-name="Table1.A2" office:value-type="string">
            <text:p text:style-name="P21"/>
          </table:table-cell>
          <table:covered-table-cell table:style-name="Table1.F2"/>
        </table:table-row>
        <table:table-row>
          <table:table-cell table:style-name="Table1.A2" office:value-type="string">
            <text:p text:style-name="P32">ᛜ</text:p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18">/ŋ/</text:p>
          </table:table-cell>
          <table:table-cell table:style-name="Table1.A2" office:value-type="string">
            <text:p text:style-name="P52">ng</text:p>
          </table:table-cell>
          <table:table-cell table:style-name="Table1.A2" office:value-type="string">
            <text:p text:style-name="P21"/>
          </table:table-cell>
          <table:covered-table-cell table:style-name="Table1.F2"/>
        </table:table-row>
        <table:table-row>
          <table:table-cell table:style-name="Table1.A2" office:value-type="string">
            <text:p text:style-name="P32">ᛈ</text:p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17">/p/</text:p>
          </table:table-cell>
          <table:table-cell table:style-name="Table1.A2" office:value-type="string">
            <text:p text:style-name="P52">p</text:p>
          </table:table-cell>
          <table:table-cell table:style-name="Table1.A2" office:value-type="string">
            <text:p text:style-name="P21"/>
          </table:table-cell>
          <table:covered-table-cell table:style-name="Table1.F2"/>
        </table:table-row>
        <table:table-row>
          <table:table-cell table:style-name="Table1.A2" office:value-type="string">
            <text:p text:style-name="P32">ᛒ</text:p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17">/b/</text:p>
          </table:table-cell>
          <table:table-cell table:style-name="Table1.A2" office:value-type="string">
            <text:p text:style-name="P52">b</text:p>
          </table:table-cell>
          <table:table-cell table:style-name="Table1.A2" office:value-type="string">
            <text:p text:style-name="P22"/>
          </table:table-cell>
          <table:covered-table-cell table:style-name="Table1.F2"/>
        </table:table-row>
        <table:table-row>
          <table:table-cell table:style-name="Table1.A2" office:value-type="string">
            <text:p text:style-name="P32">ᛏ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17">/t/</text:p>
          </table:table-cell>
          <table:table-cell table:style-name="Table1.A2" office:value-type="string">
            <text:p text:style-name="P52">t</text:p>
          </table:table-cell>
          <table:table-cell table:style-name="Table1.A2" office:value-type="string">
            <text:p text:style-name="P22"/>
          </table:table-cell>
          <table:covered-table-cell table:style-name="Table1.F2"/>
        </table:table-row>
        <table:table-row>
          <table:table-cell table:style-name="Table1.A2" office:value-type="string">
            <text:p text:style-name="P32">ᛞ</text:p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17">/d/</text:p>
          </table:table-cell>
          <table:table-cell table:style-name="Table1.A2" office:value-type="string">
            <text:p text:style-name="P52">d</text:p>
          </table:table-cell>
          <table:table-cell table:style-name="Table1.A2" office:value-type="string">
            <text:p text:style-name="P22"/>
          </table:table-cell>
          <table:covered-table-cell table:style-name="Table1.F2"/>
        </table:table-row>
        <table:table-row>
          <table:table-cell table:style-name="Table1.A2" office:value-type="string">
            <text:p text:style-name="P32">ᚱ</text:p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18">/ɾ/</text:p>
          </table:table-cell>
          <table:table-cell table:style-name="Table1.A2" office:value-type="string">
            <text:p text:style-name="P52">r</text:p>
          </table:table-cell>
          <table:table-cell table:style-name="Table1.A2" office:value-type="string">
            <text:p text:style-name="P22"/>
          </table:table-cell>
          <table:covered-table-cell table:style-name="Table1.F2"/>
        </table:table-row>
        <table:table-row>
          <table:table-cell table:style-name="Table1.A2" office:value-type="string">
            <text:p text:style-name="P32">ᚲ</text:p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17">/k/</text:p>
          </table:table-cell>
          <table:table-cell table:style-name="Table1.A2" office:value-type="string">
            <text:p text:style-name="P52">k</text:p>
          </table:table-cell>
          <table:table-cell table:style-name="Table1.A2" office:value-type="string">
            <text:p text:style-name="P22"/>
          </table:table-cell>
          <table:covered-table-cell table:style-name="Table1.F2"/>
        </table:table-row>
        <table:table-row>
          <table:table-cell table:style-name="Table1.A2" office:value-type="string">
            <text:p text:style-name="P32">ᚠ</text:p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18">/<text:span text:style-name="T2">f/</text:span></text:p>
          </table:table-cell>
          <table:table-cell table:style-name="Table1.A2" office:value-type="string">
            <text:p text:style-name="P52">f</text:p>
          </table:table-cell>
          <table:table-cell table:style-name="Table1.A2" office:value-type="string">
            <text:p text:style-name="P22"/>
          </table:table-cell>
          <table:covered-table-cell table:style-name="Table1.F2"/>
        </table:table-row>
        <table:table-row>
          <table:table-cell table:style-name="Table1.A2" office:value-type="string">
            <text:p text:style-name="P32">ᚹ</text:p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18">/<text:span text:style-name="T2">v/</text:span></text:p>
          </table:table-cell>
          <table:table-cell table:style-name="Table1.A2" office:value-type="string">
            <text:p text:style-name="P52">v</text:p>
          </table:table-cell>
          <table:table-cell table:style-name="Table1.A2" office:value-type="string">
            <text:p text:style-name="P22"/>
          </table:table-cell>
          <table:covered-table-cell table:style-name="Table1.F2"/>
        </table:table-row>
        <table:table-row>
          <table:table-cell table:style-name="Table1.A2" office:value-type="string">
            <text:p text:style-name="P32">ᚦ</text:p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18">/θ/</text:p>
          </table:table-cell>
          <table:table-cell table:style-name="Table1.A2" office:value-type="string">
            <text:p text:style-name="P58">th</text:p>
          </table:table-cell>
          <table:table-cell table:style-name="Table1.A2" office:value-type="string">
            <text:p text:style-name="P21"/>
          </table:table-cell>
          <table:covered-table-cell table:style-name="Table1.F2"/>
        </table:table-row>
        <table:table-row>
          <table:table-cell table:style-name="Table1.A2" office:value-type="string">
            <text:p text:style-name="P32">ᚧ</text:p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18">/ð/</text:p>
          </table:table-cell>
          <table:table-cell table:style-name="Table1.A2" office:value-type="string">
            <text:p text:style-name="P53">dh</text:p>
          </table:table-cell>
          <table:table-cell table:style-name="Table1.A2" office:value-type="string">
            <text:p text:style-name="P21"/>
          </table:table-cell>
          <table:covered-table-cell table:style-name="Table1.F2"/>
        </table:table-row>
        <table:table-row>
          <table:table-cell table:style-name="Table1.A2" office:value-type="string">
            <text:p text:style-name="P32">ᛋ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18">/<text:span text:style-name="T2">s/</text:span></text:p>
          </table:table-cell>
          <table:table-cell table:style-name="Table1.A2" office:value-type="string">
            <text:p text:style-name="P52">s</text:p>
          </table:table-cell>
          <table:table-cell table:style-name="Table1.A2" office:value-type="string">
            <text:p text:style-name="P22"/>
          </table:table-cell>
          <table:covered-table-cell table:style-name="Table1.F2"/>
        </table:table-row>
        <table:table-row>
          <table:table-cell table:style-name="Table1.A2" office:value-type="string">
            <text:p text:style-name="P32">ᚺ</text:p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18">/<text:span text:style-name="T8">h</text:span><text:span text:style-name="T2">/</text:span></text:p>
          </table:table-cell>
          <table:table-cell table:style-name="Table1.A2" office:value-type="string">
            <text:p text:style-name="P52">h</text:p>
          </table:table-cell>
          <table:table-cell table:style-name="Table1.A2" office:value-type="string">
            <text:p text:style-name="P23"/>
          </table:table-cell>
          <table:covered-table-cell table:style-name="Table1.F2"/>
        </table:table-row>
        <table:table-row>
          <table:table-cell table:style-name="Table1.A2" office:value-type="string">
            <text:p text:style-name="P32">ᚻ</text:p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18">/<text:span text:style-name="T9">x/</text:span></text:p>
          </table:table-cell>
          <table:table-cell table:style-name="Table1.A2" office:value-type="string">
            <text:p text:style-name="P54">g</text:p>
          </table:table-cell>
          <table:table-cell table:style-name="Table1.A2" office:value-type="string">
            <text:p text:style-name="P23"/>
          </table:table-cell>
          <table:covered-table-cell table:style-name="Table1.F2"/>
        </table:table-row>
        <table:table-row>
          <table:table-cell table:style-name="Table1.A2" office:value-type="string">
            <text:p text:style-name="P32">ᚤ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61">/<text:span text:style-name="T1">w</text:span><text:span text:style-name="T3">/</text:span></text:p>
          </table:table-cell>
          <table:table-cell table:style-name="Table1.A2" office:value-type="string">
            <text:p text:style-name="P59">w</text:p>
          </table:table-cell>
          <table:table-cell table:style-name="Table1.A2" office:value-type="string">
            <text:p text:style-name="P22"/>
          </table:table-cell>
          <table:covered-table-cell table:style-name="Table1.F2"/>
        </table:table-row>
        <table:table-row>
          <table:table-cell table:style-name="Table1.A2" office:value-type="string">
            <text:p text:style-name="P32">ᛚ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18">/<text:span text:style-name="T2">l/</text:span></text:p>
          </table:table-cell>
          <table:table-cell table:style-name="Table1.A2" office:value-type="string">
            <text:p text:style-name="P52">l</text:p>
          </table:table-cell>
          <table:table-cell table:style-name="Table1.A2" office:value-type="string">
            <text:p text:style-name="P22"/>
          </table:table-cell>
          <table:covered-table-cell table:style-name="Table1.F2"/>
        </table:table-row>
        <table:table-row table:style-name="Table1.20">
          <table:table-cell table:style-name="Table1.A2" office:value-type="string">
            <text:p text:style-name="P32">ᛃ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18">/<text:span text:style-name="T2">j/</text:span></text:p>
          </table:table-cell>
          <table:table-cell table:style-name="Table1.A2" office:value-type="string">
            <text:p text:style-name="P52">j</text:p>
          </table:table-cell>
          <table:table-cell table:style-name="Table1.A2" office:value-type="string">
            <text:p text:style-name="P22"/>
          </table:table-cell>
          <table:covered-table-cell table:style-name="Table1.F2"/>
        </table:table-row>
        <table:table-row>
          <table:table-cell table:style-name="Table1.A2" office:value-type="string">
            <text:p text:style-name="P32">ᛁ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18">/ɪ/</text:p>
          </table:table-cell>
          <table:table-cell table:style-name="Table1.A2" office:value-type="string">
            <text:p text:style-name="P55">i</text:p>
          </table:table-cell>
          <table:table-cell table:style-name="Table1.A2" office:value-type="string">
            <text:p text:style-name="P21"/>
          </table:table-cell>
          <table:covered-table-cell table:style-name="Table1.F2"/>
        </table:table-row>
        <table:table-row>
          <table:table-cell table:style-name="Table1.A2" office:value-type="string">
            <text:p text:style-name="P32">ᛡ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18">/iː/</text:p>
          </table:table-cell>
          <table:table-cell table:style-name="Table1.A2" office:value-type="string">
            <text:p text:style-name="P56">í</text:p>
          </table:table-cell>
          <table:table-cell table:style-name="Table1.A2" office:value-type="string">
            <text:p text:style-name="P21"/>
          </table:table-cell>
          <table:covered-table-cell table:style-name="Table1.F2"/>
        </table:table-row>
        <table:table-row>
          <table:table-cell table:style-name="Table1.A2" office:value-type="string">
            <text:p text:style-name="P32">ᛖ</text:p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18">/ɛ/</text:p>
          </table:table-cell>
          <table:table-cell table:style-name="Table1.A2" office:value-type="string">
            <text:p text:style-name="P57">e</text:p>
          </table:table-cell>
          <table:table-cell table:style-name="Table1.A2" office:value-type="string">
            <text:p text:style-name="P21"/>
          </table:table-cell>
          <table:covered-table-cell table:style-name="Table1.F2"/>
        </table:table-row>
        <table:table-row>
          <table:table-cell table:style-name="Table1.A2" office:value-type="string">
            <text:p text:style-name="P32">ᛇ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18">/e<text:span text:style-name="T4">ː/</text:span></text:p>
          </table:table-cell>
          <table:table-cell table:style-name="Table1.A2" office:value-type="string">
            <text:p text:style-name="P56">é</text:p>
          </table:table-cell>
          <table:table-cell table:style-name="Table1.A2" office:value-type="string">
            <text:p text:style-name="P21"/>
          </table:table-cell>
          <table:covered-table-cell table:style-name="Table1.F2"/>
        </table:table-row>
        <table:table-row>
          <table:table-cell table:style-name="Table1.A2" office:value-type="string">
            <text:p text:style-name="P32">ᚢ</text:p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19">/<text:span text:style-name="T10">ə</text:span><text:span text:style-name="T5">/</text:span></text:p>
          </table:table-cell>
          <table:table-cell table:style-name="Table1.A2" office:value-type="string">
            <text:p text:style-name="P57">u</text:p>
          </table:table-cell>
          <table:table-cell table:style-name="Table1.A2" office:value-type="string">
            <text:p text:style-name="P21"/>
          </table:table-cell>
          <table:covered-table-cell table:style-name="Table1.F2"/>
        </table:table-row>
        <table:table-row>
          <table:table-cell table:style-name="Table1.A2" office:value-type="string">
            <text:p text:style-name="P32">ᚥ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18">/<text:span text:style-name="T14">u</text:span>ː/</text:p>
          </table:table-cell>
          <table:table-cell table:style-name="Table1.A2" office:value-type="string">
            <text:p text:style-name="P56">ú</text:p>
          </table:table-cell>
          <table:table-cell table:style-name="Table1.A2" office:value-type="string">
            <text:p text:style-name="P21"/>
          </table:table-cell>
          <table:covered-table-cell table:style-name="Table1.F2"/>
        </table:table-row>
        <table:table-row>
          <table:table-cell table:style-name="Table1.A2" office:value-type="string">
            <text:p text:style-name="P32">ᛟ</text:p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18">/ɔ/</text:p>
          </table:table-cell>
          <table:table-cell table:style-name="Table1.A2" office:value-type="string">
            <text:p text:style-name="P57">o</text:p>
          </table:table-cell>
          <table:table-cell table:style-name="Table1.A2" office:value-type="string">
            <text:p text:style-name="P21"/>
          </table:table-cell>
          <table:covered-table-cell table:style-name="Table1.F2"/>
        </table:table-row>
        <table:table-row>
          <table:table-cell table:style-name="Table1.A2" office:value-type="string">
            <text:p text:style-name="P32">ᚮ</text:p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18">/<text:span text:style-name="T4">o</text:span><text:span text:style-name="T6">ː/</text:span></text:p>
          </table:table-cell>
          <table:table-cell table:style-name="Table1.A2" office:value-type="string">
            <text:p text:style-name="P56">ó</text:p>
          </table:table-cell>
          <table:table-cell table:style-name="Table1.A2" office:value-type="string">
            <text:p text:style-name="P21"/>
          </table:table-cell>
          <table:covered-table-cell table:style-name="Table1.F2"/>
        </table:table-row>
        <table:table-row>
          <table:table-cell table:style-name="Table1.A2" office:value-type="string">
            <text:p text:style-name="P32">ᚨ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18">/ɑ<text:span text:style-name="T5">/</text:span></text:p>
          </table:table-cell>
          <table:table-cell table:style-name="Table1.A2" office:value-type="string">
            <text:p text:style-name="P57">a</text:p>
          </table:table-cell>
          <table:table-cell table:style-name="Table1.A2" office:value-type="string">
            <text:p text:style-name="P21"/>
          </table:table-cell>
          <table:covered-table-cell table:style-name="Table1.F2"/>
        </table:table-row>
        <table:table-row>
          <table:table-cell table:style-name="Table1.A2" office:value-type="string">
            <text:p text:style-name="P32">ᛆ</text:p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18">/<text:span text:style-name="T4">a</text:span><text:span text:style-name="T6">ː/</text:span></text:p>
          </table:table-cell>
          <table:table-cell table:style-name="Table1.A2" office:value-type="string">
            <text:p text:style-name="P56">á</text:p>
          </table:table-cell>
          <table:table-cell table:style-name="Table1.A2" office:value-type="string">
            <text:p text:style-name="P21"/>
          </table:table-cell>
          <table:covered-table-cell table:style-name="Table1.F2"/>
        </table:table-row>
      </table:table>
      <text:p text:style-name="P344"/>
      <text:p text:style-name="P345"><text:span text:style-name="T63">Tweeklank</text:span>: <text:span text:style-name="T17">/ɑu/, /ɑi/, /ɛu/, /ɪu/, /ɔ</text:span><text:span text:style-name="T18">i/</text:span></text:p>
      <text:p text:style-name="P346"><text:span text:style-name="T22">[</text:span><text:span text:style-name="T16">Rom</text:span><text:span text:style-name="T20">a</text:span><text:span text:style-name="T16">ni</text:span><text:span text:style-name="T21">z</text:span><text:span text:style-name="T16">ation</text:span><text:span text:style-name="T22">]</text:span><text:span text:style-name="T16">: </text:span><text:span text:style-name="T19">au, ai, eu, iu, oi</text:span></text:p>
      <text:p text:style-name="P336">Voornaamwoorden</text:p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/>
        <table:table-row>
          <table:table-cell table:style-name="Table2.A1" office:value-type="string">
            <text:p text:style-name="P63"/>
          </table:table-cell>
          <table:table-cell table:style-name="Table2.A1" office:value-type="string">
            <text:p text:style-name="P63"/>
          </table:table-cell>
          <table:table-cell table:style-name="Table2.A1" office:value-type="string">
            <text:p text:style-name="P91">1<text:span text:style-name="T67">e</text:span> Naamval</text:p>
          </table:table-cell>
          <table:table-cell table:style-name="Table2.A1" office:value-type="string">
            <text:p text:style-name="P91">4<text:span text:style-name="T67">e</text:span> Naamval</text:p>
          </table:table-cell>
          <table:table-cell table:style-name="Table2.A1" office:value-type="string">
            <text:p text:style-name="P91">2<text:span text:style-name="T67">e</text:span> Naamval</text:p>
          </table:table-cell>
          <table:table-cell table:style-name="Table2.F1" office:value-type="string">
            <text:p text:style-name="P91">3<text:span text:style-name="T67">e</text:span> Naamval</text:p>
          </table:table-cell>
        </table:table-row>
        <table:table-row>
          <table:table-cell table:style-name="Table2.A2" table:number-rows-spanned="2" office:value-type="string">
            <text:p text:style-name="P64">1<text:span text:style-name="T67">e</text:span> Persoon</text:p>
          </table:table-cell>
          <table:table-cell table:style-name="Table2.A2" office:value-type="string">
            <text:p text:style-name="P91">Enkelvoud</text:p>
          </table:table-cell>
          <table:table-cell table:style-name="Table2.C2" office:value-type="string">
            <text:p text:style-name="P74"><text:span text:style-name="T39">i</text:span>k</text:p>
          </table:table-cell>
          <table:table-cell table:style-name="Table2.C2" office:value-type="string">
            <text:p text:style-name="P74">mé</text:p>
          </table:table-cell>
          <table:table-cell table:style-name="Table2.C2" office:value-type="string">
            <text:p text:style-name="P75">mín</text:p>
          </table:table-cell>
          <table:table-cell table:style-name="Table2.F2" office:value-type="string">
            <text:p text:style-name="P76">mis</text:p>
          </table:table-cell>
        </table:table-row>
        <table:table-row>
          <table:covered-table-cell table:style-name="Table2.A2"/>
          <table:table-cell table:style-name="Table2.A2" office:value-type="string">
            <text:p text:style-name="P91">Meervoud</text:p>
          </table:table-cell>
          <table:table-cell table:style-name="Table2.C2" office:value-type="string">
            <text:p text:style-name="P77">wis</text:p>
          </table:table-cell>
          <table:table-cell table:style-name="Table2.C2" office:value-type="string">
            <text:p text:style-name="P78">uns</text:p>
          </table:table-cell>
          <table:table-cell table:style-name="Table2.C2" office:value-type="string">
            <text:p text:style-name="P78">ur</text:p>
          </table:table-cell>
          <table:table-cell table:style-name="Table2.F2" office:value-type="string">
            <text:p text:style-name="P78">us</text:p>
          </table:table-cell>
        </table:table-row>
        <table:table-row>
          <table:table-cell table:style-name="Table2.A4" table:number-rows-spanned="2" office:value-type="string">
            <text:p text:style-name="P64">2<text:span text:style-name="T67">e</text:span> Persoon</text:p>
          </table:table-cell>
          <table:table-cell table:style-name="Table2.A4" office:value-type="string">
            <text:p text:style-name="P91">Enkelvoud</text:p>
          </table:table-cell>
          <table:table-cell table:style-name="Table2.C2" office:value-type="string">
            <text:p text:style-name="P79">thú</text:p>
          </table:table-cell>
          <table:table-cell table:style-name="Table2.C2" office:value-type="string">
            <text:p text:style-name="P79">thé</text:p>
          </table:table-cell>
          <table:table-cell table:style-name="Table2.C2" office:value-type="string">
            <text:p text:style-name="P79">thín</text:p>
          </table:table-cell>
          <table:table-cell table:style-name="Table2.F2" office:value-type="string">
            <text:p text:style-name="P79">this</text:p>
          </table:table-cell>
        </table:table-row>
        <table:table-row>
          <table:covered-table-cell table:style-name="Table2.A4"/>
          <table:table-cell table:style-name="Table2.A4" office:value-type="string">
            <text:p text:style-name="P91">Meervoud</text:p>
          </table:table-cell>
          <table:table-cell table:style-name="Table2.C2" office:value-type="string">
            <text:p text:style-name="P80">jús</text:p>
          </table:table-cell>
          <table:table-cell table:style-name="Table2.C2" office:value-type="string">
            <text:p text:style-name="P81">jé</text:p>
          </table:table-cell>
          <table:table-cell table:style-name="Table2.C2" office:value-type="string">
            <text:p text:style-name="P81">jér</text:p>
          </table:table-cell>
          <table:table-cell table:style-name="Table2.F2" office:value-type="string">
            <text:p text:style-name="P82">jis</text:p>
          </table:table-cell>
        </table:table-row>
        <table:table-row>
          <table:table-cell table:style-name="Table2.A6" table:number-rows-spanned="3" office:value-type="string">
            <text:p text:style-name="P64">3<text:span text:style-name="T67">e</text:span> Persoon</text:p>
          </table:table-cell>
          <table:table-cell table:style-name="Table2.A6" office:value-type="string">
            <text:p text:style-name="P91">Bezield</text:p>
          </table:table-cell>
          <table:table-cell table:style-name="Table2.C2" office:value-type="string">
            <text:p text:style-name="P83">sé</text:p>
          </table:table-cell>
          <table:table-cell table:style-name="Table2.C2" office:value-type="string">
            <text:p text:style-name="P84">é</text:p>
          </table:table-cell>
          <table:table-cell table:style-name="Table2.C2" office:value-type="string">
            <text:p text:style-name="P83">é<text:span text:style-name="T41">r</text:span></text:p>
          </table:table-cell>
          <table:table-cell table:style-name="Table2.F2" office:value-type="string">
            <text:p text:style-name="P83">é<text:span text:style-name="T42">s</text:span></text:p>
          </table:table-cell>
        </table:table-row>
        <table:table-row>
          <table:covered-table-cell table:style-name="Table2.A6"/>
          <table:table-cell table:style-name="Table2.A6" office:value-type="string">
            <text:p text:style-name="P91">Levenloos</text:p>
          </table:table-cell>
          <table:table-cell table:style-name="Table2.C2" office:value-type="string">
            <text:p text:style-name="P85">it</text:p>
          </table:table-cell>
          <table:table-cell table:style-name="Table2.C2" office:value-type="string">
            <text:p text:style-name="P85">im</text:p>
          </table:table-cell>
          <table:table-cell table:style-name="Table2.C2" office:value-type="string">
            <text:p text:style-name="P86">e<text:span text:style-name="T43">r</text:span></text:p>
          </table:table-cell>
          <table:table-cell table:style-name="Table2.F2" office:value-type="string">
            <text:p text:style-name="P85">is</text:p>
          </table:table-cell>
        </table:table-row>
        <table:table-row table:style-name="Table2.8">
          <table:covered-table-cell table:style-name="Table2.A6"/>
          <table:table-cell table:style-name="Table2.A6" office:value-type="string">
            <text:p text:style-name="P91">Meer<text:span text:style-name="T73">voud</text:span></text:p>
          </table:table-cell>
          <table:table-cell table:style-name="Table2.C2" office:value-type="string">
            <text:p text:style-name="P84">í<text:span text:style-name="T40">s</text:span></text:p>
          </table:table-cell>
          <table:table-cell table:style-name="Table2.C2" office:value-type="string">
            <text:p text:style-name="P88">ins</text:p>
          </table:table-cell>
          <table:table-cell table:style-name="Table2.C2" office:value-type="string">
            <text:p text:style-name="P89">es</text:p>
          </table:table-cell>
          <table:table-cell table:style-name="Table2.F2" office:value-type="string">
            <text:p text:style-name="P87"><text:span text:style-name="T53">a</text:span>i</text:p>
          </table:table-cell>
        </table:table-row>
        <table:table-row table:style-name="Table2.8">
          <table:table-cell table:style-name="Table2.A9" table:number-columns-spanned="2" office:value-type="string">
            <text:p text:style-name="P347">Reflexief</text:p>
          </table:table-cell>
          <table:covered-table-cell/>
          <table:table-cell table:style-name="Table2.C9" office:value-type="string">
            <text:p text:style-name="P90">se/<text:span text:style-name="T173">selv</text:span></text:p>
          </table:table-cell>
          <table:table-cell table:style-name="Table2.D9" office:value-type="string">
            <text:p text:style-name="P90">sek</text:p>
          </table:table-cell>
          <table:table-cell table:style-name="Table2.D9" office:value-type="string">
            <text:p text:style-name="P90">sín</text:p>
          </table:table-cell>
          <table:table-cell table:style-name="Table2.F9" office:value-type="string">
            <text:p text:style-name="P90">sis</text:p>
          </table:table-cell>
        </table:table-row>
      </table:table>
      <text:p text:style-name="P11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9"><text:span text:style-name="T74">Vragend voornaamwoorden</text:span>:</text:p>
            <text:p text:style-name="P116"><text:span text:style-name="T74">wat</text:span><text:tab/><text:tab/><text:tab/>-<text:tab/><text:span text:style-name="T58">w</text:span><text:span text:style-name="T56">a</text:span><text:span text:style-name="T57">t</text:span></text:p>
            <text:p text:style-name="P116"><text:span text:style-name="T74">welke</text:span><text:tab/><text:tab/><text:tab/>-<text:tab/><text:span text:style-name="T56">wather</text:span></text:p>
            <text:p text:style-name="P117"><text:span text:style-name="T74">wat voor soort<text:tab/></text:span>-<text:tab/>w<text:span text:style-name="T56">ilík</text:span></text:p>
            <text:p text:style-name="P116"><text:span text:style-name="T75">wie</text:span><text:tab/><text:tab/><text:tab/>-<text:tab/><text:span text:style-name="T58">w</text:span><text:span text:style-name="T57">as</text:span></text:p>
            <text:p text:style-name="P116"><text:span text:style-name="T75">wiens</text:span><text:tab/><text:tab/><text:tab/>-<text:tab/><text:span text:style-name="T58">wes</text:span></text:p>
            <text:p text:style-name="P116"><text:span text:style-name="T75">waarom</text:span><text:tab/><text:tab/>-<text:tab/><text:span text:style-name="T58">wai</text:span></text:p>
            <text:p text:style-name="P116"><text:span text:style-name="T75">waar</text:span><text:tab/><text:tab/><text:tab/>-<text:tab/><text:span text:style-name="T59">war</text:span></text:p>
            <text:p text:style-name="P116"><text:span text:style-name="T75">wanneer</text:span><text:tab/><text:tab/>-<text:tab/><text:span text:style-name="T59">wan</text:span></text:p>
            <text:p text:style-name="P116"><text:span text:style-name="T75">hoe</text:span><text:tab/><text:tab/><text:tab/>-<text:tab/><text:span text:style-name="T59">wo</text:span></text:p>
          </table:table-cell>
          <table:table-cell table:style-name="Table7.B1" office:value-type="string">
            <text:p text:style-name="P100"><text:span text:style-name="T169">Aanwijzend</text:span> voornaamwoorden</text:p>
            <text:p text:style-name="P118">dit/deze (enkelvoud)<text:tab/><text:tab/>-<text:tab/>thit</text:p>
            <text:p text:style-name="P118">deze (meervoud)<text:tab/><text:tab/>-<text:tab/>thai</text:p>
            <text:p text:style-name="P118">dat/die (enkelvoud)<text:tab/><text:tab/>-<text:tab/>that</text:p>
            <text:p text:style-name="P118">die (meervoud)<text:tab/><text:tab/>-<text:tab/>thó</text:p>
            <text:p text:style-name="P118">daarom<text:tab/><text:tab/><text:tab/>-<text:tab/>thartó</text:p>
            <text:p text:style-name="P118">daar<text:tab/><text:tab/><text:tab/><text:tab/>-<text:tab/>thar</text:p>
            <text:p text:style-name="P118">hier<text:tab/><text:tab/><text:tab/><text:tab/>-<text:tab/>hér</text:p>
            <text:p text:style-name="P118">dan<text:tab/><text:tab/><text:tab/><text:tab/>-<text:tab/>than</text:p>
            <text:p text:style-name="P118">zo<text:tab/><text:tab/><text:tab/><text:tab/>-<text:tab/>su<text:tab/></text:p>
          </table:table-cell>
        </table:table-row>
      </table:table>
      <text:p text:style-name="P119"/>
      <text:p text:style-name="P337">Zelfstandig Naamwoorden</text:p>
      <text:p text:style-name="P120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3"/>
          </table:table-cell>
          <table:table-cell table:style-name="Table3.A1" office:value-type="string">
            <text:p text:style-name="P92">Enkelvoud</text:p>
          </table:table-cell>
          <table:table-cell table:style-name="Table3.C1" office:value-type="string">
            <text:p text:style-name="P92">Meervoud</text:p>
          </table:table-cell>
        </table:table-row>
        <table:table-row>
          <table:table-cell table:style-name="Table3.A2" office:value-type="string">
            <text:p text:style-name="P92">1<text:span text:style-name="T67">e</text:span> Naamval</text:p>
          </table:table-cell>
          <table:table-cell table:style-name="Table3.A2" office:value-type="string">
            <text:p text:style-name="P63"/>
          </table:table-cell>
          <table:table-cell table:style-name="Table3.C2" office:value-type="string">
            <text:p text:style-name="P63">-<text:span text:style-name="T46">s / -</text:span><text:span text:style-name="T52">an*</text:span></text:p>
          </table:table-cell>
        </table:table-row>
        <table:table-row>
          <table:table-cell table:style-name="Table3.A2" office:value-type="string">
            <text:p text:style-name="P92">4<text:span text:style-name="T67">e</text:span> Naamval</text:p>
          </table:table-cell>
          <table:table-cell table:style-name="Table3.A2" office:value-type="string">
            <text:p text:style-name="P63">-<text:span text:style-name="T48">e</text:span></text:p>
          </table:table-cell>
          <table:table-cell table:style-name="Table3.C2" office:value-type="string">
            <text:p text:style-name="P63">-<text:span text:style-name="T47">ans</text:span></text:p>
          </table:table-cell>
        </table:table-row>
        <table:table-row>
          <table:table-cell table:style-name="Table3.A2" office:value-type="string">
            <text:p text:style-name="P92">2<text:span text:style-name="T67">e</text:span> Naamval</text:p>
          </table:table-cell>
          <table:table-cell table:style-name="Table3.A2" office:value-type="string">
            <text:p text:style-name="P63">-<text:span text:style-name="T44">er</text:span></text:p>
          </table:table-cell>
          <table:table-cell table:style-name="Table3.C2" office:value-type="string">
            <text:p text:style-name="P63">-<text:span text:style-name="T51">arn</text:span></text:p>
          </table:table-cell>
        </table:table-row>
        <table:table-row>
          <table:table-cell table:style-name="Table3.A2" office:value-type="string">
            <text:p text:style-name="P92">3<text:span text:style-name="T67">e</text:span> Naamval</text:p>
          </table:table-cell>
          <table:table-cell table:style-name="Table3.A2" office:value-type="string">
            <text:p text:style-name="P63">-<text:span text:style-name="T49">a</text:span><text:span text:style-name="T50">m</text:span></text:p>
          </table:table-cell>
          <table:table-cell table:style-name="Table3.C2" office:value-type="string">
            <text:p text:style-name="P63">-<text:span text:style-name="T45">a</text:span><text:span text:style-name="T50">i</text:span></text:p>
          </table:table-cell>
        </table:table-row>
      </table:table>
      <text:p text:style-name="P121">*<text:span text:style-name="T76">voor woorden met één lettergreep</text:span></text:p>
      <text:p text:style-name="P122"/>
      <text:p text:style-name="P123">Zelfstandig woorden zijn in Dúvsprak altijd bepaald. Als het onbepaald is, word<text:span text:style-name="T83">t</text:span> er en <text:span text:style-name="T77">ain</text:span> voorgezet, bijvoorbeeld: [example]</text:p>
      <text:p text:style-name="P122"/>
      <text:p text:style-name="P124"><text:span text:style-name="T84">1</text:span><text:span text:style-name="T68">e</text:span><text:span text:style-name="T84"> Naamval</text:span> <text:span text:style-name="T84">wordt geb</text:span><text:span text:style-name="T85">r</text:span><text:span text:style-name="T84">uikt voor het onderwerp van een zin/bijzin</text:span></text:p>
      <text:p text:style-name="P122"><text:span text:style-name="T84">4</text:span><text:span text:style-name="T68">e</text:span><text:span text:style-name="T84"> Naamval</text:span><text:span text:style-name="T54"> </text:span><text:span text:style-name="T84">wordt gebruikt voor de lijdend voorwerp en na sommige voorzetsels</text:span></text:p>
      <text:p text:style-name="P122"><text:span text:style-name="T85">2</text:span><text:span text:style-name="T69">e</text:span><text:span text:style-name="T85"> Naamval</text:span><text:span text:style-name="T54"> </text:span><text:span text:style-name="T85">wordt gebruikt voor bezit</text:span><text:span text:style-name="T54">, </text:span><text:span text:style-name="T86">kan voor of na de bezettende komen</text:span></text:p>
      <text:p text:style-name="P122"><text:span text:style-name="T87">3</text:span><text:span text:style-name="T70">e</text:span><text:span text:style-name="T87"> Naamval</text:span><text:span text:style-name="T55"> </text:span><text:span text:style-name="T87">wordt gebruikt voor de meewerkend voorwerp</text:span><text:span text:style-name="T55">, </text:span><text:span text:style-name="T87">na sommige </text:span><text:span text:style-name="T88">voorzetsels, </text:span><text:span text:style-name="T90">en voor tijdsbepaling</text:span></text:p>
      <text:p text:style-name="P338">Werkwoorden</text:p>
      <text:p text:style-name="P125"/>
      <text:p text:style-name="P101">Zwakke Werkwoorden: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63"/>
          </table:table-cell>
          <table:table-cell table:style-name="Table5.A1" office:value-type="string">
            <text:p text:style-name="P65"/>
          </table:table-cell>
          <table:table-cell table:style-name="Table5.A1" office:value-type="string">
            <text:p text:style-name="P93">Tegenwoordig tijd</text:p>
          </table:table-cell>
          <table:table-cell table:style-name="Table5.D1" office:value-type="string">
            <text:p text:style-name="P93">Verleden tijd</text:p>
          </table:table-cell>
        </table:table-row>
        <table:table-row>
          <table:table-cell table:style-name="Table5.A2" table:number-rows-spanned="3" office:value-type="string">
            <text:p text:style-name="P65">Acti<text:span text:style-name="T151">ef</text:span></text:p>
          </table:table-cell>
          <table:table-cell table:style-name="Table5.A2" office:value-type="string">
            <text:p text:style-name="P94">Infinitief</text:p>
          </table:table-cell>
          <table:table-cell table:style-name="Table5.C2" table:number-columns-spanned="2" office:value-type="string">
            <text:p text:style-name="P63">-<text:span text:style-name="T152">an</text:span></text:p>
          </table:table-cell>
          <table:covered-table-cell/>
        </table:table-row>
        <table:table-row>
          <table:covered-table-cell table:style-name="Table5.A2"/>
          <table:table-cell table:style-name="Table5.A2" office:value-type="string">
            <text:p text:style-name="P94">Aanwijzend</text:p>
          </table:table-cell>
          <table:table-cell table:style-name="Table5.C3" office:value-type="string">
            <text:p text:style-name="P63">-<text:span text:style-name="T156">e</text:span></text:p>
          </table:table-cell>
          <table:table-cell table:style-name="Table5.D3" office:value-type="string">
            <text:p text:style-name="P63">-<text:span text:style-name="T156">t</text:span></text:p>
          </table:table-cell>
        </table:table-row>
        <table:table-row>
          <table:covered-table-cell table:style-name="Table5.A2"/>
          <table:table-cell table:style-name="Table5.A2" office:value-type="string">
            <text:p text:style-name="P94">Aanvoegend</text:p>
          </table:table-cell>
          <table:table-cell table:style-name="Table5.C4" office:value-type="string">
            <text:p text:style-name="P63">-<text:span text:style-name="T154">ai</text:span></text:p>
          </table:table-cell>
          <table:table-cell table:style-name="Table5.D4" office:value-type="string">
            <text:p text:style-name="P66">-thai</text:p>
          </table:table-cell>
        </table:table-row>
        <table:table-row>
          <table:table-cell table:style-name="Table5.A5" table:number-rows-spanned="3" office:value-type="string">
            <text:p text:style-name="P67">Passief</text:p>
          </table:table-cell>
          <table:table-cell table:style-name="Table5.A5" office:value-type="string">
            <text:p text:style-name="P94">Infinitief</text:p>
          </table:table-cell>
          <table:table-cell table:style-name="Table5.C5" table:number-columns-spanned="2" office:value-type="string">
            <text:p text:style-name="P63">-<text:span text:style-name="T152">as</text:span></text:p>
          </table:table-cell>
          <table:covered-table-cell/>
        </table:table-row>
        <table:table-row>
          <table:covered-table-cell table:style-name="Table5.A5"/>
          <table:table-cell table:style-name="Table5.A5" office:value-type="string">
            <text:p text:style-name="P94">Aanwijzend</text:p>
          </table:table-cell>
          <table:table-cell table:style-name="Table5.C6" office:value-type="string">
            <text:p text:style-name="P63">-<text:span text:style-name="T155">es</text:span></text:p>
          </table:table-cell>
          <table:table-cell table:style-name="Table5.D6" office:value-type="string">
            <text:p text:style-name="P63">-<text:span text:style-name="T155">des</text:span></text:p>
          </table:table-cell>
        </table:table-row>
        <table:table-row table:style-name="Table5.7">
          <table:covered-table-cell table:style-name="Table5.A5"/>
          <table:table-cell table:style-name="Table5.A5" office:value-type="string">
            <text:p text:style-name="P94">Aanvoegend</text:p>
          </table:table-cell>
          <table:table-cell table:style-name="Table5.C7" office:value-type="string">
            <text:p text:style-name="P63">-<text:span text:style-name="T154">au</text:span></text:p>
          </table:table-cell>
          <table:table-cell table:style-name="Table5.D7" office:value-type="string">
            <text:p text:style-name="P63">-<text:span text:style-name="T154">thau</text:span></text:p>
          </table:table-cell>
        </table:table-row>
        <table:table-row table:style-name="Table5.7">
          <table:table-cell table:style-name="Table5.A8" table:number-columns-spanned="2" office:value-type="string">
            <text:p text:style-name="P68">Deelwoord</text:p>
          </table:table-cell>
          <table:covered-table-cell/>
          <table:table-cell table:style-name="Table5.C8" office:value-type="string">
            <text:p text:style-name="P63">-<text:span text:style-name="T152">ans</text:span></text:p>
          </table:table-cell>
          <table:table-cell table:style-name="Table5.D8" office:value-type="string">
            <text:p text:style-name="P63">-<text:span text:style-name="T152">a</text:span><text:span text:style-name="T153">t</text:span></text:p>
          </table:table-cell>
        </table:table-row>
      </table:table>
      <text:p text:style-name="P102"/>
      <text:p text:style-name="P96">Klinkersverandering in sterke werkwoorden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95">Type</text:p>
          </table:table-cell>
          <table:table-cell table:style-name="Table4.A1" office:value-type="string">
            <text:p text:style-name="P95">Tegenwoordig tijd</text:p>
          </table:table-cell>
          <table:table-cell table:style-name="Table4.A1" office:value-type="string">
            <text:p text:style-name="P95">Verleden tijd</text:p>
          </table:table-cell>
          <table:table-cell table:style-name="Table4.D1" office:value-type="string">
            <text:p text:style-name="P95">Voltooid deelwoord</text:p>
          </table:table-cell>
        </table:table-row>
        <table:table-row>
          <table:table-cell table:style-name="Table4.A2" office:value-type="string">
            <text:p text:style-name="P69">1</text:p>
          </table:table-cell>
          <table:table-cell table:style-name="Table4.A2" office:value-type="string">
            <text:p text:style-name="P69">-í-</text:p>
          </table:table-cell>
          <table:table-cell table:style-name="Table4.A2" office:value-type="string">
            <text:p text:style-name="P69">-ai-</text:p>
          </table:table-cell>
          <table:table-cell table:style-name="Table4.D2" office:value-type="string">
            <text:p text:style-name="P69">-i-</text:p>
          </table:table-cell>
        </table:table-row>
        <table:table-row>
          <table:table-cell table:style-name="Table4.A2" office:value-type="string">
            <text:p text:style-name="P69">2</text:p>
          </table:table-cell>
          <table:table-cell table:style-name="Table4.A2" office:value-type="string">
            <text:p text:style-name="P69">-eu-/-ú-</text:p>
          </table:table-cell>
          <table:table-cell table:style-name="Table4.A2" office:value-type="string">
            <text:p text:style-name="P69">-au-</text:p>
          </table:table-cell>
          <table:table-cell table:style-name="Table4.D2" office:value-type="string">
            <text:p text:style-name="P69">-u-</text:p>
          </table:table-cell>
        </table:table-row>
        <table:table-row>
          <table:table-cell table:style-name="Table4.A2" office:value-type="string">
            <text:p text:style-name="P69">3</text:p>
          </table:table-cell>
          <table:table-cell table:style-name="Table4.A2" office:value-type="string">
            <text:p text:style-name="P69">-e-/-i-</text:p>
          </table:table-cell>
          <table:table-cell table:style-name="Table4.A2" office:value-type="string">
            <text:p text:style-name="P69">-a-</text:p>
          </table:table-cell>
          <table:table-cell table:style-name="Table4.D2" office:value-type="string">
            <text:p text:style-name="P69">-u-</text:p>
          </table:table-cell>
        </table:table-row>
        <table:table-row>
          <table:table-cell table:style-name="Table4.A2" office:value-type="string">
            <text:p text:style-name="P69">4</text:p>
          </table:table-cell>
          <table:table-cell table:style-name="Table4.A2" office:value-type="string">
            <text:p text:style-name="P69">-a-</text:p>
          </table:table-cell>
          <table:table-cell table:style-name="Table4.A2" office:value-type="string">
            <text:p text:style-name="P62">-ó-</text:p>
          </table:table-cell>
          <table:table-cell table:style-name="Table4.D2" office:value-type="string">
            <text:p text:style-name="P69">-a-</text:p>
          </table:table-cell>
        </table:table-row>
      </table:table>
      <text:p text:style-name="P60"/>
      <text:p text:style-name="P103"><text:span text:style-name="T77">Wesan</text:span><text:span text:style-name="T15">,</text:span><text:span text:style-name="T77"> </text:span><text:span text:style-name="T31">zijn</text:span>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62"/>
          </table:table-cell>
          <table:table-cell table:style-name="Table6.A1" office:value-type="string">
            <text:p text:style-name="P62"/>
          </table:table-cell>
          <table:table-cell table:style-name="Table6.A1" office:value-type="string">
            <text:p text:style-name="P95">Tegenwoordig Tijd</text:p>
          </table:table-cell>
          <table:table-cell table:style-name="Table6.D1" office:value-type="string">
            <text:p text:style-name="P95">Verleden Tijd</text:p>
          </table:table-cell>
        </table:table-row>
        <table:table-row>
          <table:table-cell table:style-name="Table6.A2" table:number-rows-spanned="3" office:value-type="string">
            <text:p text:style-name="P70">Acti<text:span text:style-name="T158">ef</text:span></text:p>
          </table:table-cell>
          <table:table-cell table:style-name="Table6.A2" office:value-type="string">
            <text:p text:style-name="P97">Infiniti<text:span text:style-name="T158">ef</text:span></text:p>
          </table:table-cell>
          <table:table-cell table:style-name="Table6.C2" table:number-columns-spanned="2" office:value-type="string">
            <text:p text:style-name="P71">wesan</text:p>
          </table:table-cell>
          <table:covered-table-cell/>
        </table:table-row>
        <table:table-row>
          <table:covered-table-cell table:style-name="Table6.A2"/>
          <table:table-cell table:style-name="Table6.A2" office:value-type="string">
            <text:p text:style-name="P95">Aanwijzend</text:p>
          </table:table-cell>
          <table:table-cell table:style-name="Table6.C3" office:value-type="string">
            <text:p text:style-name="P71">ir</text:p>
          </table:table-cell>
          <table:table-cell table:style-name="Table6.D3" office:value-type="string">
            <text:p text:style-name="P71">was</text:p>
          </table:table-cell>
        </table:table-row>
        <table:table-row>
          <table:covered-table-cell table:style-name="Table6.A2"/>
          <table:table-cell table:style-name="Table6.A2" office:value-type="string">
            <text:p text:style-name="P95">Aanvoegend</text:p>
          </table:table-cell>
          <table:table-cell table:style-name="Table6.C4" office:value-type="string">
            <text:p text:style-name="P71">sai</text:p>
          </table:table-cell>
          <table:table-cell table:style-name="Table6.D4" office:value-type="string">
            <text:p text:style-name="P71">wes</text:p>
          </table:table-cell>
        </table:table-row>
        <table:table-row>
          <table:table-cell table:style-name="Table6.A5" table:number-columns-spanned="2" office:value-type="string">
            <text:p text:style-name="P72">Deelwoord</text:p>
          </table:table-cell>
          <table:covered-table-cell/>
          <table:table-cell table:style-name="Table6.C5" office:value-type="string">
            <text:p text:style-name="P73"><text:span text:style-name="T157">w</text:span>esans</text:p>
          </table:table-cell>
          <table:table-cell table:style-name="Table6.D5" office:value-type="string">
            <text:p text:style-name="P73">wesat</text:p>
          </table:table-cell>
        </table:table-row>
      </table:table>
      <text:p text:style-name="P339"/>
      <text:p text:style-name="P340">Zinsopbouw</text:p>
      <text:p text:style-name="P126">SOV, <text:span text:style-name="T242">maar meestal flexiebel, geïnspireerd door Koine Grieks, Latijn, Gotisch, en Nederlands.</text:span></text:p>
      <text:p text:style-name="P126"/>
      <text:p text:style-name="P126">Toekomend tijd met <text:span text:style-name="T77">skul</text:span></text:p>
      <text:p text:style-name="P126"/>
      <text:p text:style-name="P20">Gebiedende wijs met werkwoordstam</text:p>
      <text:p text:style-name="P20"/>
      <text:p text:style-name="P20"><text:span text:style-name="T77">gern</text:span> gebruikt net als “graag”<text:line-break/><text:line-break/><text:span text:style-name="T243">Deelwoord bijvoeglijk gebruikt </text:span><text:span text:style-name="T244">voor zelfstandig naamwoorden, bijwoordelijk na een werkwoord of aan het begin van een zin(sdeel). </text:span><text:span text:style-name="T246">Deelwoorden kunnen in Dúvsprak niet zelfstandig gebruikt </text:span><text:span text:style-name="T247">worden, </text:span><text:span text:style-name="T252">maar heeft de voorvoegsel </text:span><text:span text:style-name="T82">ga-</text:span><text:span text:style-name="T252"> (net als Nederlands “het …”) en de achtervoegsel </text:span><text:span text:style-name="T82">-ith</text:span><text:span text:style-name="T252"> (net als Nederlands “-ing”)</text:span></text:p>
      <text:p text:style-name="P341">Lemmas</text:p>
      <text:p text:style-name="P127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23">Voorzetsels</text:p>
            <text:p text:style-name="P147">Legenda: <text:span text:style-name="T160">4</text:span><text:span text:style-name="T161">e</text:span><text:span text:style-name="T160"> naamval</text:span>, <text:span text:style-name="T77">3</text:span><text:span text:style-name="T80">e</text:span><text:span text:style-name="T77"> naamval,</text:span> 4<text:span text:style-name="T67">e</text:span> of 3<text:span text:style-name="T67">e</text:span> naamval</text:p>
            <text:p text:style-name="P147"/>
            <text:p text:style-name="P147">av<text:tab/>-<text:tab/><text:span text:style-name="T77">weg van,</text:span> af</text:p>
            <text:p text:style-name="P147">after<text:tab/>-<text:tab/><text:span text:style-name="T77">na, achter</text:span></text:p>
            <text:p text:style-name="P147">an<text:tab/>-<text:tab/>op</text:p>
            <text:p text:style-name="P148">at<text:tab/>-<text:tab/><text:span text:style-name="T160">naar, richting, op</text:span></text:p>
            <text:p text:style-name="P148">bi<text:tab/>-<text:tab/>bij, rond</text:p>
            <text:p text:style-name="P148">é<text:span text:style-name="T162">nu<text:tab/>-<text:tab/></text:span><text:span text:style-name="T81">zonder</text:span></text:p>
            <text:p text:style-name="P5">fra<text:tab/>-<text:tab/><text:span text:style-name="T77">van, door, wegens, af, verder</text:span></text:p>
            <text:p text:style-name="P6">fur<text:tab/>-<text:tab/>voor, tegenover</text:p>
            <text:p text:style-name="P7">gin<text:tab/>-<text:tab/><text:span text:style-name="T77">in de richting (van),</text:span><text:span text:style-name="T160"> tegen</text:span></text:p>
            <text:p text:style-name="P7">hinder<text:tab/>-<text:tab/>achter, terug, voorbij</text:p>
            <text:p text:style-name="P7">in<text:tab/>-<text:tab/><text:span text:style-name="T77">in,</text:span> <text:span text:style-name="T160">erin</text:span></text:p>
            <text:p text:style-name="P7">midh<text:tab/>-<text:tab/><text:span text:style-name="T77">met, door,</text:span> langs, samen</text:p>
            <text:p text:style-name="P7">ta<text:tab/>-<text:tab/><text:span text:style-name="T160">naar</text:span></text:p>
            <text:p text:style-name="P7">uver<text:tab/>-<text:tab/><text:span text:style-name="T160">over, </text:span><text:span text:style-name="T77">over, boven</text:span></text:p>
            <text:p text:style-name="P7">um<text:tab/>-<text:tab/><text:span text:style-name="T160">om, rond</text:span></text:p>
            <text:p text:style-name="P7">und<text:tab/>-<text:tab/><text:span text:style-name="T160">tot, aan</text:span></text:p>
            <text:p text:style-name="P7">under<text:tab/>-<text:tab/><text:span text:style-name="T77">tussen, </text:span>onder</text:p>
            <text:p text:style-name="P8">ur<text:tab/>-<text:tab/><text:span text:style-name="T77">uit van</text:span></text:p>
            <text:p text:style-name="P8">withr<text:tab/>-<text:tab/><text:span text:style-name="T160">tegen</text:span></text:p>
            <text:p text:style-name="P8">thur<text:tab/>-<text:tab/><text:span text:style-name="T160">door</text:span></text:p>
          </table:table-cell>
          <table:table-cell table:style-name="Table8.B1" office:value-type="string">
            <text:p text:style-name="P24">Voegwoorden</text:p>
            <text:p text:style-name="P26">ak<text:tab/><text:tab/>-<text:tab/>maar, echter</text:p>
            <text:p text:style-name="P26">and<text:tab/><text:tab/>-<text:tab/>en</text:p>
            <text:p text:style-name="P26">auk<text:tab/><text:tab/>-<text:tab/>ook</text:p>
            <text:p text:style-name="P26">ef<text:tab/><text:tab/>-<text:tab/>of</text:p>
            <text:p text:style-name="P26">wand<text:tab/><text:tab/>-<text:tab/>want</text:p>
            <text:p text:style-name="P26">ne<text:span text:style-name="T213">u</text:span><text:tab/><text:tab/>-<text:tab/>noch</text:p>
            <text:p text:style-name="P27"><text:span text:style-name="T163">eg</text:span><text:tab/><text:tab/>-<text:tab/>behalve</text:p>
            <text:p text:style-name="P28">ja<text:tab/><text:tab/>-<text:tab/>ja</text:p>
            <text:p text:style-name="P28">ne<text:tab/><text:tab/>-<text:tab/>nee</text:p>
            <text:p text:style-name="P29">nu<text:tab/><text:tab/>-<text:tab/><text:span text:style-name="T223">nu</text:span></text:p>
            <text:p text:style-name="P3"/>
            <text:p text:style-name="P4">Bepalend voornaamwoorden</text:p>
            <text:p text:style-name="P9">als<text:tab/>-<text:tab/><text:span text:style-name="T166">ander, een andere</text:span></text:p>
            <text:p text:style-name="P9">anther<text:tab/>-<text:tab/><text:span text:style-name="T166">tweede, andere (van twee)</text:span></text:p>
            <text:p text:style-name="P10">al<text:tab/>-<text:tab/>al, <text:span text:style-name="T167">alles</text:span></text:p>
            <text:p text:style-name="P11">bai<text:tab/>-<text:tab/><text:span text:style-name="T167">beide, allebij</text:span></text:p>
            <text:p text:style-name="P149">mana<text:span text:style-name="T165">g</text:span><text:tab/>-<text:tab/><text:span text:style-name="T135">menig, vele, </text:span><text:span text:style-name="T136">veel</text:span></text:p>
            <text:p text:style-name="P12">sam<text:tab/>-<text:tab/><text:span text:style-name="T168">zelfde, gelijk</text:span></text:p>
            <text:p text:style-name="P13">sum<text:tab/>-<text:tab/><text:span text:style-name="T170">sommige, enkele, enig</text:span></text:p>
            <text:p text:style-name="P14">fel<text:tab/>-<text:tab/><text:span text:style-name="T170">veel, vele <text:s/>+</text:span><text:span text:style-name="T171">2</text:span><text:span text:style-name="T71">e</text:span><text:span text:style-name="T171"> naamval</text:span><text:span text:style-name="T170">, erg</text:span></text:p>
            <text:p text:style-name="P15"><text:span text:style-name="T174">mair</text:span><text:tab/>-<text:tab/><text:span text:style-name="T174">meer</text:span></text:p>
            <text:p text:style-name="P150">fa<text:span text:style-name="T213">u</text:span><text:tab/>-<text:tab/><text:span text:style-name="T172">enkele, weinig</text:span></text:p>
            <text:p text:style-name="P151">lík<text:tab/>-<text:tab/><text:span text:style-name="T172">zoals, als</text:span></text:p>
          </table:table-cell>
        </table:table-row>
      </table:table>
      <text:p text:style-name="P127"/>
      <text:p text:style-name="P348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5">Numbers</text:p>
            <text:p text:style-name="P30">ain<text:tab/>-<text:tab/><text:span text:style-name="T175">1</text:span></text:p>
            <text:p text:style-name="P30">twai<text:tab/>-<text:tab/><text:span text:style-name="T175">2</text:span></text:p>
            <text:p text:style-name="P30">thrí<text:tab/>-<text:tab/><text:span text:style-name="T175">3</text:span></text:p>
            <text:p text:style-name="P30">feor<text:tab/>-<text:tab/><text:span text:style-name="T175">4</text:span></text:p>
            <text:p text:style-name="P30">fimf<text:tab/>-<text:tab/><text:span text:style-name="T175">5</text:span></text:p>
            <text:p text:style-name="P30">ses<text:tab/>-<text:tab/><text:span text:style-name="T175">6</text:span></text:p>
            <text:p text:style-name="P30">sevun<text:tab/>-<text:tab/><text:span text:style-name="T175">7</text:span></text:p>
            <text:p text:style-name="P31">agt<text:tab/>-<text:tab/>8</text:p>
            <text:p text:style-name="P31">neun<text:tab/>-<text:tab/>9</text:p>
            <text:p text:style-name="P30">teun<text:tab/>-<text:tab/><text:span text:style-name="T175">10</text:span></text:p>
            <text:p text:style-name="P30">ailif<text:tab/>-<text:tab/><text:span text:style-name="T175">11</text:span></text:p>
            <text:p text:style-name="P30">twalif<text:tab/>-<text:tab/><text:span text:style-name="T175">12</text:span></text:p>
            <text:p text:style-name="P30">thirten<text:tab/>-<text:tab/><text:span text:style-name="T175">13</text:span></text:p>
            <text:p text:style-name="P31">feorten<text:tab/>-<text:tab/>14</text:p>
            <text:p text:style-name="P31">fimften<text:tab/>-<text:tab/>15</text:p>
            <text:p text:style-name="P31">sesten<text:tab/>-<text:tab/>16</text:p>
            <text:p text:style-name="P31">sev<text:span text:style-name="T176">un</text:span>ten-<text:tab/>17</text:p>
            <text:p text:style-name="P31">agtten<text:tab/>-<text:tab/>18</text:p>
            <text:p text:style-name="P31">neunten<text:tab/>-<text:tab/>19</text:p>
            <text:p text:style-name="P31">twaitig<text:tab/>-<text:tab/>20</text:p>
            <text:p text:style-name="P130"><text:span text:style-name="T176">t</text:span>hrítig<text:tab/>-<text:tab/>30</text:p>
            <text:p text:style-name="P131">feortig<text:tab/>-<text:tab/>40</text:p>
            <text:p text:style-name="P131">fimftig<text:tab/>-<text:tab/>50</text:p>
          </table:table-cell>
          <table:table-cell table:style-name="Table9.A1" office:value-type="string">
            <text:p text:style-name="P131">sestig<text:tab/><text:tab/>-<text:tab/>60</text:p>
            <text:p text:style-name="P131">sev<text:span text:style-name="T177">untig<text:tab/>-<text:tab/>70</text:span></text:p>
            <text:p text:style-name="P132">agttig<text:tab/><text:tab/>-<text:tab/>80</text:p>
            <text:p text:style-name="P132">neuntig<text:tab/><text:tab/>-<text:tab/>90</text:p>
            <text:p text:style-name="P132">hundrad<text:tab/>-<text:tab/>100</text:p>
            <text:p text:style-name="P132">thúsund<text:tab/><text:tab/>-<text:tab/>1000</text:p>
            <text:p text:style-name="P132">tenthúsund<text:tab/>-<text:tab/>10 000</text:p>
            <text:p text:style-name="P132">hundradthúsund<text:tab/>-<text:tab/>100 000</text:p>
            <text:p text:style-name="P133">mairthúsund<text:tab/>-<text:tab/>1 000 000</text:p>
            <text:p text:style-name="P133">uverthúsund<text:tab/>-<text:tab/>1 000 000 000</text:p>
            <text:p text:style-name="P133"/>
            <text:p text:style-name="P133">53<text:tab/>-<text:tab/>thríandfimftig</text:p>
            <text:p text:style-name="P133">139<text:tab/>-<text:tab/>hundradneunandthrítig</text:p>
            <text:p text:style-name="P134"/>
            <text:p text:style-name="P134">6724:</text:p>
            <text:p text:style-name="P134">sesthúsundsevunhundradfeorandtwaitig</text:p>
            <text:p text:style-name="P134"/>
            <text:p text:style-name="P135">923 807 438:</text:p>
            <text:p text:style-name="P135">neunhundradthríandtwaitigmairthúsundagthundradsevunthúsundfeorhundradagtandthrítig</text:p>
            <text:p text:style-name="P134"/>
          </table:table-cell>
          <table:table-cell table:style-name="Table9.C1" office:value-type="string">
            <text:p text:style-name="P136">Colour<text:span text:style-name="T178">s</text:span></text:p>
            <text:p text:style-name="P137">raudh<text:tab/>-<text:tab/><text:span text:style-name="T179">rood</text:span></text:p>
            <text:p text:style-name="P137">brún<text:tab/>-<text:tab/><text:span text:style-name="T179">bruin</text:span></text:p>
            <text:p text:style-name="P137">erp<text:tab/>-<text:tab/><text:span text:style-name="T179">oranje</text:span><text:line-break/>gel<text:tab/>-<text:tab/><text:span text:style-name="T179">geel</text:span></text:p>
            <text:p text:style-name="P137">grón<text:tab/>-<text:tab/>gr<text:span text:style-name="T179">oen</text:span></text:p>
            <text:p text:style-name="P137">blé<text:span text:style-name="T213">u</text:span><text:tab/>-<text:tab/><text:span text:style-name="T179">blauw</text:span></text:p>
            <text:p text:style-name="P137">hé<text:span text:style-name="T213">u</text:span><text:tab/>-<text:tab/><text:span text:style-name="T179">paars</text:span></text:p>
            <text:p text:style-name="P137">bas<text:tab/>-<text:tab/><text:span text:style-name="T179">roze</text:span></text:p>
            <text:p text:style-name="P137"/>
            <text:p text:style-name="P137">wit<text:tab/>-<text:tab/>w<text:span text:style-name="T179">it</text:span></text:p>
            <text:p text:style-name="P137">blaik<text:tab/>-<text:tab/><text:span text:style-name="T179">heel wit, gloeiend wit</text:span></text:p>
            <text:p text:style-name="P137">blank<text:tab/>-<text:tab/><text:span text:style-name="T180">bleek</text:span></text:p>
            <text:p text:style-name="P137">fal<text:tab/>-<text:tab/><text:span text:style-name="T180">grijs</text:span>, <text:span text:style-name="T180">vaal</text:span></text:p>
            <text:p text:style-name="P137">gre<text:span text:style-name="T214">u</text:span><text:tab/>-<text:tab/><text:span text:style-name="T180">grijs</text:span></text:p>
            <text:p text:style-name="P137">hair<text:tab/>-<text:tab/><text:span text:style-name="T180">grijs</text:span>, <text:span text:style-name="T180">oud</text:span>, <text:span text:style-name="T180">verouderd</text:span></text:p>
            <text:p text:style-name="P138">swart<text:tab/>-<text:tab/><text:span text:style-name="T180">zwart</text:span></text:p>
            <text:p text:style-name="P137">blak<text:tab/>-<text:tab/><text:span text:style-name="T180">zwart, met negatieve associaties</text:span></text:p>
            <text:p text:style-name="P137"/>
            <text:p text:style-name="P140"/>
          </table:table-cell>
        </table:table-row>
      </table:table>
      <text:p text:style-name="P343">Morfologie</text:p>
      <text:p text:style-name="P128"><text:span text:style-name="T202">Voorvoegsels die voorzetsels z</text:span><text:span text:style-name="T203">ij</text:span><text:span text:style-name="T202">n</text:span> scheiden van het woord in het verleden tijd, zie “zinsopbouw” voor V2 zinsvolgorde</text:p>
      <text:p text:style-name="P349">bi-<text:tab/>-<text:tab/>bij-, be-</text:p>
      <text:p text:style-name="P350"><text:soft-page-break/>fra-<text:tab/>-<text:tab/>af, weg, vol, volledig, op</text:p>
      <text:p text:style-name="P351">fur-<text:tab/>-<text:tab/>voor-</text:p>
      <text:p text:style-name="P129">ga-<text:tab/>-<text:tab/>ge-</text:p>
      <text:p text:style-name="P353">sémi-<text:tab/>-<text:tab/>half</text:p>
      <text:p text:style-name="P352">sin<text:tab/>-<text:tab/><text:span text:style-name="T261">altijd, eeuwig, oneindig</text:span></text:p>
      <text:p text:style-name="P354">steup-<text:tab/>-<text:tab/><text:span text:style-name="T281">stief-</text:span></text:p>
      <text:p text:style-name="P355">tur-<text:tab/>-<text:tab/><text:span text:style-name="T282">moeilijk</text:span></text:p>
      <text:p text:style-name="P104">un-<text:tab/>-<text:tab/>on-, ont-. </text:p>
      <text:p text:style-name="P104"/>
      <text:p text:style-name="P104">-<text:span text:style-name="T276">ag<text:tab/>-<text:tab/>-ig</text:span></text:p>
      <text:p text:style-name="P104">-<text:span text:style-name="T188">ar<text:tab/>-<text:tab/>-er</text:span></text:p>
      <text:p text:style-name="P104">-<text:span text:style-name="T198">dh<text:tab/>-<text:tab/>vormt abstracte zelfstandig naamwoorden van werkwoordstammen</text:span></text:p>
      <text:p text:style-name="P104">-<text:span text:style-name="T188">dóm<text:tab/>-<text:tab/>-dom</text:span></text:p>
      <text:p text:style-name="P104">-<text:span text:style-name="T186">fal</text:span><text:span text:style-name="T187">d</text:span><text:span text:style-name="T186"><text:tab/>-<text:tab/>-voud</text:span></text:p>
      <text:p text:style-name="P104">-<text:span text:style-name="T226">ith<text:tab/>-<text:tab/>-ing</text:span></text:p>
      <text:p text:style-name="P104">-<text:span text:style-name="T188">lík<text:tab/>-<text:tab/>-lijk, -</text:span><text:span text:style-name="T189">lig</text:span></text:p>
      <text:p text:style-name="P104">-<text:span text:style-name="T221">nas<text:tab/>-<text:tab/>-</text:span><text:span text:style-name="T222">nis</text:span></text:p>
      <text:p text:style-name="P342">Woorden <text:span text:style-name="T89">(Dúvsprak → Nederlands)</text:span></text:p>
      <text:p text:style-name="P139"><text:span text:style-name="T26">P</text:span><text:span text:style-name="T25">r:</text:span> = <text:span text:style-name="T112">In praktijk, ander gebruik voor een woord.</text:span></text:p>
      <text:p text:style-name="P152">Sterke werkwoorden hebben een C+type, bijvoorbeeld: <text:span text:style-name="T77">fleugan</text:span> is een sterke werkwoord type 2</text:p>
      <text:p text:style-name="P153"/>
      <text:p text:style-name="P324">A<text:line-break/><text:span text:style-name="T12">agalait<text:tab/><text:tab/>-<text:tab/></text:span><text:span text:style-name="T13">wellust, ontuchtigheid</text:span></text:p>
      <text:p text:style-name="P330"><text:span text:style-name="T13">a</text:span><text:span text:style-name="T11">ild<text:tab/><text:tab/>-<text:tab/>vuurtje</text:span></text:p>
      <text:p text:style-name="P312">aimur<text:tab/><text:tab/>-<text:tab/>sintel, heet as</text:p>
      <text:p text:style-name="P331">air<text:tab/><text:tab/>-<text:tab/><text:span text:style-name="T190">eer, </text:span><text:span text:style-name="T191">glorie</text:span></text:p>
      <text:p text:style-name="P332">ai<text:span text:style-name="T215">u</text:span><text:tab/><text:tab/>-<text:tab/><text:span text:style-name="T192">eeuw</text:span></text:p>
      <text:p text:style-name="P300">anan<text:tab/><text:tab/>-<text:tab/>C4 ademen</text:p>
      <text:p text:style-name="P154">ang<text:tab/><text:tab/>-<text:tab/><text:span text:style-name="T113">nauw, krap.</text:span><text:span text:style-name="T92"> </text:span><text:span text:style-name="T94">Pr: </text:span><text:span text:style-name="T113">net genoeg</text:span></text:p>
      <text:p text:style-name="P155">anbeudhan<text:tab/>-<text:tab/><text:span text:style-name="T183">C2 bevelen, opdracht geven</text:span></text:p>
      <text:p text:style-name="P157">anhand<text:tab/>-<text:tab/>bij de hand, in berijk</text:p>
      <text:p text:style-name="P157">anlagan<text:tab/>-<text:tab/>opleggen</text:p>
      <text:p text:style-name="P333">ardh<text:tab/><text:tab/>-<text:tab/><text:span text:style-name="T193">aard</text:span></text:p>
      <text:p text:style-name="P334">audh<text:tab/><text:tab/>-<text:tab/><text:span text:style-name="T277">geld, rijken, geluk</text:span></text:p>
      <text:p text:style-name="P158">aur<text:tab/><text:tab/>-<text:tab/><text:span text:style-name="T205">gereed, snel</text:span></text:p>
      <text:p text:style-name="P159">aval<text:tab/><text:tab/>-<text:tab/>gemeen</text:p>
      <text:p text:style-name="P160">avgevan<text:tab/>-<text:tab/>C3 afgeven, weggeven, opgeven</text:p>
      <text:p text:style-name="P162">avhand<text:tab/><text:tab/>-<text:tab/><text:span text:style-name="T181">uit </text:span>mans hand, verloren</text:p>
      <text:p text:style-name="P163">avlagan<text:tab/>-<text:tab/><text:span text:style-name="T184">neer leggen, afleggen, wegleggen</text:span></text:p>
      <text:p text:style-name="P164">avneman<text:tab/>-<text:tab/><text:span text:style-name="T184">C3 </text:span><text:span text:style-name="T185">afnemen, verwijderen</text:span></text:p>
      <text:p text:style-name="P165">a<text:span text:style-name="T215">u</text:span><text:tab/><text:tab/>-<text:tab/>overstromingsvlakten, weiland, <text:span text:style-name="T207">eiland</text:span></text:p>
      <text:p text:style-name="P324">B</text:p>
      <text:p text:style-name="P166">barn<text:tab/><text:tab/>-<text:tab/><text:span text:style-name="T184">jong</text:span><text:span text:style-name="T114"> van een dier</text:span></text:p>
      <text:p text:style-name="P156">beudhan<text:tab/>-<text:tab/>C2 <text:span text:style-name="T185">bieden, aanbieden</text:span></text:p>
      <text:p text:style-name="P167">beran<text:tab/><text:tab/>-<text:tab/>baren, <text:span text:style-name="T199">dragen</text:span></text:p>
      <text:p text:style-name="P168">berdh<text:tab/><text:tab/>-<text:tab/>last, te dragen, zwangerschap</text:p>
      <text:p text:style-name="P169">bergt<text:tab/><text:tab/>-<text:tab/>licht, schijnend, openbaar</text:p>
      <text:p text:style-name="P170"><text:span text:style-name="T273">bídhan<text:tab/><text:tab/>-<text:tab/>C1 wachten, (+2</text:span><text:span text:style-name="T72">e</text:span><text:span text:style-name="T273"> naamval) wachten voor</text:span><text:line-break/>bidhan<text:tab/><text:tab/>-<text:tab/><text:span text:style-name="T209">C3 </text:span>vragen, voor vragen, bidden</text:p>
      <text:p text:style-name="P171">bigetan<text:tab/>-<text:tab/>C3 <text:span text:style-name="T185">bijkrijgen, gewinnen</text:span></text:p>
      <text:p text:style-name="P172">bigravan<text:tab/>-<text:tab/>C4 <text:span text:style-name="T185">begraven, graveren</text:span></text:p>
      <text:p text:style-name="P173">bindan<text:tab/><text:tab/>-<text:tab/>C3 <text:span text:style-name="T185">binden, verbinden</text:span></text:p>
      <text:p text:style-name="P172">bikeman<text:tab/>-<text:tab/>C4 <text:span text:style-name="T185">bijkomen</text:span></text:p>
      <text:p text:style-name="P174">bikunan<text:tab/>-<text:tab/><text:span text:style-name="T220">bekennen</text:span></text:p>
      <text:p text:style-name="P175">burdh<text:tab/><text:tab/>-<text:tab/>bord, plank, tafel<text:line-break/><text:span text:style-name="T231">búr<text:tab/><text:tab/>-<text:tab/>woning, residentie</text:span></text:p>
      <text:p text:style-name="P153">braidh<text:tab/><text:tab/>-<text:tab/><text:span text:style-name="T115">breed, algemeen, over velen.</text:span></text:p>
      <text:p text:style-name="P309">brandan<text:tab/>-<text:tab/>verbranden, opbranden</text:p>
      <text:p text:style-name="P176">braudh<text:tab/><text:tab/>-<text:tab/>brood</text:p>
      <text:p text:style-name="P177">bróthér<text:tab/><text:tab/>-<text:tab/>broeder, broer</text:p>
      <text:p text:style-name="P325">D</text:p>
      <text:p text:style-name="P178">dag<text:tab/><text:tab/>-<text:tab/><text:span text:style-name="T194">da</text:span><text:span text:style-name="T195">g</text:span></text:p>
      <text:p text:style-name="P179">deur<text:tab/><text:tab/>-<text:tab/><text:span text:style-name="T116">wild dier, beest</text:span></text:p>
      <text:p text:style-name="P180">dóv<text:tab/><text:tab/>-<text:tab/><text:span text:style-name="T219">passend, fit</text:span></text:p>
      <text:p text:style-name="P326">E</text:p>
      <text:p text:style-name="P181">erth<text:tab/><text:tab/>-<text:tab/>aarde, grond</text:p>
      <text:p text:style-name="P182">erkunan<text:tab/>-<text:tab/>erkennen</text:p>
      <text:p text:style-name="P326">F</text:p>
      <text:p text:style-name="P183">fadhér<text:tab/><text:tab/>-<text:tab/><text:span text:style-name="T116">vader</text:span></text:p>
      <text:p text:style-name="P184">falthan<text:tab/><text:tab/>-<text:tab/>C4 vouwen</text:p>
      <text:p text:style-name="P185">feor<text:span text:style-name="T196">skaut</text:span><text:tab/>-<text:tab/>vierhoek</text:p>
      <text:p text:style-name="P186">fisk<text:tab/><text:tab/>-<text:tab/><text:span text:style-name="T117">vis, zeedier</text:span></text:p>
      <text:p text:style-name="P187"><text:soft-page-break/>flaisk<text:tab/><text:tab/>-<text:tab/>vlees, het vlees</text:p>
      <text:p text:style-name="P188">fleu<text:span text:style-name="T164">g</text:span>an<text:tab/><text:tab/>-<text:tab/>C2, <text:span text:style-name="T117">vliegen</text:span></text:p>
      <text:p text:style-name="P306">flu<text:span text:style-name="T164">g</text:span>l<text:tab/><text:tab/>-<text:tab/><text:span text:style-name="T118">vleugel</text:span></text:p>
      <text:p text:style-name="P307">fór<text:tab/><text:tab/>-<text:tab/>vuur</text:p>
      <text:p text:style-name="P189">fraberdh<text:tab/>-<text:tab/>geduld, verdraagzaamheid</text:p>
      <text:p text:style-name="P190">fraistan<text:tab/>-<text:tab/>proberen</text:p>
      <text:p text:style-name="P191">frakunan<text:tab/>-<text:tab/>minachten, wantrouwen</text:p>
      <text:p text:style-name="P192">frakunat<text:tab/>-<text:tab/>berucht</text:p>
      <text:p text:style-name="P193">frával<text:tab/><text:tab/>-<text:tab/>hoogmoedig, eigenwijs, brutaal</text:p>
      <text:p text:style-name="P194">fra<text:span text:style-name="T216">u</text:span><text:tab/><text:tab/>-<text:tab/><text:span text:style-name="T119">Mevrouw</text:span><text:span text:style-name="T103"> </text:span><text:span text:style-name="T104">Pr: </text:span><text:span text:style-name="T119">echtgenote</text:span></text:p>
      <text:p text:style-name="P195">fu<text:span text:style-name="T165">g</text:span>l<text:tab/><text:tab/>-<text:tab/><text:span text:style-name="T120">vogel</text:span></text:p>
      <text:p text:style-name="P196">fulk<text:tab/><text:tab/>-<text:tab/>volk</text:p>
      <text:p text:style-name="P197">furbeudhan<text:tab/>-<text:tab/>C2 verbieden</text:p>
      <text:p text:style-name="P198">furgán<text:tab/><text:tab/>-<text:tab/><text:span text:style-name="T201">C4 </text:span><text:span text:style-name="T200">voorgaan, voorafgaan</text:span></text:p>
      <text:p text:style-name="P199">furmunan<text:tab/>-<text:tab/>negeren, verdoemen, oordelen</text:p>
      <text:p text:style-name="P326">G</text:p>
      <text:p text:style-name="P200">gaburth<text:tab/>-<text:tab/>geboorte</text:p>
      <text:p text:style-name="P201">gafulk<text:tab/><text:tab/>-<text:tab/>gevolkte, troep</text:p>
      <text:p text:style-name="P202">gahlaiv<text:tab/><text:tab/>-<text:tab/>kameraad, medemens </text:p>
      <text:p text:style-name="P203">galeuvat<text:tab/>-<text:tab/>vertrouwbaar, kostbaar</text:p>
      <text:p text:style-name="P204">galigar<text:tab/><text:tab/>-<text:tab/>samenligging, seksueel contact</text:p>
      <text:p text:style-name="P205">galík<text:tab/><text:tab/>-<text:tab/>gelijk</text:p>
      <text:p text:style-name="P206">gamain<text:tab/><text:tab/>-<text:tab/>gemeenzaam</text:p>
      <text:p text:style-name="P207">gaman<text:tab/><text:tab/>-<text:tab/>medemens, kameraad, plezier, spel, sport</text:p>
      <text:p text:style-name="P208">gamun<text:tab/><text:tab/>-<text:tab/>herinnering, herdenking, monument</text:p>
      <text:p text:style-name="P198">gán<text:tab/><text:tab/>-<text:tab/>C4 gaan, lopen, stappen</text:p>
      <text:p text:style-name="P266"><text:span text:style-name="T227">ganesan<text:tab/>-<text:tab/>genezing, redding<text:line-break/></text:span><text:span text:style-name="T228">ganóg<text:tab/><text:tab/>-<text:tab/>genoeg<text:line-break/></text:span><text:span text:style-name="T232">gararn<text:tab/><text:tab/>-<text:tab/>huisgenoot</text:span><text:line-break/><text:span text:style-name="T241">garún<text:tab/><text:tab/>-<text:tab/>geheime raadgeving, rite</text:span><text:line-break/><text:span text:style-name="T248">gasean<text:tab/><text:tab/>-<text:tab/>C3 compleet zien, </text:span><text:span text:style-name="T249">beseffen</text:span></text:p>
      <text:p text:style-name="P266"><text:span text:style-name="T253">gasinth<text:tab/><text:tab/>-<text:tab/></text:span><text:span text:style-name="T254">medemens in leven, goede vriend, degene met wie men het loop der leven deelt</text:span><text:line-break/>gatreu<text:tab/><text:tab/>-<text:tab/>geloof</text:p>
      <text:p text:style-name="P209">gáur<text:tab/><text:tab/>-<text:tab/><text:span text:style-name="T206">voorbereid, gereed</text:span></text:p>
      <text:p text:style-name="P210">gá<text:span text:style-name="T217">u</text:span><text:tab/><text:tab/>-<text:tab/><text:span text:style-name="T208">district, regio</text:span></text:p>
      <text:p text:style-name="P271">gawépan<text:tab/>-<text:tab/>armament</text:p>
      <text:p text:style-name="P211">gawerv<text:tab/><text:tab/>-<text:tab/>plooibaar, overhaalbaar</text:p>
      <text:p text:style-name="P213">getan<text:tab/><text:tab/>-<text:tab/>C3 krijgen</text:p>
      <text:p text:style-name="P161">gevan<text:tab/><text:tab/>-<text:tab/>C3 geven</text:p>
      <text:p text:style-name="P313">ginan<text:tab/><text:tab/>-<text:tab/>C3 beginnen</text:p>
      <text:p text:style-name="P214"><text:span text:style-name="T164">g</text:span>raut<text:tab/><text:tab/>-<text:tab/><text:span text:style-name="T125">groot, enorm</text:span> <text:span text:style-name="T106">(</text:span><text:span text:style-name="T125">groter</text:span><text:span text:style-name="T106"> </text:span><text:span text:style-name="T125">dan</text:span><text:span text:style-name="T106"> </text:span><text:span text:style-name="T78">mikil</text:span><text:span text:style-name="T106">)</text:span></text:p>
      <text:p text:style-name="P215">grípan<text:tab/><text:tab/>-<text:tab/>C1 grijpen, pakken</text:p>
      <text:p text:style-name="P216"><text:span text:style-name="T164">g</text:span>ruv<text:tab/><text:tab/>-<text:tab/><text:span text:style-name="T126">ruw</text:span>, <text:span text:style-name="T126">grof, onbewerkt</text:span>. <text:span text:style-name="T96">Pr:</text:span><text:span text:style-name="T107"> </text:span><text:span text:style-name="T126">beschrijft iemand die onbeschoft/direct is</text:span></text:p>
      <text:p text:style-name="P326">H</text:p>
      <text:p text:style-name="P181">hailagan<text:tab/>-<text:tab/>heiligen</text:p>
      <text:p text:style-name="P304">haitan<text:tab/><text:tab/>-<text:tab/>C4 toespreken, noemen, (passief) heten</text:p>
      <text:p text:style-name="P217">hand<text:tab/><text:tab/>-<text:tab/>hand</text:p>
      <text:p text:style-name="P218">hauran<text:tab/><text:tab/>-<text:tab/><text:span text:style-name="T210">horen</text:span></text:p>
      <text:p text:style-name="P217">havan<text:tab/><text:tab/>-<text:tab/>hebben</text:p>
      <text:p text:style-name="P219">himin<text:tab/><text:tab/>-<text:tab/>hemel</text:p>
      <text:p text:style-name="P220">hlai<text:span text:style-name="T211">v<text:tab/><text:tab/>-<text:tab/>plak brood</text:span></text:p>
      <text:p text:style-name="P221"><text:span text:style-name="T224">hór<text:tab/><text:tab/>-<text:tab/>iemand die overspel pleegt, scheldwoord: hoer<text:line-break/></text:span><text:span text:style-name="T225">hóran<text:tab/><text:tab/>-<text:tab/>overspel plegen</text:span><text:line-break/>hreuv<text:tab/><text:tab/>-<text:tab/><text:span text:style-name="T121">grof, schurftig</text:span>. <text:span text:style-name="T95">Pr: </text:span><text:span text:style-name="T124">beschrijft</text:span><text:span text:style-name="T99"> </text:span><text:span text:style-name="T122">iemand die </text:span><text:span text:style-name="T123">droog/melancholisch is</text:span></text:p>
      <text:p text:style-name="P281">hul<text:tab/><text:tab/>-<text:tab/>genadelijk, vriendelijk</text:p>
      <text:p text:style-name="P282"><text:soft-page-break/>hund<text:tab/><text:tab/>-<text:tab/><text:span text:style-name="T125">hond<text:line-break/></text:span><text:span text:style-name="T229">hús<text:tab/><text:tab/>-<text:tab/>huis</text:span></text:p>
      <text:p text:style-name="P327">I</text:p>
      <text:p text:style-name="P222">ilil<text:tab/><text:tab/>-<text:tab/><text:span text:style-name="T197">slecht, moreel fout, boze</text:span></text:p>
      <text:p text:style-name="P327">J</text:p>
      <text:p text:style-name="P327">K</text:p>
      <text:p text:style-name="P223">kindh<text:tab/><text:tab/>-<text:tab/><text:span text:style-name="T125">kind</text:span></text:p>
      <text:p text:style-name="P212">keman<text:tab/><text:tab/>-<text:tab/>C3 komen</text:p>
      <text:p text:style-name="P224">kunan<text:tab/><text:tab/>-<text:tab/>kennen</text:p>
      <text:p text:style-name="P225">kunat<text:tab/><text:tab/>-<text:tab/>bekend</text:p>
      <text:p text:style-name="P226">kun<text:tab/><text:tab/>-<text:tab/><text:span text:style-name="T127">aard</text:span>, <text:span text:style-name="T127">familie</text:span>, <text:span text:style-name="T127">soort, type</text:span></text:p>
      <text:p text:style-name="P227">kuning<text:tab/><text:tab/>-<text:tab/>koning</text:p>
      <text:p text:style-name="P228">kur<text:tab/><text:tab/>-<text:tab/><text:span text:style-name="T128">zwaar.</text:span><text:span text:style-name="T108"> </text:span><text:span text:style-name="T97">Pr: </text:span><text:span text:style-name="T129">als iets zwaar op iemands geweten </text:span><text:span text:style-name="T130">of het sfeer </text:span><text:span text:style-name="T131">zit.</text:span></text:p>
      <text:p text:style-name="P229">kwen<text:tab/><text:tab/>-<text:tab/><text:span text:style-name="T132">vrouw, vrouwelijk persoon</text:span></text:p>
      <text:p text:style-name="P328">L</text:p>
      <text:p text:style-name="P233"><text:span text:style-name="T270">lag<text:tab/><text:tab/>-<text:tab/>zaak, wet</text:span><text:line-break/>lagan<text:tab/><text:tab/>-<text:tab/>legen, neerlegen</text:p>
      <text:p text:style-name="P230">laidhan<text:tab/><text:tab/>-<text:tab/>leiden</text:p>
      <text:p text:style-name="P310">lang<text:tab/><text:tab/>-<text:tab/><text:span text:style-name="T132">lang</text:span></text:p>
      <text:p text:style-name="P311">laug<text:tab/><text:tab/>-<text:tab/>vlam, brand</text:p>
      <text:p text:style-name="P231">lauvan<text:tab/><text:tab/>-<text:tab/><text:span text:style-name="T212">prijzen, loven</text:span></text:p>
      <text:p text:style-name="P144"><text:span text:style-name="T28">l</text:span><text:span text:style-name="T15">egar<text:tab/><text:tab/>-<text:tab/>een ligging, plek waar man slaapt, ka</text:span><text:span text:style-name="T32">mp</text:span></text:p>
      <text:p text:style-name="P16">leugan<text:tab/><text:tab/>-<text:tab/>C2 liegen</text:p>
      <text:p text:style-name="P234"><text:span text:style-name="T28">l</text:span><text:span text:style-name="T15">euv<text:tab/><text:tab/>-<text:tab/>lief</text:span><text:span text:style-name="T28"><text:line-break/>l</text:span><text:span text:style-name="T33">igan<text:tab/><text:tab/>-<text:tab/>C3 liggen</text:span></text:p>
      <text:p text:style-name="P235">líkan<text:tab/><text:tab/>-<text:tab/>makkelijk zijn, leuk vinden (+ 3<text:span text:style-name="T67">e</text:span> naamval)</text:p>
      <text:p text:style-name="P236">lítil<text:tab/><text:tab/>-<text:tab/><text:span text:style-name="T132">klein </text:span><text:span text:style-name="T110">(</text:span><text:span text:style-name="T133">kleiner</text:span><text:span text:style-name="T110"> </text:span><text:span text:style-name="T133">dan</text:span><text:span text:style-name="T110"> </text:span><text:span text:style-name="T79">smal</text:span><text:span text:style-name="T28">)</text:span></text:p>
      <text:p text:style-name="P238"><text:span text:style-name="T28">lú</text:span><text:span text:style-name="T15">s<text:tab/><text:tab/>-<text:tab/></text:span><text:span text:style-name="T29">luis</text:span><text:span text:style-name="T15">. </text:span><text:span text:style-name="T27">Pr: </text:span><text:span text:style-name="T29">beschrijft iemand die parasitair is, profiteur</text:span></text:p>
      <text:p text:style-name="P192"><text:span text:style-name="T28">lú</text:span><text:span text:style-name="T15">st<text:tab/><text:tab/>-<text:tab/>verlies, ondergang</text:span></text:p>
      <text:p text:style-name="P284">lust<text:tab/><text:tab/>-<text:tab/>lust</text:p>
      <text:p text:style-name="P239"><text:span text:style-name="T28">lú</text:span><text:span text:style-name="T15">til<text:tab/><text:tab/>-<text:tab/></text:span><text:span text:style-name="T30">maar, slechts, luttel</text:span></text:p>
      <text:p text:style-name="P328">M</text:p>
      <text:p text:style-name="P240">magt<text:tab/><text:tab/>-<text:tab/>macht</text:p>
      <text:p text:style-name="P241">main<text:tab/><text:tab/>-<text:tab/>gemeen</text:p>
      <text:p text:style-name="P242">man<text:tab/><text:tab/>-<text:tab/><text:span text:style-name="T134">mens, persoon, mannelijk persoon</text:span></text:p>
      <text:p text:style-name="P243">math<text:tab/><text:tab/>-<text:tab/><text:span text:style-name="T137">made</text:span></text:p>
      <text:p text:style-name="P244">mikil<text:tab/><text:tab/>-<text:tab/><text:span text:style-name="T138">groot, ruim</text:span></text:p>
      <text:p text:style-name="P245">módhér<text:tab/>-<text:tab/><text:span text:style-name="T139">moeder</text:span></text:p>
      <text:p text:style-name="P246">munan<text:tab/><text:tab/>-<text:tab/>willen, beogen streven, waarderen</text:p>
      <text:p text:style-name="P247">mun<text:tab/><text:tab/>-<text:tab/><text:span text:style-name="T204">zin, gedachte, herinnering, emotie, liefde, wil</text:span></text:p>
      <text:p text:style-name="P329">N</text:p>
      <text:p text:style-name="P248">nadhr<text:tab/><text:tab/>-<text:tab/><text:span text:style-name="T140">adder, slangetje</text:span></text:p>
      <text:p text:style-name="P249">nam<text:tab/><text:tab/>-<text:tab/>naam</text:p>
      <text:p text:style-name="P250">nar<text:tab/><text:tab/>-<text:tab/><text:span text:style-name="T141">nauw, dun, </text:span><text:span text:style-name="T145">smal</text:span> <text:span text:style-name="T93">Pr: </text:span><text:span text:style-name="T141">belediging</text:span><text:span text:style-name="T100">, </text:span>“<text:span text:style-name="T141">vaag”</text:span></text:p>
      <text:p text:style-name="P232"><text:span text:style-name="T233">né<text:tab/><text:tab/>-<text:tab/>dichtbij<text:line-break/></text:span><text:span text:style-name="T234">nébúr<text:tab/><text:tab/>-<text:tab/>buur</text:span><text:line-break/>neman<text:tab/><text:tab/>-<text:tab/>C3 nemen</text:p>
      <text:p text:style-name="P141">nesan<text:tab/><text:tab/>-<text:tab/>C3 genezen, overleven</text:p>
      <text:p text:style-name="P287">nut<text:tab/><text:tab/>-<text:tab/>nut</text:p>
      <text:p text:style-name="P322">O</text:p>
      <text:p text:style-name="P322">P</text:p>
      <text:p text:style-name="P322">R</text:p>
      <text:p text:style-name="P142">rain<text:tab/><text:tab/>-<text:tab/>rein, puur, onschuldig</text:p>
      <text:p text:style-name="P316">rarn<text:tab/><text:tab/>-<text:tab/>bewooner, innemer</text:p>
      <text:p text:style-name="P317">rédhan<text:tab/><text:tab/>-<text:tab/>C4 besluiten, adviseren</text:p>
      <text:p text:style-name="P143"><text:soft-page-break/><text:span text:style-name="T235">regt<text:tab/><text:tab/>-<text:tab/></text:span><text:span text:style-name="T237">opstaand, </text:span><text:span text:style-name="T235">recht, juist, </text:span><text:span text:style-name="T236">eerlijk<text:line-break/></text:span><text:span text:style-name="T238">regtan<text:tab/><text:tab/>-<text:tab/>recht zetten, verbeteren<text:line-break/></text:span><text:span text:style-name="T239">regtnas<text:tab/>-<text:tab/>eerlijkheid, bilijkheid</text:span><text:line-break/><text:span text:style-name="T279">rísan<text:tab/><text:tab/>-<text:tab/></text:span><text:span text:style-name="T280">C1 beklimmen, rijzen, opstijgen</text:span></text:p>
      <text:p text:style-name="P143"><text:span text:style-name="T230">rúm<text:tab/><text:tab/>-<text:tab/>ruimte, plek<text:line-break/></text:span><text:span text:style-name="T240">rún<text:tab/><text:tab/>-<text:tab/>geheim, mysterie, rune</text:span><text:span text:style-name="T105"><text:line-break/>S</text:span></text:p>
      <text:p text:style-name="P146">sakan<text:tab/><text:tab/>-<text:tab/>C4 ontkennen</text:p>
      <text:p text:style-name="P145"><text:span text:style-name="T245">sean<text:tab/><text:tab/>-<text:tab/>C3 zien</text:span><text:line-break/>segl<text:tab/><text:tab/>-<text:tab/>zeil</text:p>
      <text:p text:style-name="P277"><text:span text:style-name="T265">sél<text:tab/><text:tab/>-<text:tab/>blij, aardig, goed</text:span><text:span text:style-name="T250"><text:line-break/>sinth<text:tab/><text:tab/>-<text:tab/>pad, </text:span><text:span text:style-name="T251">reis, tijd, instantie</text:span><text:line-break/><text:span text:style-name="T251">sinthan<text:tab/><text:tab/>-<text:tab/>op reis gaan, reizen </text:span><text:line-break/><text:span text:style-name="T262">singrón<text:tab/><text:tab/>-<text:tab/>groenblijvend</text:span></text:p>
      <text:p text:style-name="P277"><text:span text:style-name="T255">skapan<text:tab/><text:tab/>-<text:tab/>C4 schapen</text:span><text:line-break/>skaut<text:tab/><text:tab/>-<text:tab/>schoot, hoek</text:p>
      <text:p text:style-name="P251">skegan<text:tab/><text:tab/>-<text:tab/>schieden, gebeuren</text:p>
      <text:p text:style-name="P252">skurt<text:tab/><text:tab/>-<text:tab/><text:span text:style-name="T142">kort</text:span><text:span text:style-name="T109">. </text:span><text:span text:style-name="T98">Pr: </text:span><text:span text:style-name="T142">onvoldoende</text:span></text:p>
      <text:p text:style-name="P253">slang<text:tab/><text:tab/>-<text:tab/><text:span text:style-name="T143">enig slang</text:span></text:p>
      <text:p text:style-name="P237">smal<text:tab/><text:tab/>-<text:tab/><text:span text:style-name="T144">klein</text:span></text:p>
      <text:p text:style-name="P254">snak<text:tab/><text:tab/>-<text:tab/>(<text:span text:style-name="T146">mythologisch</text:span>) <text:span text:style-name="T146">grote serpent, adder, slang</text:span></text:p>
      <text:p text:style-name="P255">sókan<text:tab/><text:tab/>-<text:tab/>zoeken</text:p>
      <text:p text:style-name="P256">stadh<text:tab/><text:tab/>-<text:tab/>plek, locatie</text:p>
      <text:p text:style-name="P278">steup<text:tab/><text:tab/>-<text:tab/><text:span text:style-name="T263">afgekapt, achtergelaten, stief-</text:span></text:p>
      <text:p text:style-name="P257">sund<text:tab/><text:tab/>-<text:tab/>zonde</text:p>
      <text:p text:style-name="P290">swér<text:tab/><text:tab/>-<text:tab/><text:span text:style-name="T147">ernstig, erg, zwaar,</text:span><text:span text:style-name="T111"> </text:span><text:span text:style-name="T147">belangrijk</text:span></text:p>
      <text:p text:style-name="P291">sót<text:tab/><text:tab/>-<text:tab/>zoet</text:p>
      <text:p text:style-name="P329">T</text:p>
      <text:p text:style-name="P258">thek<text:tab/><text:tab/>-<text:tab/><text:span text:style-name="T148">dik, vet, stroperig</text:span></text:p>
      <text:p text:style-name="P259">thun<text:tab/><text:tab/>-<text:tab/><text:span text:style-name="T148">dun, waterig</text:span></text:p>
      <text:p text:style-name="P260"><text:span text:style-name="T235">timr<text:tab/><text:tab/>-<text:tab/>timber</text:span><text:line-break/>treuan<text:tab/><text:tab/>-<text:tab/>vertrouwen, <text:span text:style-name="T218">geloven</text:span></text:p>
      <text:p text:style-name="P261">treu<text:tab/><text:tab/>-<text:tab/>trouw</text:p>
      <text:p text:style-name="P329">U</text:p>
      <text:p text:style-name="P232">unbindan<text:tab/>-<text:tab/>C3 ontbinden, vrij zetten</text:p>
      <text:p text:style-name="P279">ungalík<text:tab/><text:tab/>-<text:tab/>ongelijk, anders</text:p>
      <text:p text:style-name="P281">unhul<text:tab/><text:tab/>-<text:tab/>onvriendelijk</text:p>
      <text:p text:style-name="P283">unkunat<text:tab/>-<text:tab/>onbekend</text:p>
      <text:p text:style-name="P285">unlust<text:tab/><text:tab/>-<text:tab/>onlust</text:p>
      <text:p text:style-name="P286">unmagt<text:tab/>-<text:tab/><text:span text:style-name="T264">onmachtig, zwak</text:span></text:p>
      <text:p text:style-name="P288">unnut<text:tab/><text:tab/>-<text:tab/>onnuttig</text:p>
      <text:p text:style-name="P280">unrain<text:tab/><text:tab/>-<text:tab/>onrein</text:p>
      <text:p text:style-name="P289">unsél<text:tab/><text:tab/>-<text:tab/>onblij, arm, onaardig, slecht</text:p>
      <text:p text:style-name="P292">unsót<text:tab/><text:tab/>-<text:tab/><text:span text:style-name="T266">onzoet</text:span></text:p>
      <text:p text:style-name="P293">untrue<text:tab/><text:tab/>-<text:tab/>ontrouw, niet waar</text:p>
      <text:p text:style-name="P295">unwedhar<text:tab/>-<text:tab/>onweer</text:p>
      <text:p text:style-name="P298">unwerth<text:tab/>-<text:tab/>niet waard, weinig waard</text:p>
      <text:p text:style-name="P299">unwitans<text:tab/>-<text:tab/><text:span text:style-name="T269">onzeker</text:span></text:p>
      <text:p text:style-name="P301">uranan<text:tab/><text:tab/>-<text:tab/>C4 uitademen</text:p>
      <text:p text:style-name="P302">urbídhan<text:tab/>-<text:tab/><text:span text:style-name="T275">C1 </text:span>uitwachten, geduldig wezen, <text:span text:style-name="T274">verwachten</text:span></text:p>
      <text:p text:style-name="P303">urgevan<text:tab/>-<text:tab/>C3 uitgeven</text:p>
      <text:p text:style-name="P305">urhaitan<text:tab/>-<text:tab/>C4 toeroepen, bijnoemen</text:p>
      <text:p text:style-name="P314">urlag<text:tab/><text:tab/>-<text:tab/><text:span text:style-name="T272">(het) </text:span><text:span text:style-name="T271">lot</text:span></text:p>
      <text:p text:style-name="P315">urlausjan<text:tab/>-<text:tab/>los maken, vrij laten, vrij zetten</text:p>
      <text:p text:style-name="P308">urlauvan<text:tab/>-<text:tab/>toestaan, toelaten</text:p>
      <text:p text:style-name="P318">urnan<text:tab/><text:tab/>-<text:tab/>opwarmen</text:p>
      <text:p text:style-name="P319"><text:soft-page-break/>urrédhan<text:tab/>-<text:tab/>C4 gissen, <text:span text:style-name="T278">raden</text:span></text:p>
      <text:p text:style-name="P320">urrísan<text:tab/><text:tab/>-<text:tab/>C1 oprijzen, onstaan</text:p>
      <text:p text:style-name="P321">ursókjan<text:tab/>-<text:tab/>uitzoeken</text:p>
      <text:p text:style-name="P329">W</text:p>
      <text:p text:style-name="P269">want<text:tab/><text:tab/>-<text:tab/>wand, handschoen</text:p>
      <text:p text:style-name="P294">wedhar<text:tab/>-<text:tab/><text:span text:style-name="T268">(het) </text:span><text:span text:style-name="T267">weer</text:span></text:p>
      <text:p text:style-name="P270">wépan<text:tab/><text:tab/>-<text:tab/>wapen</text:p>
      <text:p text:style-name="P296">wer<text:tab/><text:tab/>-<text:tab/><text:span text:style-name="T149">Meneer</text:span><text:span text:style-name="T101">.</text:span><text:span text:style-name="T149"> </text:span><text:span text:style-name="T102">Pr: </text:span><text:span text:style-name="T149">echtgenoot</text:span></text:p>
      <text:p text:style-name="P297">werth<text:tab/><text:tab/>-<text:tab/>waarde</text:p>
      <text:p text:style-name="P272">werthan<text:tab/>-<text:tab/>C3 worden, gebeuren</text:p>
      <text:p text:style-name="P273">werpan<text:tab/>-<text:tab/><text:span text:style-name="T258">C3 </text:span>werpen, gooien</text:p>
      <text:p text:style-name="P202">wervan<text:tab/><text:tab/>-<text:tab/>C3 draaien, bewegen, veranderen</text:p>
      <text:p text:style-name="P267">wagan<text:tab/><text:tab/>-<text:tab/>C4 herinneren, <text:span text:style-name="T257">notifiëren</text:span></text:p>
      <text:p text:style-name="P262">wilan<text:tab/><text:tab/>-<text:tab/>willen</text:p>
      <text:p text:style-name="P274">winan<text:tab/><text:tab/>-<text:tab/>C3 winnen</text:p>
      <text:p text:style-name="P268">wirkan<text:tab/><text:tab/>-<text:tab/><text:span text:style-name="T257">maken, produceren, doen gebeuren</text:span></text:p>
      <text:p text:style-name="P275">witan<text:tab/><text:tab/>-<text:tab/><text:span text:style-name="T259">weten</text:span></text:p>
      <text:p text:style-name="P263">wíth<text:tab/><text:tab/>-<text:tab/><text:span text:style-name="T150">wijd</text:span></text:p>
      <text:p text:style-name="P276">wrék<text:tab/><text:tab/>-<text:tab/><text:span text:style-name="T260">wraak</text:span></text:p>
      <text:p text:style-name="P264">wrítan<text:tab/><text:tab/>-<text:tab/>C1 schrijven, graveren</text:p>
      <text:p text:style-name="P265">wurkan<text:tab/><text:tab/>-<text:tab/><text:span text:style-name="T256">werken, werk doen</text:span></text:p>
      <text:p text:style-name="P243">wurm<text:tab/><text:tab/>-<text:tab/>wo<text:span text:style-name="T150">rm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15:31:20.023820893</meta:creation-date>
    <meta:generator>LibreOffice/7.3.7.2$Linux_X86_64 LibreOffice_project/30$Build-2</meta:generator>
    <dc:date>2023-01-01T18:10:32.498485421</dc:date>
    <meta:editing-duration>P1DT19H7M8S</meta:editing-duration>
    <meta:editing-cycles>550</meta:editing-cycles>
    <meta:document-statistic meta:table-count="9" meta:image-count="0" meta:object-count="0" meta:page-count="11" meta:paragraph-count="607" meta:word-count="2038" meta:character-count="10772" meta:non-whitespace-character-count="9109"/>
  </office:meta>
</office:document-meta>
</file>